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amples" table:style-name="ta1">
        <table:table-column table:style-name="co1" table:default-cell-style-name="ce5"/>
        <table:table-column table:style-name="co1" table:number-columns-repeated="186" table:default-cell-style-name="Default"/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27" office:value-type="float" office:value="1" calcext:value-type="float">
            <text:p>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" calcext:value-type="float">
            <text:p>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" calcext:value-type="float">
            <text:p>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" calcext:value-type="float">
            <text:p>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450267" calcext:value-type="float">
            <text:p>450267</text:p>
          </table:table-cell>
          <table:table-cell table:number-columns-repeated="27" office:value-type="float" office:value="2" calcext:value-type="float">
            <text:p>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" calcext:value-type="float">
            <text:p>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" calcext:value-type="float">
            <text:p>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" calcext:value-type="float">
            <text:p>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" calcext:value-type="float">
            <text:p>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" calcext:value-type="float">
            <text:p>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159030" calcext:value-type="float">
            <text:p>159030</text:p>
          </table:table-cell>
          <table:table-cell table:number-columns-repeated="27" office:value-type="float" office:value="3" calcext:value-type="float">
            <text:p>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" calcext:value-type="float">
            <text:p>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" calcext:value-type="float">
            <text:p>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" calcext:value-type="float">
            <text:p>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" calcext:value-type="float">
            <text:p>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" calcext:value-type="float">
            <text:p>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261786" calcext:value-type="float">
            <text:p>261786</text:p>
          </table:table-cell>
          <table:table-cell table:number-columns-repeated="27" office:value-type="float" office:value="4" calcext:value-type="float">
            <text:p>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" calcext:value-type="float">
            <text:p>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" calcext:value-type="float">
            <text:p>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" calcext:value-type="float">
            <text:p>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" calcext:value-type="float">
            <text:p>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" calcext:value-type="float">
            <text:p>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84373" calcext:value-type="float">
            <text:p>1284373</text:p>
          </table:table-cell>
          <table:table-cell table:number-columns-repeated="27" office:value-type="float" office:value="5" calcext:value-type="float">
            <text:p>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5" calcext:value-type="float">
            <text:p>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5" calcext:value-type="float">
            <text:p>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5" calcext:value-type="float">
            <text:p>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5" calcext:value-type="float">
            <text:p>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5" calcext:value-type="float">
            <text:p>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84374" calcext:value-type="float">
            <text:p>1284374</text:p>
          </table:table-cell>
          <table:table-cell table:number-columns-repeated="27" office:value-type="float" office:value="6" calcext:value-type="float">
            <text:p>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6" calcext:value-type="float">
            <text:p>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6" calcext:value-type="float">
            <text:p>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6" calcext:value-type="float">
            <text:p>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6" calcext:value-type="float">
            <text:p>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6" calcext:value-type="float">
            <text:p>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84375" calcext:value-type="float">
            <text:p>1284375</text:p>
          </table:table-cell>
          <table:table-cell table:number-columns-repeated="27" office:value-type="float" office:value="7" calcext:value-type="float">
            <text:p>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7" calcext:value-type="float">
            <text:p>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7" calcext:value-type="float">
            <text:p>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7" calcext:value-type="float">
            <text:p>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7" calcext:value-type="float">
            <text:p>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7" calcext:value-type="float">
            <text:p>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1284376" calcext:value-type="float">
            <text:p>1284376</text:p>
          </table:table-cell>
          <table:table-cell table:number-columns-repeated="27" office:value-type="float" office:value="8" calcext:value-type="float">
            <text:p>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8" calcext:value-type="float">
            <text:p>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8" calcext:value-type="float">
            <text:p>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8" calcext:value-type="float">
            <text:p>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8" calcext:value-type="float">
            <text:p>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8" calcext:value-type="float">
            <text:p>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84377" calcext:value-type="float">
            <text:p>1284377</text:p>
          </table:table-cell>
          <table:table-cell table:number-columns-repeated="27" office:value-type="float" office:value="9" calcext:value-type="float">
            <text:p>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9" calcext:value-type="float">
            <text:p>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9" calcext:value-type="float">
            <text:p>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9" calcext:value-type="float">
            <text:p>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9" calcext:value-type="float">
            <text:p>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9" calcext:value-type="float">
            <text:p>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9" calcext:value-type="float">
            <text:p>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9" calcext:value-type="float">
            <text:p>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84378" calcext:value-type="float">
            <text:p>1284378</text:p>
          </table:table-cell>
          <table:table-cell table:number-columns-repeated="27" office:value-type="float" office:value="10" calcext:value-type="float">
            <text:p>1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0" calcext:value-type="float">
            <text:p>1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0" calcext:value-type="float">
            <text:p>1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0" calcext:value-type="float">
            <text:p>1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0" calcext:value-type="float">
            <text:p>1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0" calcext:value-type="float">
            <text:p>1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84379" calcext:value-type="float">
            <text:p>1284379</text:p>
          </table:table-cell>
          <table:table-cell table:number-columns-repeated="27" office:value-type="float" office:value="11" calcext:value-type="float">
            <text:p>1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1" calcext:value-type="float">
            <text:p>1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1" calcext:value-type="float">
            <text:p>1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1" calcext:value-type="float">
            <text:p>1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1" calcext:value-type="float">
            <text:p>1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1" calcext:value-type="float">
            <text:p>1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1" calcext:value-type="float">
            <text:p>1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1" calcext:value-type="float">
            <text:p>1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84380" calcext:value-type="float">
            <text:p>1284380</text:p>
          </table:table-cell>
          <table:table-cell table:number-columns-repeated="27" office:value-type="float" office:value="12" calcext:value-type="float">
            <text:p>1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2" calcext:value-type="float">
            <text:p>1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2" calcext:value-type="float">
            <text:p>1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2" calcext:value-type="float">
            <text:p>1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2" calcext:value-type="float">
            <text:p>1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2" calcext:value-type="float">
            <text:p>1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84381" calcext:value-type="float">
            <text:p>1284381</text:p>
          </table:table-cell>
          <table:table-cell table:number-columns-repeated="27" office:value-type="float" office:value="13" calcext:value-type="float">
            <text:p>1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3" calcext:value-type="float">
            <text:p>1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3" calcext:value-type="float">
            <text:p>1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3" calcext:value-type="float">
            <text:p>1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3" calcext:value-type="float">
            <text:p>1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3" calcext:value-type="float">
            <text:p>1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3" calcext:value-type="float">
            <text:p>1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3" calcext:value-type="float">
            <text:p>1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84382" calcext:value-type="float">
            <text:p>1284382</text:p>
          </table:table-cell>
          <table:table-cell table:number-columns-repeated="27" office:value-type="float" office:value="14" calcext:value-type="float">
            <text:p>1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4" calcext:value-type="float">
            <text:p>1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4" calcext:value-type="float">
            <text:p>1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4" calcext:value-type="float">
            <text:p>1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4" calcext:value-type="float">
            <text:p>1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4" calcext:value-type="float">
            <text:p>1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4" calcext:value-type="float">
            <text:p>1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4" calcext:value-type="float">
            <text:p>1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84383" calcext:value-type="float">
            <text:p>1284383</text:p>
          </table:table-cell>
          <table:table-cell table:number-columns-repeated="27" office:value-type="float" office:value="15" calcext:value-type="float">
            <text:p>1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5" calcext:value-type="float">
            <text:p>1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5" calcext:value-type="float">
            <text:p>1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5" calcext:value-type="float">
            <text:p>1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5" calcext:value-type="float">
            <text:p>1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5" calcext:value-type="float">
            <text:p>1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5" calcext:value-type="float">
            <text:p>1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5" calcext:value-type="float">
            <text:p>1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84384" calcext:value-type="float">
            <text:p>1284384</text:p>
          </table:table-cell>
          <table:table-cell table:number-columns-repeated="27" office:value-type="float" office:value="16" calcext:value-type="float">
            <text:p>1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6" calcext:value-type="float">
            <text:p>1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6" calcext:value-type="float">
            <text:p>1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6" calcext:value-type="float">
            <text:p>1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6" calcext:value-type="float">
            <text:p>1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6" calcext:value-type="float">
            <text:p>1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6" calcext:value-type="float">
            <text:p>1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84385" calcext:value-type="float">
            <text:p>1284385</text:p>
          </table:table-cell>
          <table:table-cell table:number-columns-repeated="27" office:value-type="float" office:value="17" calcext:value-type="float">
            <text:p>1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7" calcext:value-type="float">
            <text:p>1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7" calcext:value-type="float">
            <text:p>1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7" calcext:value-type="float">
            <text:p>1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7" calcext:value-type="float">
            <text:p>1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7" calcext:value-type="float">
            <text:p>1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7" calcext:value-type="float">
            <text:p>1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7" calcext:value-type="float">
            <text:p>1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84386" calcext:value-type="float">
            <text:p>1284386</text:p>
          </table:table-cell>
          <table:table-cell table:number-columns-repeated="27" office:value-type="float" office:value="18" calcext:value-type="float">
            <text:p>1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8" calcext:value-type="float">
            <text:p>1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8" calcext:value-type="float">
            <text:p>1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8" calcext:value-type="float">
            <text:p>1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8" calcext:value-type="float">
            <text:p>1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8" calcext:value-type="float">
            <text:p>1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8" calcext:value-type="float">
            <text:p>1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8" calcext:value-type="float">
            <text:p>1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84387" calcext:value-type="float">
            <text:p>1284387</text:p>
          </table:table-cell>
          <table:table-cell table:number-columns-repeated="27" office:value-type="float" office:value="19" calcext:value-type="float">
            <text:p>1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9" calcext:value-type="float">
            <text:p>1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9" calcext:value-type="float">
            <text:p>1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9" calcext:value-type="float">
            <text:p>1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9" calcext:value-type="float">
            <text:p>1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9" calcext:value-type="float">
            <text:p>1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9" calcext:value-type="float">
            <text:p>1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84388" calcext:value-type="float">
            <text:p>1284388</text:p>
          </table:table-cell>
          <table:table-cell table:number-columns-repeated="27" office:value-type="float" office:value="20" calcext:value-type="float">
            <text:p>2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0" calcext:value-type="float">
            <text:p>2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0" calcext:value-type="float">
            <text:p>2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0" calcext:value-type="float">
            <text:p>2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0" calcext:value-type="float">
            <text:p>2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0" calcext:value-type="float">
            <text:p>2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0" calcext:value-type="float">
            <text:p>2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84389" calcext:value-type="float">
            <text:p>1284389</text:p>
          </table:table-cell>
          <table:table-cell table:number-columns-repeated="27" office:value-type="float" office:value="21" calcext:value-type="float">
            <text:p>2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1" calcext:value-type="float">
            <text:p>2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1" calcext:value-type="float">
            <text:p>2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1" calcext:value-type="float">
            <text:p>2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1" calcext:value-type="float">
            <text:p>2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1" calcext:value-type="float">
            <text:p>2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1" calcext:value-type="float">
            <text:p>2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1" calcext:value-type="float">
            <text:p>2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84390" calcext:value-type="float">
            <text:p>1284390</text:p>
          </table:table-cell>
          <table:table-cell table:number-columns-repeated="27" office:value-type="float" office:value="22" calcext:value-type="float">
            <text:p>2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2" calcext:value-type="float">
            <text:p>2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2" calcext:value-type="float">
            <text:p>2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2" calcext:value-type="float">
            <text:p>2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2" calcext:value-type="float">
            <text:p>2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2" calcext:value-type="float">
            <text:p>2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2" calcext:value-type="float">
            <text:p>2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2" calcext:value-type="float">
            <text:p>2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84391" calcext:value-type="float">
            <text:p>1284391</text:p>
          </table:table-cell>
          <table:table-cell table:number-columns-repeated="27" office:value-type="float" office:value="23" calcext:value-type="float">
            <text:p>2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3" calcext:value-type="float">
            <text:p>2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3" calcext:value-type="float">
            <text:p>2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3" calcext:value-type="float">
            <text:p>2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3" calcext:value-type="float">
            <text:p>2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3" calcext:value-type="float">
            <text:p>2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3" calcext:value-type="float">
            <text:p>2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3" calcext:value-type="float">
            <text:p>2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84392" calcext:value-type="float">
            <text:p>1284392</text:p>
          </table:table-cell>
          <table:table-cell table:number-columns-repeated="27" office:value-type="float" office:value="24" calcext:value-type="float">
            <text:p>2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4" calcext:value-type="float">
            <text:p>2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4" calcext:value-type="float">
            <text:p>2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4" calcext:value-type="float">
            <text:p>2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4" calcext:value-type="float">
            <text:p>2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4" calcext:value-type="float">
            <text:p>2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4" calcext:value-type="float">
            <text:p>2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4" calcext:value-type="float">
            <text:p>2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84393" calcext:value-type="float">
            <text:p>1284393</text:p>
          </table:table-cell>
          <table:table-cell table:number-columns-repeated="27" office:value-type="float" office:value="25" calcext:value-type="float">
            <text:p>2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5" calcext:value-type="float">
            <text:p>2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5" calcext:value-type="float">
            <text:p>2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5" calcext:value-type="float">
            <text:p>2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5" calcext:value-type="float">
            <text:p>2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5" calcext:value-type="float">
            <text:p>2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5" calcext:value-type="float">
            <text:p>2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84394" calcext:value-type="float">
            <text:p>1284394</text:p>
          </table:table-cell>
          <table:table-cell table:number-columns-repeated="27" office:value-type="float" office:value="26" calcext:value-type="float">
            <text:p>2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6" calcext:value-type="float">
            <text:p>2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6" calcext:value-type="float">
            <text:p>2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6" calcext:value-type="float">
            <text:p>2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6" calcext:value-type="float">
            <text:p>2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6" calcext:value-type="float">
            <text:p>2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6" calcext:value-type="float">
            <text:p>2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6" calcext:value-type="float">
            <text:p>2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84395" calcext:value-type="float">
            <text:p>1284395</text:p>
          </table:table-cell>
          <table:table-cell table:number-columns-repeated="27" office:value-type="float" office:value="27" calcext:value-type="float">
            <text:p>2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7" calcext:value-type="float">
            <text:p>2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7" calcext:value-type="float">
            <text:p>2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7" calcext:value-type="float">
            <text:p>2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7" calcext:value-type="float">
            <text:p>2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7" calcext:value-type="float">
            <text:p>2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7" calcext:value-type="float">
            <text:p>2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7" calcext:value-type="float">
            <text:p>2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84396" calcext:value-type="float">
            <text:p>1284396</text:p>
          </table:table-cell>
          <table:table-cell table:number-columns-repeated="27" office:value-type="float" office:value="28" calcext:value-type="float">
            <text:p>2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8" calcext:value-type="float">
            <text:p>2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8" calcext:value-type="float">
            <text:p>2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8" calcext:value-type="float">
            <text:p>2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8" calcext:value-type="float">
            <text:p>2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8" calcext:value-type="float">
            <text:p>2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8" calcext:value-type="float">
            <text:p>2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8" calcext:value-type="float">
            <text:p>2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84397" calcext:value-type="float">
            <text:p>1284397</text:p>
          </table:table-cell>
          <table:table-cell table:number-columns-repeated="27" office:value-type="float" office:value="29" calcext:value-type="float">
            <text:p>2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9" calcext:value-type="float">
            <text:p>2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9" calcext:value-type="float">
            <text:p>2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9" calcext:value-type="float">
            <text:p>2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9" calcext:value-type="float">
            <text:p>2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9" calcext:value-type="float">
            <text:p>2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9" calcext:value-type="float">
            <text:p>2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9" calcext:value-type="float">
            <text:p>2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84398" calcext:value-type="float">
            <text:p>1284398</text:p>
          </table:table-cell>
          <table:table-cell table:number-columns-repeated="27" office:value-type="float" office:value="30" calcext:value-type="float">
            <text:p>3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0" calcext:value-type="float">
            <text:p>3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0" calcext:value-type="float">
            <text:p>3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0" calcext:value-type="float">
            <text:p>3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0" calcext:value-type="float">
            <text:p>3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0" calcext:value-type="float">
            <text:p>3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0" calcext:value-type="float">
            <text:p>3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84399" calcext:value-type="float">
            <text:p>1284399</text:p>
          </table:table-cell>
          <table:table-cell table:number-columns-repeated="27" office:value-type="float" office:value="31" calcext:value-type="float">
            <text:p>3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1" calcext:value-type="float">
            <text:p>3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1" calcext:value-type="float">
            <text:p>3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1" calcext:value-type="float">
            <text:p>3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1" calcext:value-type="float">
            <text:p>3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1" calcext:value-type="float">
            <text:p>3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1" calcext:value-type="float">
            <text:p>3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1" calcext:value-type="float">
            <text:p>3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84400" calcext:value-type="float">
            <text:p>1284400</text:p>
          </table:table-cell>
          <table:table-cell table:number-columns-repeated="27" office:value-type="float" office:value="32" calcext:value-type="float">
            <text:p>3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2" calcext:value-type="float">
            <text:p>3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2" calcext:value-type="float">
            <text:p>3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2" calcext:value-type="float">
            <text:p>3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2" calcext:value-type="float">
            <text:p>3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2" calcext:value-type="float">
            <text:p>3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2" calcext:value-type="float">
            <text:p>3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2" calcext:value-type="float">
            <text:p>3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84401" calcext:value-type="float">
            <text:p>1284401</text:p>
          </table:table-cell>
          <table:table-cell table:number-columns-repeated="27" office:value-type="float" office:value="33" calcext:value-type="float">
            <text:p>3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3" calcext:value-type="float">
            <text:p>3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3" calcext:value-type="float">
            <text:p>3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3" calcext:value-type="float">
            <text:p>3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3" calcext:value-type="float">
            <text:p>3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3" calcext:value-type="float">
            <text:p>3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3" calcext:value-type="float">
            <text:p>3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3" calcext:value-type="float">
            <text:p>3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84402" calcext:value-type="float">
            <text:p>1284402</text:p>
          </table:table-cell>
          <table:table-cell table:number-columns-repeated="27" office:value-type="float" office:value="34" calcext:value-type="float">
            <text:p>3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4" calcext:value-type="float">
            <text:p>3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4" calcext:value-type="float">
            <text:p>3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4" calcext:value-type="float">
            <text:p>3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4" calcext:value-type="float">
            <text:p>3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4" calcext:value-type="float">
            <text:p>3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4" calcext:value-type="float">
            <text:p>3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4" calcext:value-type="float">
            <text:p>3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84403" calcext:value-type="float">
            <text:p>1284403</text:p>
          </table:table-cell>
          <table:table-cell table:number-columns-repeated="27" office:value-type="float" office:value="35" calcext:value-type="float">
            <text:p>3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5" calcext:value-type="float">
            <text:p>3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5" calcext:value-type="float">
            <text:p>3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5" calcext:value-type="float">
            <text:p>3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5" calcext:value-type="float">
            <text:p>3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5" calcext:value-type="float">
            <text:p>3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5" calcext:value-type="float">
            <text:p>3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84404" calcext:value-type="float">
            <text:p>1284404</text:p>
          </table:table-cell>
          <table:table-cell table:number-columns-repeated="27" office:value-type="float" office:value="36" calcext:value-type="float">
            <text:p>3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6" calcext:value-type="float">
            <text:p>3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6" calcext:value-type="float">
            <text:p>3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6" calcext:value-type="float">
            <text:p>3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6" calcext:value-type="float">
            <text:p>3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6" calcext:value-type="float">
            <text:p>3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6" calcext:value-type="float">
            <text:p>3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6" calcext:value-type="float">
            <text:p>3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84405" calcext:value-type="float">
            <text:p>1284405</text:p>
          </table:table-cell>
          <table:table-cell table:number-columns-repeated="27" office:value-type="float" office:value="37" calcext:value-type="float">
            <text:p>3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7" calcext:value-type="float">
            <text:p>3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7" calcext:value-type="float">
            <text:p>3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7" calcext:value-type="float">
            <text:p>3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7" calcext:value-type="float">
            <text:p>3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7" calcext:value-type="float">
            <text:p>3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7" calcext:value-type="float">
            <text:p>3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7" calcext:value-type="float">
            <text:p>3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84406" calcext:value-type="float">
            <text:p>1284406</text:p>
          </table:table-cell>
          <table:table-cell table:number-columns-repeated="27" office:value-type="float" office:value="38" calcext:value-type="float">
            <text:p>3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8" calcext:value-type="float">
            <text:p>3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8" calcext:value-type="float">
            <text:p>3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8" calcext:value-type="float">
            <text:p>3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8" calcext:value-type="float">
            <text:p>3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8" calcext:value-type="float">
            <text:p>3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8" calcext:value-type="float">
            <text:p>3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8" calcext:value-type="float">
            <text:p>3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84407" calcext:value-type="float">
            <text:p>1284407</text:p>
          </table:table-cell>
          <table:table-cell table:number-columns-repeated="27" office:value-type="float" office:value="39" calcext:value-type="float">
            <text:p>3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9" calcext:value-type="float">
            <text:p>3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9" calcext:value-type="float">
            <text:p>3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9" calcext:value-type="float">
            <text:p>3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9" calcext:value-type="float">
            <text:p>3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9" calcext:value-type="float">
            <text:p>3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9" calcext:value-type="float">
            <text:p>3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9" calcext:value-type="float">
            <text:p>3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84408" calcext:value-type="float">
            <text:p>1284408</text:p>
          </table:table-cell>
          <table:table-cell table:number-columns-repeated="27" office:value-type="float" office:value="40" calcext:value-type="float">
            <text:p>4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0" calcext:value-type="float">
            <text:p>4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0" calcext:value-type="float">
            <text:p>4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0" calcext:value-type="float">
            <text:p>4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0" calcext:value-type="float">
            <text:p>4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0" calcext:value-type="float">
            <text:p>4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0" calcext:value-type="float">
            <text:p>4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84409" calcext:value-type="float">
            <text:p>1284409</text:p>
          </table:table-cell>
          <table:table-cell table:number-columns-repeated="27" office:value-type="float" office:value="41" calcext:value-type="float">
            <text:p>4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1" calcext:value-type="float">
            <text:p>4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1" calcext:value-type="float">
            <text:p>4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1" calcext:value-type="float">
            <text:p>4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1" calcext:value-type="float">
            <text:p>4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1" calcext:value-type="float">
            <text:p>4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1" calcext:value-type="float">
            <text:p>4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1" calcext:value-type="float">
            <text:p>4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84410" calcext:value-type="float">
            <text:p>1284410</text:p>
          </table:table-cell>
          <table:table-cell table:number-columns-repeated="27" office:value-type="float" office:value="42" calcext:value-type="float">
            <text:p>4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2" calcext:value-type="float">
            <text:p>4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2" calcext:value-type="float">
            <text:p>4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2" calcext:value-type="float">
            <text:p>4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2" calcext:value-type="float">
            <text:p>4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2" calcext:value-type="float">
            <text:p>4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2" calcext:value-type="float">
            <text:p>4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2" calcext:value-type="float">
            <text:p>4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84411" calcext:value-type="float">
            <text:p>1284411</text:p>
          </table:table-cell>
          <table:table-cell table:number-columns-repeated="27" office:value-type="float" office:value="43" calcext:value-type="float">
            <text:p>4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3" calcext:value-type="float">
            <text:p>4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3" calcext:value-type="float">
            <text:p>4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3" calcext:value-type="float">
            <text:p>4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3" calcext:value-type="float">
            <text:p>4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3" calcext:value-type="float">
            <text:p>4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3" calcext:value-type="float">
            <text:p>4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3" calcext:value-type="float">
            <text:p>4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84412" calcext:value-type="float">
            <text:p>1284412</text:p>
          </table:table-cell>
          <table:table-cell table:number-columns-repeated="27" office:value-type="float" office:value="44" calcext:value-type="float">
            <text:p>4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4" calcext:value-type="float">
            <text:p>4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4" calcext:value-type="float">
            <text:p>4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4" calcext:value-type="float">
            <text:p>4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4" calcext:value-type="float">
            <text:p>4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4" calcext:value-type="float">
            <text:p>4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4" calcext:value-type="float">
            <text:p>4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4" calcext:value-type="float">
            <text:p>4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84413" calcext:value-type="float">
            <text:p>1284413</text:p>
          </table:table-cell>
          <table:table-cell table:number-columns-repeated="27" office:value-type="float" office:value="45" calcext:value-type="float">
            <text:p>4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5" calcext:value-type="float">
            <text:p>4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5" calcext:value-type="float">
            <text:p>4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5" calcext:value-type="float">
            <text:p>4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5" calcext:value-type="float">
            <text:p>4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5" calcext:value-type="float">
            <text:p>4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5" calcext:value-type="float">
            <text:p>4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5" calcext:value-type="float">
            <text:p>4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284414" calcext:value-type="float">
            <text:p>1284414</text:p>
          </table:table-cell>
          <table:table-cell table:number-columns-repeated="27" office:value-type="float" office:value="46" calcext:value-type="float">
            <text:p>4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6" calcext:value-type="float">
            <text:p>4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6" calcext:value-type="float">
            <text:p>4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6" calcext:value-type="float">
            <text:p>4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6" calcext:value-type="float">
            <text:p>4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6" calcext:value-type="float">
            <text:p>4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6" calcext:value-type="float">
            <text:p>4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6" calcext:value-type="float">
            <text:p>4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84415" calcext:value-type="float">
            <text:p>1284415</text:p>
          </table:table-cell>
          <table:table-cell table:number-columns-repeated="27" office:value-type="float" office:value="47" calcext:value-type="float">
            <text:p>4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7" calcext:value-type="float">
            <text:p>4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7" calcext:value-type="float">
            <text:p>4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7" calcext:value-type="float">
            <text:p>4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7" calcext:value-type="float">
            <text:p>4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7" calcext:value-type="float">
            <text:p>4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7" calcext:value-type="float">
            <text:p>4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7" calcext:value-type="float">
            <text:p>4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284416" calcext:value-type="float">
            <text:p>1284416</text:p>
          </table:table-cell>
          <table:table-cell table:number-columns-repeated="27" office:value-type="float" office:value="48" calcext:value-type="float">
            <text:p>4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8" calcext:value-type="float">
            <text:p>4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8" calcext:value-type="float">
            <text:p>4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8" calcext:value-type="float">
            <text:p>4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8" calcext:value-type="float">
            <text:p>4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8" calcext:value-type="float">
            <text:p>4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8" calcext:value-type="float">
            <text:p>4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8" calcext:value-type="float">
            <text:p>4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84417" calcext:value-type="float">
            <text:p>1284417</text:p>
          </table:table-cell>
          <table:table-cell table:number-columns-repeated="27" office:value-type="float" office:value="49" calcext:value-type="float">
            <text:p>4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9" calcext:value-type="float">
            <text:p>4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9" calcext:value-type="float">
            <text:p>4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9" calcext:value-type="float">
            <text:p>4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9" calcext:value-type="float">
            <text:p>4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9" calcext:value-type="float">
            <text:p>4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9" calcext:value-type="float">
            <text:p>4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9" calcext:value-type="float">
            <text:p>4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284418" calcext:value-type="float">
            <text:p>1284418</text:p>
          </table:table-cell>
          <table:table-cell table:number-columns-repeated="27" office:value-type="float" office:value="50" calcext:value-type="float">
            <text:p>5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50" calcext:value-type="float">
            <text:p>5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50" calcext:value-type="float">
            <text:p>5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50" calcext:value-type="float">
            <text:p>5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50" calcext:value-type="float">
            <text:p>5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50" calcext:value-type="float">
            <text:p>5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50" calcext:value-type="float">
            <text:p>5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50" calcext:value-type="float">
            <text:p>5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84419" calcext:value-type="float">
            <text:p>1284419</text:p>
          </table:table-cell>
          <table:table-cell table:number-columns-repeated="27" office:value-type="float" office:value="51" calcext:value-type="float">
            <text:p>5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51" calcext:value-type="float">
            <text:p>5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51" calcext:value-type="float">
            <text:p>5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51" calcext:value-type="float">
            <text:p>5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51" calcext:value-type="float">
            <text:p>5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51" calcext:value-type="float">
            <text:p>5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51" calcext:value-type="float">
            <text:p>5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51" calcext:value-type="float">
            <text:p>5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84420" calcext:value-type="float">
            <text:p>1284420</text:p>
          </table:table-cell>
          <table:table-cell table:number-columns-repeated="27" office:value-type="float" office:value="52" calcext:value-type="float">
            <text:p>5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52" calcext:value-type="float">
            <text:p>5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52" calcext:value-type="float">
            <text:p>5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52" calcext:value-type="float">
            <text:p>5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52" calcext:value-type="float">
            <text:p>5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52" calcext:value-type="float">
            <text:p>5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52" calcext:value-type="float">
            <text:p>5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52" calcext:value-type="float">
            <text:p>5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84421" calcext:value-type="float">
            <text:p>1284421</text:p>
          </table:table-cell>
          <table:table-cell table:number-columns-repeated="27" office:value-type="float" office:value="53" calcext:value-type="float">
            <text:p>5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53" calcext:value-type="float">
            <text:p>5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53" calcext:value-type="float">
            <text:p>5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53" calcext:value-type="float">
            <text:p>5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53" calcext:value-type="float">
            <text:p>5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53" calcext:value-type="float">
            <text:p>5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53" calcext:value-type="float">
            <text:p>5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53" calcext:value-type="float">
            <text:p>5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84422" calcext:value-type="float">
            <text:p>1284422</text:p>
          </table:table-cell>
          <table:table-cell table:number-columns-repeated="27" office:value-type="float" office:value="54" calcext:value-type="float">
            <text:p>5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54" calcext:value-type="float">
            <text:p>5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54" calcext:value-type="float">
            <text:p>5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54" calcext:value-type="float">
            <text:p>5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54" calcext:value-type="float">
            <text:p>5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54" calcext:value-type="float">
            <text:p>5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54" calcext:value-type="float">
            <text:p>5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54" calcext:value-type="float">
            <text:p>5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284423" calcext:value-type="float">
            <text:p>1284423</text:p>
          </table:table-cell>
          <table:table-cell table:number-columns-repeated="27" office:value-type="float" office:value="55" calcext:value-type="float">
            <text:p>5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55" calcext:value-type="float">
            <text:p>5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55" calcext:value-type="float">
            <text:p>5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55" calcext:value-type="float">
            <text:p>5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55" calcext:value-type="float">
            <text:p>5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55" calcext:value-type="float">
            <text:p>5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55" calcext:value-type="float">
            <text:p>5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55" calcext:value-type="float">
            <text:p>5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84424" calcext:value-type="float">
            <text:p>1284424</text:p>
          </table:table-cell>
          <table:table-cell table:number-columns-repeated="27" office:value-type="float" office:value="56" calcext:value-type="float">
            <text:p>5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56" calcext:value-type="float">
            <text:p>5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56" calcext:value-type="float">
            <text:p>5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56" calcext:value-type="float">
            <text:p>5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56" calcext:value-type="float">
            <text:p>5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56" calcext:value-type="float">
            <text:p>5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56" calcext:value-type="float">
            <text:p>5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56" calcext:value-type="float">
            <text:p>5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84425" calcext:value-type="float">
            <text:p>1284425</text:p>
          </table:table-cell>
          <table:table-cell table:number-columns-repeated="27" office:value-type="float" office:value="57" calcext:value-type="float">
            <text:p>5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57" calcext:value-type="float">
            <text:p>5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57" calcext:value-type="float">
            <text:p>5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57" calcext:value-type="float">
            <text:p>5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57" calcext:value-type="float">
            <text:p>5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57" calcext:value-type="float">
            <text:p>5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57" calcext:value-type="float">
            <text:p>5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57" calcext:value-type="float">
            <text:p>5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84426" calcext:value-type="float">
            <text:p>1284426</text:p>
          </table:table-cell>
          <table:table-cell table:number-columns-repeated="27" office:value-type="float" office:value="58" calcext:value-type="float">
            <text:p>5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58" calcext:value-type="float">
            <text:p>5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58" calcext:value-type="float">
            <text:p>5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58" calcext:value-type="float">
            <text:p>5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58" calcext:value-type="float">
            <text:p>5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58" calcext:value-type="float">
            <text:p>5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58" calcext:value-type="float">
            <text:p>5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58" calcext:value-type="float">
            <text:p>5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84427" calcext:value-type="float">
            <text:p>1284427</text:p>
          </table:table-cell>
          <table:table-cell table:number-columns-repeated="27" office:value-type="float" office:value="59" calcext:value-type="float">
            <text:p>5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59" calcext:value-type="float">
            <text:p>5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59" calcext:value-type="float">
            <text:p>5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59" calcext:value-type="float">
            <text:p>5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59" calcext:value-type="float">
            <text:p>5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59" calcext:value-type="float">
            <text:p>5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59" calcext:value-type="float">
            <text:p>5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59" calcext:value-type="float">
            <text:p>5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84428" calcext:value-type="float">
            <text:p>1284428</text:p>
          </table:table-cell>
          <table:table-cell table:number-columns-repeated="27" office:value-type="float" office:value="60" calcext:value-type="float">
            <text:p>6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60" calcext:value-type="float">
            <text:p>6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60" calcext:value-type="float">
            <text:p>6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60" calcext:value-type="float">
            <text:p>6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60" calcext:value-type="float">
            <text:p>6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60" calcext:value-type="float">
            <text:p>6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60" calcext:value-type="float">
            <text:p>6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60" calcext:value-type="float">
            <text:p>6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84429" calcext:value-type="float">
            <text:p>1284429</text:p>
          </table:table-cell>
          <table:table-cell table:number-columns-repeated="27" office:value-type="float" office:value="61" calcext:value-type="float">
            <text:p>6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61" calcext:value-type="float">
            <text:p>6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61" calcext:value-type="float">
            <text:p>6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61" calcext:value-type="float">
            <text:p>6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61" calcext:value-type="float">
            <text:p>6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61" calcext:value-type="float">
            <text:p>6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61" calcext:value-type="float">
            <text:p>6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61" calcext:value-type="float">
            <text:p>6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284430" calcext:value-type="float">
            <text:p>1284430</text:p>
          </table:table-cell>
          <table:table-cell table:number-columns-repeated="27" office:value-type="float" office:value="62" calcext:value-type="float">
            <text:p>6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62" calcext:value-type="float">
            <text:p>6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62" calcext:value-type="float">
            <text:p>6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62" calcext:value-type="float">
            <text:p>6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62" calcext:value-type="float">
            <text:p>6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62" calcext:value-type="float">
            <text:p>6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62" calcext:value-type="float">
            <text:p>6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62" calcext:value-type="float">
            <text:p>6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284431" calcext:value-type="float">
            <text:p>1284431</text:p>
          </table:table-cell>
          <table:table-cell table:number-columns-repeated="27" office:value-type="float" office:value="63" calcext:value-type="float">
            <text:p>6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63" calcext:value-type="float">
            <text:p>6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63" calcext:value-type="float">
            <text:p>6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63" calcext:value-type="float">
            <text:p>6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63" calcext:value-type="float">
            <text:p>6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63" calcext:value-type="float">
            <text:p>6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63" calcext:value-type="float">
            <text:p>6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63" calcext:value-type="float">
            <text:p>6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284432" calcext:value-type="float">
            <text:p>1284432</text:p>
          </table:table-cell>
          <table:table-cell table:number-columns-repeated="27" office:value-type="float" office:value="64" calcext:value-type="float">
            <text:p>6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64" calcext:value-type="float">
            <text:p>6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64" calcext:value-type="float">
            <text:p>6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64" calcext:value-type="float">
            <text:p>6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64" calcext:value-type="float">
            <text:p>6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64" calcext:value-type="float">
            <text:p>6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64" calcext:value-type="float">
            <text:p>6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84433" calcext:value-type="float">
            <text:p>1284433</text:p>
          </table:table-cell>
          <table:table-cell table:number-columns-repeated="27" office:value-type="float" office:value="65" calcext:value-type="float">
            <text:p>6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65" calcext:value-type="float">
            <text:p>6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65" calcext:value-type="float">
            <text:p>6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65" calcext:value-type="float">
            <text:p>6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65" calcext:value-type="float">
            <text:p>6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65" calcext:value-type="float">
            <text:p>6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65" calcext:value-type="float">
            <text:p>6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65" calcext:value-type="float">
            <text:p>6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284434" calcext:value-type="float">
            <text:p>1284434</text:p>
          </table:table-cell>
          <table:table-cell table:number-columns-repeated="27" office:value-type="float" office:value="66" calcext:value-type="float">
            <text:p>6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66" calcext:value-type="float">
            <text:p>6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66" calcext:value-type="float">
            <text:p>6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66" calcext:value-type="float">
            <text:p>6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66" calcext:value-type="float">
            <text:p>6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66" calcext:value-type="float">
            <text:p>6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66" calcext:value-type="float">
            <text:p>6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66" calcext:value-type="float">
            <text:p>6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284435" calcext:value-type="float">
            <text:p>1284435</text:p>
          </table:table-cell>
          <table:table-cell table:number-columns-repeated="27" office:value-type="float" office:value="67" calcext:value-type="float">
            <text:p>6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67" calcext:value-type="float">
            <text:p>6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67" calcext:value-type="float">
            <text:p>6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67" calcext:value-type="float">
            <text:p>6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67" calcext:value-type="float">
            <text:p>6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67" calcext:value-type="float">
            <text:p>6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67" calcext:value-type="float">
            <text:p>6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67" calcext:value-type="float">
            <text:p>6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284436" calcext:value-type="float">
            <text:p>1284436</text:p>
          </table:table-cell>
          <table:table-cell table:number-columns-repeated="27" office:value-type="float" office:value="68" calcext:value-type="float">
            <text:p>6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68" calcext:value-type="float">
            <text:p>6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68" calcext:value-type="float">
            <text:p>6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68" calcext:value-type="float">
            <text:p>6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68" calcext:value-type="float">
            <text:p>6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68" calcext:value-type="float">
            <text:p>6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68" calcext:value-type="float">
            <text:p>6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68" calcext:value-type="float">
            <text:p>6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284437" calcext:value-type="float">
            <text:p>1284437</text:p>
          </table:table-cell>
          <table:table-cell table:number-columns-repeated="27" office:value-type="float" office:value="69" calcext:value-type="float">
            <text:p>6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69" calcext:value-type="float">
            <text:p>6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69" calcext:value-type="float">
            <text:p>6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69" calcext:value-type="float">
            <text:p>6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69" calcext:value-type="float">
            <text:p>6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69" calcext:value-type="float">
            <text:p>6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69" calcext:value-type="float">
            <text:p>6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69" calcext:value-type="float">
            <text:p>6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284438" calcext:value-type="float">
            <text:p>1284438</text:p>
          </table:table-cell>
          <table:table-cell table:number-columns-repeated="27" office:value-type="float" office:value="70" calcext:value-type="float">
            <text:p>7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70" calcext:value-type="float">
            <text:p>7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70" calcext:value-type="float">
            <text:p>7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70" calcext:value-type="float">
            <text:p>7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70" calcext:value-type="float">
            <text:p>7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70" calcext:value-type="float">
            <text:p>7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70" calcext:value-type="float">
            <text:p>7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70" calcext:value-type="float">
            <text:p>7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284439" calcext:value-type="float">
            <text:p>1284439</text:p>
          </table:table-cell>
          <table:table-cell table:number-columns-repeated="27" office:value-type="float" office:value="71" calcext:value-type="float">
            <text:p>7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71" calcext:value-type="float">
            <text:p>7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71" calcext:value-type="float">
            <text:p>7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71" calcext:value-type="float">
            <text:p>7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71" calcext:value-type="float">
            <text:p>7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71" calcext:value-type="float">
            <text:p>7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71" calcext:value-type="float">
            <text:p>7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71" calcext:value-type="float">
            <text:p>7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284440" calcext:value-type="float">
            <text:p>1284440</text:p>
          </table:table-cell>
          <table:table-cell table:number-columns-repeated="27" office:value-type="float" office:value="72" calcext:value-type="float">
            <text:p>7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72" calcext:value-type="float">
            <text:p>7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72" calcext:value-type="float">
            <text:p>7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72" calcext:value-type="float">
            <text:p>7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72" calcext:value-type="float">
            <text:p>7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72" calcext:value-type="float">
            <text:p>7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72" calcext:value-type="float">
            <text:p>7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72" calcext:value-type="float">
            <text:p>7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284441" calcext:value-type="float">
            <text:p>1284441</text:p>
          </table:table-cell>
          <table:table-cell table:number-columns-repeated="27" office:value-type="float" office:value="73" calcext:value-type="float">
            <text:p>7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73" calcext:value-type="float">
            <text:p>7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73" calcext:value-type="float">
            <text:p>7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73" calcext:value-type="float">
            <text:p>7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73" calcext:value-type="float">
            <text:p>7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73" calcext:value-type="float">
            <text:p>7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73" calcext:value-type="float">
            <text:p>7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73" calcext:value-type="float">
            <text:p>7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284442" calcext:value-type="float">
            <text:p>1284442</text:p>
          </table:table-cell>
          <table:table-cell table:number-columns-repeated="27" office:value-type="float" office:value="74" calcext:value-type="float">
            <text:p>7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74" calcext:value-type="float">
            <text:p>7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74" calcext:value-type="float">
            <text:p>7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74" calcext:value-type="float">
            <text:p>7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74" calcext:value-type="float">
            <text:p>7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74" calcext:value-type="float">
            <text:p>7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74" calcext:value-type="float">
            <text:p>7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74" calcext:value-type="float">
            <text:p>7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84443" calcext:value-type="float">
            <text:p>1284443</text:p>
          </table:table-cell>
          <table:table-cell table:number-columns-repeated="27" office:value-type="float" office:value="75" calcext:value-type="float">
            <text:p>7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75" calcext:value-type="float">
            <text:p>7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75" calcext:value-type="float">
            <text:p>7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75" calcext:value-type="float">
            <text:p>7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75" calcext:value-type="float">
            <text:p>7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75" calcext:value-type="float">
            <text:p>7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75" calcext:value-type="float">
            <text:p>7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84444" calcext:value-type="float">
            <text:p>1284444</text:p>
          </table:table-cell>
          <table:table-cell table:number-columns-repeated="27" office:value-type="float" office:value="76" calcext:value-type="float">
            <text:p>7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76" calcext:value-type="float">
            <text:p>7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76" calcext:value-type="float">
            <text:p>7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76" calcext:value-type="float">
            <text:p>7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76" calcext:value-type="float">
            <text:p>7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76" calcext:value-type="float">
            <text:p>7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76" calcext:value-type="float">
            <text:p>7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76" calcext:value-type="float">
            <text:p>7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284445" calcext:value-type="float">
            <text:p>1284445</text:p>
          </table:table-cell>
          <table:table-cell table:number-columns-repeated="27" office:value-type="float" office:value="77" calcext:value-type="float">
            <text:p>7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77" calcext:value-type="float">
            <text:p>7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77" calcext:value-type="float">
            <text:p>7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77" calcext:value-type="float">
            <text:p>7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77" calcext:value-type="float">
            <text:p>7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77" calcext:value-type="float">
            <text:p>7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77" calcext:value-type="float">
            <text:p>7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77" calcext:value-type="float">
            <text:p>7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84446" calcext:value-type="float">
            <text:p>1284446</text:p>
          </table:table-cell>
          <table:table-cell table:number-columns-repeated="27" office:value-type="float" office:value="78" calcext:value-type="float">
            <text:p>7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78" calcext:value-type="float">
            <text:p>7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78" calcext:value-type="float">
            <text:p>7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78" calcext:value-type="float">
            <text:p>7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78" calcext:value-type="float">
            <text:p>7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78" calcext:value-type="float">
            <text:p>7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78" calcext:value-type="float">
            <text:p>7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78" calcext:value-type="float">
            <text:p>7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284447" calcext:value-type="float">
            <text:p>1284447</text:p>
          </table:table-cell>
          <table:table-cell table:number-columns-repeated="27" office:value-type="float" office:value="79" calcext:value-type="float">
            <text:p>7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79" calcext:value-type="float">
            <text:p>7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79" calcext:value-type="float">
            <text:p>7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79" calcext:value-type="float">
            <text:p>7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79" calcext:value-type="float">
            <text:p>7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79" calcext:value-type="float">
            <text:p>7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79" calcext:value-type="float">
            <text:p>7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79" calcext:value-type="float">
            <text:p>7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284448" calcext:value-type="float">
            <text:p>1284448</text:p>
          </table:table-cell>
          <table:table-cell table:number-columns-repeated="27" office:value-type="float" office:value="80" calcext:value-type="float">
            <text:p>8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80" calcext:value-type="float">
            <text:p>8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80" calcext:value-type="float">
            <text:p>8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80" calcext:value-type="float">
            <text:p>8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80" calcext:value-type="float">
            <text:p>8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80" calcext:value-type="float">
            <text:p>8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80" calcext:value-type="float">
            <text:p>8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80" calcext:value-type="float">
            <text:p>8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284449" calcext:value-type="float">
            <text:p>1284449</text:p>
          </table:table-cell>
          <table:table-cell table:number-columns-repeated="27" office:value-type="float" office:value="81" calcext:value-type="float">
            <text:p>8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81" calcext:value-type="float">
            <text:p>8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81" calcext:value-type="float">
            <text:p>8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81" calcext:value-type="float">
            <text:p>8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81" calcext:value-type="float">
            <text:p>8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81" calcext:value-type="float">
            <text:p>8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81" calcext:value-type="float">
            <text:p>8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81" calcext:value-type="float">
            <text:p>8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284450" calcext:value-type="float">
            <text:p>1284450</text:p>
          </table:table-cell>
          <table:table-cell table:number-columns-repeated="27" office:value-type="float" office:value="82" calcext:value-type="float">
            <text:p>8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82" calcext:value-type="float">
            <text:p>8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82" calcext:value-type="float">
            <text:p>8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82" calcext:value-type="float">
            <text:p>8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82" calcext:value-type="float">
            <text:p>8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82" calcext:value-type="float">
            <text:p>8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82" calcext:value-type="float">
            <text:p>8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82" calcext:value-type="float">
            <text:p>8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284451" calcext:value-type="float">
            <text:p>1284451</text:p>
          </table:table-cell>
          <table:table-cell table:number-columns-repeated="27" office:value-type="float" office:value="83" calcext:value-type="float">
            <text:p>8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83" calcext:value-type="float">
            <text:p>8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83" calcext:value-type="float">
            <text:p>8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83" calcext:value-type="float">
            <text:p>8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83" calcext:value-type="float">
            <text:p>8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83" calcext:value-type="float">
            <text:p>8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83" calcext:value-type="float">
            <text:p>8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83" calcext:value-type="float">
            <text:p>8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284452" calcext:value-type="float">
            <text:p>1284452</text:p>
          </table:table-cell>
          <table:table-cell table:number-columns-repeated="27" office:value-type="float" office:value="84" calcext:value-type="float">
            <text:p>8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84" calcext:value-type="float">
            <text:p>8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84" calcext:value-type="float">
            <text:p>8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84" calcext:value-type="float">
            <text:p>8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84" calcext:value-type="float">
            <text:p>8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84" calcext:value-type="float">
            <text:p>8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84" calcext:value-type="float">
            <text:p>8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84" calcext:value-type="float">
            <text:p>8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284453" calcext:value-type="float">
            <text:p>1284453</text:p>
          </table:table-cell>
          <table:table-cell table:number-columns-repeated="27" office:value-type="float" office:value="85" calcext:value-type="float">
            <text:p>8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85" calcext:value-type="float">
            <text:p>8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85" calcext:value-type="float">
            <text:p>8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85" calcext:value-type="float">
            <text:p>8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85" calcext:value-type="float">
            <text:p>8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85" calcext:value-type="float">
            <text:p>8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85" calcext:value-type="float">
            <text:p>8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85" calcext:value-type="float">
            <text:p>8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284454" calcext:value-type="float">
            <text:p>1284454</text:p>
          </table:table-cell>
          <table:table-cell table:number-columns-repeated="27" office:value-type="float" office:value="86" calcext:value-type="float">
            <text:p>8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86" calcext:value-type="float">
            <text:p>8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86" calcext:value-type="float">
            <text:p>8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86" calcext:value-type="float">
            <text:p>8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86" calcext:value-type="float">
            <text:p>8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86" calcext:value-type="float">
            <text:p>8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86" calcext:value-type="float">
            <text:p>8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86" calcext:value-type="float">
            <text:p>8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284455" calcext:value-type="float">
            <text:p>1284455</text:p>
          </table:table-cell>
          <table:table-cell table:number-columns-repeated="27" office:value-type="float" office:value="87" calcext:value-type="float">
            <text:p>8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87" calcext:value-type="float">
            <text:p>8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87" calcext:value-type="float">
            <text:p>8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87" calcext:value-type="float">
            <text:p>8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87" calcext:value-type="float">
            <text:p>8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87" calcext:value-type="float">
            <text:p>8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87" calcext:value-type="float">
            <text:p>8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87" calcext:value-type="float">
            <text:p>8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284456" calcext:value-type="float">
            <text:p>1284456</text:p>
          </table:table-cell>
          <table:table-cell table:number-columns-repeated="27" office:value-type="float" office:value="88" calcext:value-type="float">
            <text:p>8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88" calcext:value-type="float">
            <text:p>8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88" calcext:value-type="float">
            <text:p>8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88" calcext:value-type="float">
            <text:p>8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88" calcext:value-type="float">
            <text:p>8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88" calcext:value-type="float">
            <text:p>8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88" calcext:value-type="float">
            <text:p>8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88" calcext:value-type="float">
            <text:p>8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284457" calcext:value-type="float">
            <text:p>1284457</text:p>
          </table:table-cell>
          <table:table-cell table:number-columns-repeated="27" office:value-type="float" office:value="89" calcext:value-type="float">
            <text:p>8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89" calcext:value-type="float">
            <text:p>8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89" calcext:value-type="float">
            <text:p>8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89" calcext:value-type="float">
            <text:p>8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89" calcext:value-type="float">
            <text:p>8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89" calcext:value-type="float">
            <text:p>8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89" calcext:value-type="float">
            <text:p>8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89" calcext:value-type="float">
            <text:p>8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284458" calcext:value-type="float">
            <text:p>1284458</text:p>
          </table:table-cell>
          <table:table-cell table:number-columns-repeated="27" office:value-type="float" office:value="90" calcext:value-type="float">
            <text:p>9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90" calcext:value-type="float">
            <text:p>9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90" calcext:value-type="float">
            <text:p>9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90" calcext:value-type="float">
            <text:p>9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90" calcext:value-type="float">
            <text:p>9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90" calcext:value-type="float">
            <text:p>9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90" calcext:value-type="float">
            <text:p>9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90" calcext:value-type="float">
            <text:p>9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84459" calcext:value-type="float">
            <text:p>1284459</text:p>
          </table:table-cell>
          <table:table-cell table:number-columns-repeated="27" office:value-type="float" office:value="91" calcext:value-type="float">
            <text:p>9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91" calcext:value-type="float">
            <text:p>9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91" calcext:value-type="float">
            <text:p>9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91" calcext:value-type="float">
            <text:p>9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91" calcext:value-type="float">
            <text:p>9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91" calcext:value-type="float">
            <text:p>9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91" calcext:value-type="float">
            <text:p>9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91" calcext:value-type="float">
            <text:p>9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284460" calcext:value-type="float">
            <text:p>1284460</text:p>
          </table:table-cell>
          <table:table-cell table:number-columns-repeated="27" office:value-type="float" office:value="92" calcext:value-type="float">
            <text:p>9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92" calcext:value-type="float">
            <text:p>9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92" calcext:value-type="float">
            <text:p>9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92" calcext:value-type="float">
            <text:p>9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92" calcext:value-type="float">
            <text:p>9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92" calcext:value-type="float">
            <text:p>9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92" calcext:value-type="float">
            <text:p>9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92" calcext:value-type="float">
            <text:p>9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284461" calcext:value-type="float">
            <text:p>1284461</text:p>
          </table:table-cell>
          <table:table-cell table:number-columns-repeated="27" office:value-type="float" office:value="93" calcext:value-type="float">
            <text:p>9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93" calcext:value-type="float">
            <text:p>9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93" calcext:value-type="float">
            <text:p>9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93" calcext:value-type="float">
            <text:p>9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93" calcext:value-type="float">
            <text:p>9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93" calcext:value-type="float">
            <text:p>9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93" calcext:value-type="float">
            <text:p>9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284462" calcext:value-type="float">
            <text:p>1284462</text:p>
          </table:table-cell>
          <table:table-cell table:number-columns-repeated="27" office:value-type="float" office:value="94" calcext:value-type="float">
            <text:p>9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94" calcext:value-type="float">
            <text:p>9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94" calcext:value-type="float">
            <text:p>9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94" calcext:value-type="float">
            <text:p>9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94" calcext:value-type="float">
            <text:p>9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94" calcext:value-type="float">
            <text:p>9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94" calcext:value-type="float">
            <text:p>9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94" calcext:value-type="float">
            <text:p>9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284463" calcext:value-type="float">
            <text:p>1284463</text:p>
          </table:table-cell>
          <table:table-cell table:number-columns-repeated="27" office:value-type="float" office:value="95" calcext:value-type="float">
            <text:p>9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95" calcext:value-type="float">
            <text:p>9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95" calcext:value-type="float">
            <text:p>9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95" calcext:value-type="float">
            <text:p>9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95" calcext:value-type="float">
            <text:p>9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95" calcext:value-type="float">
            <text:p>9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95" calcext:value-type="float">
            <text:p>9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95" calcext:value-type="float">
            <text:p>9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284464" calcext:value-type="float">
            <text:p>1284464</text:p>
          </table:table-cell>
          <table:table-cell table:number-columns-repeated="27" office:value-type="float" office:value="96" calcext:value-type="float">
            <text:p>9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96" calcext:value-type="float">
            <text:p>9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96" calcext:value-type="float">
            <text:p>9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96" calcext:value-type="float">
            <text:p>9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96" calcext:value-type="float">
            <text:p>9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96" calcext:value-type="float">
            <text:p>9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96" calcext:value-type="float">
            <text:p>9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96" calcext:value-type="float">
            <text:p>9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284465" calcext:value-type="float">
            <text:p>1284465</text:p>
          </table:table-cell>
          <table:table-cell table:number-columns-repeated="27" office:value-type="float" office:value="97" calcext:value-type="float">
            <text:p>9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97" calcext:value-type="float">
            <text:p>9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97" calcext:value-type="float">
            <text:p>9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97" calcext:value-type="float">
            <text:p>9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97" calcext:value-type="float">
            <text:p>9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97" calcext:value-type="float">
            <text:p>9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97" calcext:value-type="float">
            <text:p>9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97" calcext:value-type="float">
            <text:p>9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284466" calcext:value-type="float">
            <text:p>1284466</text:p>
          </table:table-cell>
          <table:table-cell table:number-columns-repeated="27" office:value-type="float" office:value="98" calcext:value-type="float">
            <text:p>9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98" calcext:value-type="float">
            <text:p>9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98" calcext:value-type="float">
            <text:p>9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98" calcext:value-type="float">
            <text:p>9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98" calcext:value-type="float">
            <text:p>9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98" calcext:value-type="float">
            <text:p>9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98" calcext:value-type="float">
            <text:p>9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98" calcext:value-type="float">
            <text:p>9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284467" calcext:value-type="float">
            <text:p>1284467</text:p>
          </table:table-cell>
          <table:table-cell table:number-columns-repeated="27" office:value-type="float" office:value="99" calcext:value-type="float">
            <text:p>9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99" calcext:value-type="float">
            <text:p>9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99" calcext:value-type="float">
            <text:p>9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99" calcext:value-type="float">
            <text:p>9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99" calcext:value-type="float">
            <text:p>9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99" calcext:value-type="float">
            <text:p>9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99" calcext:value-type="float">
            <text:p>9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99" calcext:value-type="float">
            <text:p>9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284468" calcext:value-type="float">
            <text:p>1284468</text:p>
          </table:table-cell>
          <table:table-cell table:number-columns-repeated="27" office:value-type="float" office:value="100" calcext:value-type="float">
            <text:p>10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00" calcext:value-type="float">
            <text:p>1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00" calcext:value-type="float">
            <text:p>10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00" calcext:value-type="float">
            <text:p>10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00" calcext:value-type="float">
            <text:p>10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00" calcext:value-type="float">
            <text:p>10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00" calcext:value-type="float">
            <text:p>10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84469" calcext:value-type="float">
            <text:p>1284469</text:p>
          </table:table-cell>
          <table:table-cell table:number-columns-repeated="27" office:value-type="float" office:value="101" calcext:value-type="float">
            <text:p>10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01" calcext:value-type="float">
            <text:p>10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01" calcext:value-type="float">
            <text:p>10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01" calcext:value-type="float">
            <text:p>10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01" calcext:value-type="float">
            <text:p>10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01" calcext:value-type="float">
            <text:p>10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01" calcext:value-type="float">
            <text:p>10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01" calcext:value-type="float">
            <text:p>10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284470" calcext:value-type="float">
            <text:p>1284470</text:p>
          </table:table-cell>
          <table:table-cell table:number-columns-repeated="27" office:value-type="float" office:value="102" calcext:value-type="float">
            <text:p>10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02" calcext:value-type="float">
            <text:p>10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02" calcext:value-type="float">
            <text:p>10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02" calcext:value-type="float">
            <text:p>10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02" calcext:value-type="float">
            <text:p>10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02" calcext:value-type="float">
            <text:p>10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02" calcext:value-type="float">
            <text:p>10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02" calcext:value-type="float">
            <text:p>10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284471" calcext:value-type="float">
            <text:p>1284471</text:p>
          </table:table-cell>
          <table:table-cell table:number-columns-repeated="27" office:value-type="float" office:value="103" calcext:value-type="float">
            <text:p>10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03" calcext:value-type="float">
            <text:p>10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03" calcext:value-type="float">
            <text:p>10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03" calcext:value-type="float">
            <text:p>10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03" calcext:value-type="float">
            <text:p>10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03" calcext:value-type="float">
            <text:p>10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03" calcext:value-type="float">
            <text:p>10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03" calcext:value-type="float">
            <text:p>10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284472" calcext:value-type="float">
            <text:p>1284472</text:p>
          </table:table-cell>
          <table:table-cell table:number-columns-repeated="27" office:value-type="float" office:value="104" calcext:value-type="float">
            <text:p>10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04" calcext:value-type="float">
            <text:p>10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04" calcext:value-type="float">
            <text:p>10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04" calcext:value-type="float">
            <text:p>10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04" calcext:value-type="float">
            <text:p>10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04" calcext:value-type="float">
            <text:p>10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04" calcext:value-type="float">
            <text:p>10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04" calcext:value-type="float">
            <text:p>10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284473" calcext:value-type="float">
            <text:p>1284473</text:p>
          </table:table-cell>
          <table:table-cell table:number-columns-repeated="27" office:value-type="float" office:value="105" calcext:value-type="float">
            <text:p>10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05" calcext:value-type="float">
            <text:p>10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05" calcext:value-type="float">
            <text:p>10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05" calcext:value-type="float">
            <text:p>10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05" calcext:value-type="float">
            <text:p>10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05" calcext:value-type="float">
            <text:p>10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05" calcext:value-type="float">
            <text:p>10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05" calcext:value-type="float">
            <text:p>10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284474" calcext:value-type="float">
            <text:p>1284474</text:p>
          </table:table-cell>
          <table:table-cell table:number-columns-repeated="27" office:value-type="float" office:value="106" calcext:value-type="float">
            <text:p>10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06" calcext:value-type="float">
            <text:p>10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06" calcext:value-type="float">
            <text:p>10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06" calcext:value-type="float">
            <text:p>10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06" calcext:value-type="float">
            <text:p>10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06" calcext:value-type="float">
            <text:p>10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06" calcext:value-type="float">
            <text:p>10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06" calcext:value-type="float">
            <text:p>10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284475" calcext:value-type="float">
            <text:p>1284475</text:p>
          </table:table-cell>
          <table:table-cell table:number-columns-repeated="27" office:value-type="float" office:value="107" calcext:value-type="float">
            <text:p>10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07" calcext:value-type="float">
            <text:p>10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07" calcext:value-type="float">
            <text:p>10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07" calcext:value-type="float">
            <text:p>10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07" calcext:value-type="float">
            <text:p>10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07" calcext:value-type="float">
            <text:p>10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07" calcext:value-type="float">
            <text:p>10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07" calcext:value-type="float">
            <text:p>10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284476" calcext:value-type="float">
            <text:p>1284476</text:p>
          </table:table-cell>
          <table:table-cell table:number-columns-repeated="27" office:value-type="float" office:value="108" calcext:value-type="float">
            <text:p>10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08" calcext:value-type="float">
            <text:p>10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08" calcext:value-type="float">
            <text:p>10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08" calcext:value-type="float">
            <text:p>10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08" calcext:value-type="float">
            <text:p>10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08" calcext:value-type="float">
            <text:p>10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08" calcext:value-type="float">
            <text:p>10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08" calcext:value-type="float">
            <text:p>10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284477" calcext:value-type="float">
            <text:p>1284477</text:p>
          </table:table-cell>
          <table:table-cell table:number-columns-repeated="27" office:value-type="float" office:value="109" calcext:value-type="float">
            <text:p>10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09" calcext:value-type="float">
            <text:p>10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09" calcext:value-type="float">
            <text:p>10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09" calcext:value-type="float">
            <text:p>10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09" calcext:value-type="float">
            <text:p>10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09" calcext:value-type="float">
            <text:p>10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09" calcext:value-type="float">
            <text:p>10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09" calcext:value-type="float">
            <text:p>10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284478" calcext:value-type="float">
            <text:p>1284478</text:p>
          </table:table-cell>
          <table:table-cell table:number-columns-repeated="27" office:value-type="float" office:value="110" calcext:value-type="float">
            <text:p>11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10" calcext:value-type="float">
            <text:p>1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10" calcext:value-type="float">
            <text:p>11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10" calcext:value-type="float">
            <text:p>11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10" calcext:value-type="float">
            <text:p>11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10" calcext:value-type="float">
            <text:p>11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10" calcext:value-type="float">
            <text:p>11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10" calcext:value-type="float">
            <text:p>11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284479" calcext:value-type="float">
            <text:p>1284479</text:p>
          </table:table-cell>
          <table:table-cell table:number-columns-repeated="27" office:value-type="float" office:value="111" calcext:value-type="float">
            <text:p>11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11" calcext:value-type="float">
            <text:p>11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11" calcext:value-type="float">
            <text:p>11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11" calcext:value-type="float">
            <text:p>11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11" calcext:value-type="float">
            <text:p>11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11" calcext:value-type="float">
            <text:p>11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11" calcext:value-type="float">
            <text:p>11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11" calcext:value-type="float">
            <text:p>11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284480" calcext:value-type="float">
            <text:p>1284480</text:p>
          </table:table-cell>
          <table:table-cell table:number-columns-repeated="27" office:value-type="float" office:value="112" calcext:value-type="float">
            <text:p>11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12" calcext:value-type="float">
            <text:p>1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12" calcext:value-type="float">
            <text:p>11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12" calcext:value-type="float">
            <text:p>11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12" calcext:value-type="float">
            <text:p>11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12" calcext:value-type="float">
            <text:p>11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12" calcext:value-type="float">
            <text:p>11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12" calcext:value-type="float">
            <text:p>11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84481" calcext:value-type="float">
            <text:p>1284481</text:p>
          </table:table-cell>
          <table:table-cell table:number-columns-repeated="27" office:value-type="float" office:value="113" calcext:value-type="float">
            <text:p>11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13" calcext:value-type="float">
            <text:p>11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13" calcext:value-type="float">
            <text:p>11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13" calcext:value-type="float">
            <text:p>11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13" calcext:value-type="float">
            <text:p>11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13" calcext:value-type="float">
            <text:p>11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13" calcext:value-type="float">
            <text:p>11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13" calcext:value-type="float">
            <text:p>11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284482" calcext:value-type="float">
            <text:p>1284482</text:p>
          </table:table-cell>
          <table:table-cell table:number-columns-repeated="27" office:value-type="float" office:value="114" calcext:value-type="float">
            <text:p>11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14" calcext:value-type="float">
            <text:p>11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14" calcext:value-type="float">
            <text:p>11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14" calcext:value-type="float">
            <text:p>11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14" calcext:value-type="float">
            <text:p>11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14" calcext:value-type="float">
            <text:p>11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14" calcext:value-type="float">
            <text:p>11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14" calcext:value-type="float">
            <text:p>11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284483" calcext:value-type="float">
            <text:p>1284483</text:p>
          </table:table-cell>
          <table:table-cell table:number-columns-repeated="27" office:value-type="float" office:value="115" calcext:value-type="float">
            <text:p>11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15" calcext:value-type="float">
            <text:p>11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15" calcext:value-type="float">
            <text:p>11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15" calcext:value-type="float">
            <text:p>11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15" calcext:value-type="float">
            <text:p>11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15" calcext:value-type="float">
            <text:p>11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15" calcext:value-type="float">
            <text:p>11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15" calcext:value-type="float">
            <text:p>11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284484" calcext:value-type="float">
            <text:p>1284484</text:p>
          </table:table-cell>
          <table:table-cell table:number-columns-repeated="27" office:value-type="float" office:value="116" calcext:value-type="float">
            <text:p>11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16" calcext:value-type="float">
            <text:p>11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16" calcext:value-type="float">
            <text:p>11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16" calcext:value-type="float">
            <text:p>11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16" calcext:value-type="float">
            <text:p>11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16" calcext:value-type="float">
            <text:p>11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16" calcext:value-type="float">
            <text:p>11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16" calcext:value-type="float">
            <text:p>11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284485" calcext:value-type="float">
            <text:p>1284485</text:p>
          </table:table-cell>
          <table:table-cell table:number-columns-repeated="27" office:value-type="float" office:value="117" calcext:value-type="float">
            <text:p>11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17" calcext:value-type="float">
            <text:p>11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17" calcext:value-type="float">
            <text:p>11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17" calcext:value-type="float">
            <text:p>11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17" calcext:value-type="float">
            <text:p>11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17" calcext:value-type="float">
            <text:p>11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17" calcext:value-type="float">
            <text:p>11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17" calcext:value-type="float">
            <text:p>11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284486" calcext:value-type="float">
            <text:p>1284486</text:p>
          </table:table-cell>
          <table:table-cell table:number-columns-repeated="27" office:value-type="float" office:value="118" calcext:value-type="float">
            <text:p>11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18" calcext:value-type="float">
            <text:p>11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18" calcext:value-type="float">
            <text:p>11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18" calcext:value-type="float">
            <text:p>11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18" calcext:value-type="float">
            <text:p>11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18" calcext:value-type="float">
            <text:p>11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18" calcext:value-type="float">
            <text:p>11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18" calcext:value-type="float">
            <text:p>11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84487" calcext:value-type="float">
            <text:p>1284487</text:p>
          </table:table-cell>
          <table:table-cell table:number-columns-repeated="27" office:value-type="float" office:value="119" calcext:value-type="float">
            <text:p>11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19" calcext:value-type="float">
            <text:p>11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19" calcext:value-type="float">
            <text:p>11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19" calcext:value-type="float">
            <text:p>11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19" calcext:value-type="float">
            <text:p>11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19" calcext:value-type="float">
            <text:p>11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19" calcext:value-type="float">
            <text:p>11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19" calcext:value-type="float">
            <text:p>11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84488" calcext:value-type="float">
            <text:p>1284488</text:p>
          </table:table-cell>
          <table:table-cell table:number-columns-repeated="27" office:value-type="float" office:value="120" calcext:value-type="float">
            <text:p>12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20" calcext:value-type="float">
            <text:p>12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20" calcext:value-type="float">
            <text:p>12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20" calcext:value-type="float">
            <text:p>12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20" calcext:value-type="float">
            <text:p>12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20" calcext:value-type="float">
            <text:p>12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20" calcext:value-type="float">
            <text:p>12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20" calcext:value-type="float">
            <text:p>12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84489" calcext:value-type="float">
            <text:p>1284489</text:p>
          </table:table-cell>
          <table:table-cell table:number-columns-repeated="27" office:value-type="float" office:value="121" calcext:value-type="float">
            <text:p>12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21" calcext:value-type="float">
            <text:p>12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21" calcext:value-type="float">
            <text:p>12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21" calcext:value-type="float">
            <text:p>12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21" calcext:value-type="float">
            <text:p>12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21" calcext:value-type="float">
            <text:p>12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21" calcext:value-type="float">
            <text:p>12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21" calcext:value-type="float">
            <text:p>12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84490" calcext:value-type="float">
            <text:p>1284490</text:p>
          </table:table-cell>
          <table:table-cell table:number-columns-repeated="27" office:value-type="float" office:value="122" calcext:value-type="float">
            <text:p>12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22" calcext:value-type="float">
            <text:p>12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22" calcext:value-type="float">
            <text:p>12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22" calcext:value-type="float">
            <text:p>12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22" calcext:value-type="float">
            <text:p>12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22" calcext:value-type="float">
            <text:p>12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22" calcext:value-type="float">
            <text:p>12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22" calcext:value-type="float">
            <text:p>12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84491" calcext:value-type="float">
            <text:p>1284491</text:p>
          </table:table-cell>
          <table:table-cell table:number-columns-repeated="27" office:value-type="float" office:value="123" calcext:value-type="float">
            <text:p>12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23" calcext:value-type="float">
            <text:p>12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23" calcext:value-type="float">
            <text:p>12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23" calcext:value-type="float">
            <text:p>12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23" calcext:value-type="float">
            <text:p>12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23" calcext:value-type="float">
            <text:p>12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23" calcext:value-type="float">
            <text:p>12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23" calcext:value-type="float">
            <text:p>12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84492" calcext:value-type="float">
            <text:p>1284492</text:p>
          </table:table-cell>
          <table:table-cell table:number-columns-repeated="27" office:value-type="float" office:value="124" calcext:value-type="float">
            <text:p>12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24" calcext:value-type="float">
            <text:p>12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24" calcext:value-type="float">
            <text:p>12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24" calcext:value-type="float">
            <text:p>12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24" calcext:value-type="float">
            <text:p>12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24" calcext:value-type="float">
            <text:p>12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24" calcext:value-type="float">
            <text:p>12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24" calcext:value-type="float">
            <text:p>12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84493" calcext:value-type="float">
            <text:p>1284493</text:p>
          </table:table-cell>
          <table:table-cell table:number-columns-repeated="27" office:value-type="float" office:value="125" calcext:value-type="float">
            <text:p>12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25" calcext:value-type="float">
            <text:p>12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25" calcext:value-type="float">
            <text:p>12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25" calcext:value-type="float">
            <text:p>12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25" calcext:value-type="float">
            <text:p>12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25" calcext:value-type="float">
            <text:p>12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25" calcext:value-type="float">
            <text:p>12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25" calcext:value-type="float">
            <text:p>12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84494" calcext:value-type="float">
            <text:p>1284494</text:p>
          </table:table-cell>
          <table:table-cell table:number-columns-repeated="27" office:value-type="float" office:value="126" calcext:value-type="float">
            <text:p>12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26" calcext:value-type="float">
            <text:p>12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26" calcext:value-type="float">
            <text:p>12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26" calcext:value-type="float">
            <text:p>12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26" calcext:value-type="float">
            <text:p>12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26" calcext:value-type="float">
            <text:p>12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26" calcext:value-type="float">
            <text:p>12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26" calcext:value-type="float">
            <text:p>12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84495" calcext:value-type="float">
            <text:p>1284495</text:p>
          </table:table-cell>
          <table:table-cell table:number-columns-repeated="27" office:value-type="float" office:value="127" calcext:value-type="float">
            <text:p>12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27" calcext:value-type="float">
            <text:p>12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27" calcext:value-type="float">
            <text:p>12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27" calcext:value-type="float">
            <text:p>12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27" calcext:value-type="float">
            <text:p>12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27" calcext:value-type="float">
            <text:p>12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27" calcext:value-type="float">
            <text:p>12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27" calcext:value-type="float">
            <text:p>12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4496" calcext:value-type="float">
            <text:p>1284496</text:p>
          </table:table-cell>
          <table:table-cell table:number-columns-repeated="27" office:value-type="float" office:value="128" calcext:value-type="float">
            <text:p>12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28" calcext:value-type="float">
            <text:p>12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28" calcext:value-type="float">
            <text:p>12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28" calcext:value-type="float">
            <text:p>12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28" calcext:value-type="float">
            <text:p>12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28" calcext:value-type="float">
            <text:p>12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28" calcext:value-type="float">
            <text:p>12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28" calcext:value-type="float">
            <text:p>12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4497" calcext:value-type="float">
            <text:p>1284497</text:p>
          </table:table-cell>
          <table:table-cell table:number-columns-repeated="27" office:value-type="float" office:value="129" calcext:value-type="float">
            <text:p>12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29" calcext:value-type="float">
            <text:p>12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29" calcext:value-type="float">
            <text:p>12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29" calcext:value-type="float">
            <text:p>12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29" calcext:value-type="float">
            <text:p>12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29" calcext:value-type="float">
            <text:p>12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29" calcext:value-type="float">
            <text:p>12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29" calcext:value-type="float">
            <text:p>12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4498" calcext:value-type="float">
            <text:p>1284498</text:p>
          </table:table-cell>
          <table:table-cell table:number-columns-repeated="27" office:value-type="float" office:value="130" calcext:value-type="float">
            <text:p>13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30" calcext:value-type="float">
            <text:p>13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30" calcext:value-type="float">
            <text:p>13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30" calcext:value-type="float">
            <text:p>13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30" calcext:value-type="float">
            <text:p>13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30" calcext:value-type="float">
            <text:p>13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30" calcext:value-type="float">
            <text:p>13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30" calcext:value-type="float">
            <text:p>13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84499" calcext:value-type="float">
            <text:p>1284499</text:p>
          </table:table-cell>
          <table:table-cell table:number-columns-repeated="27" office:value-type="float" office:value="131" calcext:value-type="float">
            <text:p>13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31" calcext:value-type="float">
            <text:p>13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31" calcext:value-type="float">
            <text:p>13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31" calcext:value-type="float">
            <text:p>13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31" calcext:value-type="float">
            <text:p>13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31" calcext:value-type="float">
            <text:p>13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31" calcext:value-type="float">
            <text:p>13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31" calcext:value-type="float">
            <text:p>13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84500" calcext:value-type="float">
            <text:p>1284500</text:p>
          </table:table-cell>
          <table:table-cell table:number-columns-repeated="27" office:value-type="float" office:value="132" calcext:value-type="float">
            <text:p>13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32" calcext:value-type="float">
            <text:p>13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32" calcext:value-type="float">
            <text:p>13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32" calcext:value-type="float">
            <text:p>13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32" calcext:value-type="float">
            <text:p>13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32" calcext:value-type="float">
            <text:p>13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32" calcext:value-type="float">
            <text:p>13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32" calcext:value-type="float">
            <text:p>13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284501" calcext:value-type="float">
            <text:p>1284501</text:p>
          </table:table-cell>
          <table:table-cell table:number-columns-repeated="27" office:value-type="float" office:value="133" calcext:value-type="float">
            <text:p>13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33" calcext:value-type="float">
            <text:p>13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33" calcext:value-type="float">
            <text:p>13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33" calcext:value-type="float">
            <text:p>13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33" calcext:value-type="float">
            <text:p>13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33" calcext:value-type="float">
            <text:p>13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33" calcext:value-type="float">
            <text:p>13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33" calcext:value-type="float">
            <text:p>13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284502" calcext:value-type="float">
            <text:p>1284502</text:p>
          </table:table-cell>
          <table:table-cell table:number-columns-repeated="27" office:value-type="float" office:value="134" calcext:value-type="float">
            <text:p>13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34" calcext:value-type="float">
            <text:p>13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34" calcext:value-type="float">
            <text:p>13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34" calcext:value-type="float">
            <text:p>13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34" calcext:value-type="float">
            <text:p>13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34" calcext:value-type="float">
            <text:p>13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34" calcext:value-type="float">
            <text:p>13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34" calcext:value-type="float">
            <text:p>13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284503" calcext:value-type="float">
            <text:p>1284503</text:p>
          </table:table-cell>
          <table:table-cell table:number-columns-repeated="27" office:value-type="float" office:value="135" calcext:value-type="float">
            <text:p>13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35" calcext:value-type="float">
            <text:p>13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35" calcext:value-type="float">
            <text:p>13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35" calcext:value-type="float">
            <text:p>13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35" calcext:value-type="float">
            <text:p>13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35" calcext:value-type="float">
            <text:p>13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35" calcext:value-type="float">
            <text:p>13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35" calcext:value-type="float">
            <text:p>13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284504" calcext:value-type="float">
            <text:p>1284504</text:p>
          </table:table-cell>
          <table:table-cell table:number-columns-repeated="27" office:value-type="float" office:value="136" calcext:value-type="float">
            <text:p>13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36" calcext:value-type="float">
            <text:p>13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36" calcext:value-type="float">
            <text:p>13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36" calcext:value-type="float">
            <text:p>13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36" calcext:value-type="float">
            <text:p>13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36" calcext:value-type="float">
            <text:p>13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36" calcext:value-type="float">
            <text:p>13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36" calcext:value-type="float">
            <text:p>13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284505" calcext:value-type="float">
            <text:p>1284505</text:p>
          </table:table-cell>
          <table:table-cell table:number-columns-repeated="27" office:value-type="float" office:value="137" calcext:value-type="float">
            <text:p>13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37" calcext:value-type="float">
            <text:p>13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37" calcext:value-type="float">
            <text:p>13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37" calcext:value-type="float">
            <text:p>13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37" calcext:value-type="float">
            <text:p>13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37" calcext:value-type="float">
            <text:p>13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37" calcext:value-type="float">
            <text:p>13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37" calcext:value-type="float">
            <text:p>13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284506" calcext:value-type="float">
            <text:p>1284506</text:p>
          </table:table-cell>
          <table:table-cell table:number-columns-repeated="27" office:value-type="float" office:value="138" calcext:value-type="float">
            <text:p>13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38" calcext:value-type="float">
            <text:p>13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38" calcext:value-type="float">
            <text:p>13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38" calcext:value-type="float">
            <text:p>13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38" calcext:value-type="float">
            <text:p>13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38" calcext:value-type="float">
            <text:p>13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38" calcext:value-type="float">
            <text:p>13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38" calcext:value-type="float">
            <text:p>13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284507" calcext:value-type="float">
            <text:p>1284507</text:p>
          </table:table-cell>
          <table:table-cell table:number-columns-repeated="27" office:value-type="float" office:value="139" calcext:value-type="float">
            <text:p>13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39" calcext:value-type="float">
            <text:p>13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39" calcext:value-type="float">
            <text:p>13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39" calcext:value-type="float">
            <text:p>13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39" calcext:value-type="float">
            <text:p>13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39" calcext:value-type="float">
            <text:p>13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39" calcext:value-type="float">
            <text:p>13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39" calcext:value-type="float">
            <text:p>13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284508" calcext:value-type="float">
            <text:p>1284508</text:p>
          </table:table-cell>
          <table:table-cell table:number-columns-repeated="27" office:value-type="float" office:value="140" calcext:value-type="float">
            <text:p>14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40" calcext:value-type="float">
            <text:p>14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40" calcext:value-type="float">
            <text:p>14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40" calcext:value-type="float">
            <text:p>14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40" calcext:value-type="float">
            <text:p>14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40" calcext:value-type="float">
            <text:p>14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40" calcext:value-type="float">
            <text:p>14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40" calcext:value-type="float">
            <text:p>14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284509" calcext:value-type="float">
            <text:p>1284509</text:p>
          </table:table-cell>
          <table:table-cell table:number-columns-repeated="27" office:value-type="float" office:value="141" calcext:value-type="float">
            <text:p>14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41" calcext:value-type="float">
            <text:p>14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41" calcext:value-type="float">
            <text:p>14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41" calcext:value-type="float">
            <text:p>14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41" calcext:value-type="float">
            <text:p>14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41" calcext:value-type="float">
            <text:p>14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41" calcext:value-type="float">
            <text:p>14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41" calcext:value-type="float">
            <text:p>14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284510" calcext:value-type="float">
            <text:p>1284510</text:p>
          </table:table-cell>
          <table:table-cell table:number-columns-repeated="27" office:value-type="float" office:value="142" calcext:value-type="float">
            <text:p>14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42" calcext:value-type="float">
            <text:p>14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42" calcext:value-type="float">
            <text:p>14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42" calcext:value-type="float">
            <text:p>14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42" calcext:value-type="float">
            <text:p>14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42" calcext:value-type="float">
            <text:p>14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42" calcext:value-type="float">
            <text:p>14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42" calcext:value-type="float">
            <text:p>14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284511" calcext:value-type="float">
            <text:p>1284511</text:p>
          </table:table-cell>
          <table:table-cell table:number-columns-repeated="27" office:value-type="float" office:value="143" calcext:value-type="float">
            <text:p>14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43" calcext:value-type="float">
            <text:p>14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43" calcext:value-type="float">
            <text:p>14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43" calcext:value-type="float">
            <text:p>14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43" calcext:value-type="float">
            <text:p>14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43" calcext:value-type="float">
            <text:p>14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43" calcext:value-type="float">
            <text:p>14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43" calcext:value-type="float">
            <text:p>14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284512" calcext:value-type="float">
            <text:p>1284512</text:p>
          </table:table-cell>
          <table:table-cell table:number-columns-repeated="27" office:value-type="float" office:value="144" calcext:value-type="float">
            <text:p>14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44" calcext:value-type="float">
            <text:p>14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44" calcext:value-type="float">
            <text:p>14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44" calcext:value-type="float">
            <text:p>14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44" calcext:value-type="float">
            <text:p>14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44" calcext:value-type="float">
            <text:p>14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44" calcext:value-type="float">
            <text:p>14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44" calcext:value-type="float">
            <text:p>14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284513" calcext:value-type="float">
            <text:p>1284513</text:p>
          </table:table-cell>
          <table:table-cell table:number-columns-repeated="27" office:value-type="float" office:value="145" calcext:value-type="float">
            <text:p>14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45" calcext:value-type="float">
            <text:p>14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45" calcext:value-type="float">
            <text:p>14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45" calcext:value-type="float">
            <text:p>14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45" calcext:value-type="float">
            <text:p>14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45" calcext:value-type="float">
            <text:p>14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45" calcext:value-type="float">
            <text:p>14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45" calcext:value-type="float">
            <text:p>14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284514" calcext:value-type="float">
            <text:p>1284514</text:p>
          </table:table-cell>
          <table:table-cell table:number-columns-repeated="27" office:value-type="float" office:value="146" calcext:value-type="float">
            <text:p>14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46" calcext:value-type="float">
            <text:p>14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46" calcext:value-type="float">
            <text:p>14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46" calcext:value-type="float">
            <text:p>14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46" calcext:value-type="float">
            <text:p>14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46" calcext:value-type="float">
            <text:p>14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46" calcext:value-type="float">
            <text:p>14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46" calcext:value-type="float">
            <text:p>14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284515" calcext:value-type="float">
            <text:p>1284515</text:p>
          </table:table-cell>
          <table:table-cell table:number-columns-repeated="27" office:value-type="float" office:value="147" calcext:value-type="float">
            <text:p>14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47" calcext:value-type="float">
            <text:p>14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47" calcext:value-type="float">
            <text:p>14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47" calcext:value-type="float">
            <text:p>14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47" calcext:value-type="float">
            <text:p>14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47" calcext:value-type="float">
            <text:p>14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47" calcext:value-type="float">
            <text:p>14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47" calcext:value-type="float">
            <text:p>14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284516" calcext:value-type="float">
            <text:p>1284516</text:p>
          </table:table-cell>
          <table:table-cell table:number-columns-repeated="27" office:value-type="float" office:value="148" calcext:value-type="float">
            <text:p>14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48" calcext:value-type="float">
            <text:p>14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48" calcext:value-type="float">
            <text:p>14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48" calcext:value-type="float">
            <text:p>14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48" calcext:value-type="float">
            <text:p>14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48" calcext:value-type="float">
            <text:p>14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48" calcext:value-type="float">
            <text:p>14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48" calcext:value-type="float">
            <text:p>14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284517" calcext:value-type="float">
            <text:p>1284517</text:p>
          </table:table-cell>
          <table:table-cell table:number-columns-repeated="27" office:value-type="float" office:value="149" calcext:value-type="float">
            <text:p>14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49" calcext:value-type="float">
            <text:p>14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49" calcext:value-type="float">
            <text:p>14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49" calcext:value-type="float">
            <text:p>14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49" calcext:value-type="float">
            <text:p>14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49" calcext:value-type="float">
            <text:p>14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49" calcext:value-type="float">
            <text:p>14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49" calcext:value-type="float">
            <text:p>14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284518" calcext:value-type="float">
            <text:p>1284518</text:p>
          </table:table-cell>
          <table:table-cell table:number-columns-repeated="27" office:value-type="float" office:value="150" calcext:value-type="float">
            <text:p>15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50" calcext:value-type="float">
            <text:p>15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50" calcext:value-type="float">
            <text:p>15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50" calcext:value-type="float">
            <text:p>15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50" calcext:value-type="float">
            <text:p>15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50" calcext:value-type="float">
            <text:p>15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50" calcext:value-type="float">
            <text:p>15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50" calcext:value-type="float">
            <text:p>15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84519" calcext:value-type="float">
            <text:p>1284519</text:p>
          </table:table-cell>
          <table:table-cell table:number-columns-repeated="27" office:value-type="float" office:value="151" calcext:value-type="float">
            <text:p>15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51" calcext:value-type="float">
            <text:p>15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51" calcext:value-type="float">
            <text:p>15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51" calcext:value-type="float">
            <text:p>15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51" calcext:value-type="float">
            <text:p>15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51" calcext:value-type="float">
            <text:p>15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51" calcext:value-type="float">
            <text:p>15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51" calcext:value-type="float">
            <text:p>15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284520" calcext:value-type="float">
            <text:p>1284520</text:p>
          </table:table-cell>
          <table:table-cell table:number-columns-repeated="27" office:value-type="float" office:value="152" calcext:value-type="float">
            <text:p>15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52" calcext:value-type="float">
            <text:p>15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52" calcext:value-type="float">
            <text:p>15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52" calcext:value-type="float">
            <text:p>15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52" calcext:value-type="float">
            <text:p>15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52" calcext:value-type="float">
            <text:p>15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52" calcext:value-type="float">
            <text:p>15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52" calcext:value-type="float">
            <text:p>15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284521" calcext:value-type="float">
            <text:p>1284521</text:p>
          </table:table-cell>
          <table:table-cell table:number-columns-repeated="27" office:value-type="float" office:value="153" calcext:value-type="float">
            <text:p>15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53" calcext:value-type="float">
            <text:p>15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53" calcext:value-type="float">
            <text:p>15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53" calcext:value-type="float">
            <text:p>15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53" calcext:value-type="float">
            <text:p>15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53" calcext:value-type="float">
            <text:p>15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53" calcext:value-type="float">
            <text:p>15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53" calcext:value-type="float">
            <text:p>15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284522" calcext:value-type="float">
            <text:p>1284522</text:p>
          </table:table-cell>
          <table:table-cell table:number-columns-repeated="27" office:value-type="float" office:value="154" calcext:value-type="float">
            <text:p>15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54" calcext:value-type="float">
            <text:p>15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54" calcext:value-type="float">
            <text:p>15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54" calcext:value-type="float">
            <text:p>15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54" calcext:value-type="float">
            <text:p>15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54" calcext:value-type="float">
            <text:p>15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54" calcext:value-type="float">
            <text:p>15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54" calcext:value-type="float">
            <text:p>15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284523" calcext:value-type="float">
            <text:p>1284523</text:p>
          </table:table-cell>
          <table:table-cell table:number-columns-repeated="27" office:value-type="float" office:value="155" calcext:value-type="float">
            <text:p>15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55" calcext:value-type="float">
            <text:p>15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55" calcext:value-type="float">
            <text:p>15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55" calcext:value-type="float">
            <text:p>15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55" calcext:value-type="float">
            <text:p>15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55" calcext:value-type="float">
            <text:p>15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55" calcext:value-type="float">
            <text:p>15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55" calcext:value-type="float">
            <text:p>15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284524" calcext:value-type="float">
            <text:p>1284524</text:p>
          </table:table-cell>
          <table:table-cell table:number-columns-repeated="27" office:value-type="float" office:value="156" calcext:value-type="float">
            <text:p>15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56" calcext:value-type="float">
            <text:p>15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56" calcext:value-type="float">
            <text:p>15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56" calcext:value-type="float">
            <text:p>15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56" calcext:value-type="float">
            <text:p>15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56" calcext:value-type="float">
            <text:p>15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56" calcext:value-type="float">
            <text:p>15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56" calcext:value-type="float">
            <text:p>15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284525" calcext:value-type="float">
            <text:p>1284525</text:p>
          </table:table-cell>
          <table:table-cell table:number-columns-repeated="27" office:value-type="float" office:value="157" calcext:value-type="float">
            <text:p>15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57" calcext:value-type="float">
            <text:p>15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57" calcext:value-type="float">
            <text:p>15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57" calcext:value-type="float">
            <text:p>15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57" calcext:value-type="float">
            <text:p>15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57" calcext:value-type="float">
            <text:p>15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57" calcext:value-type="float">
            <text:p>15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57" calcext:value-type="float">
            <text:p>15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284526" calcext:value-type="float">
            <text:p>1284526</text:p>
          </table:table-cell>
          <table:table-cell table:number-columns-repeated="27" office:value-type="float" office:value="158" calcext:value-type="float">
            <text:p>15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58" calcext:value-type="float">
            <text:p>15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58" calcext:value-type="float">
            <text:p>15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58" calcext:value-type="float">
            <text:p>15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58" calcext:value-type="float">
            <text:p>15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58" calcext:value-type="float">
            <text:p>15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58" calcext:value-type="float">
            <text:p>15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58" calcext:value-type="float">
            <text:p>15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284527" calcext:value-type="float">
            <text:p>1284527</text:p>
          </table:table-cell>
          <table:table-cell table:number-columns-repeated="27" office:value-type="float" office:value="159" calcext:value-type="float">
            <text:p>15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59" calcext:value-type="float">
            <text:p>15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59" calcext:value-type="float">
            <text:p>15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59" calcext:value-type="float">
            <text:p>15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59" calcext:value-type="float">
            <text:p>15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59" calcext:value-type="float">
            <text:p>15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59" calcext:value-type="float">
            <text:p>15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59" calcext:value-type="float">
            <text:p>15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284528" calcext:value-type="float">
            <text:p>1284528</text:p>
          </table:table-cell>
          <table:table-cell table:number-columns-repeated="27" office:value-type="float" office:value="160" calcext:value-type="float">
            <text:p>16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60" calcext:value-type="float">
            <text:p>16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60" calcext:value-type="float">
            <text:p>16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60" calcext:value-type="float">
            <text:p>16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60" calcext:value-type="float">
            <text:p>16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60" calcext:value-type="float">
            <text:p>16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60" calcext:value-type="float">
            <text:p>16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60" calcext:value-type="float">
            <text:p>16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284529" calcext:value-type="float">
            <text:p>1284529</text:p>
          </table:table-cell>
          <table:table-cell table:number-columns-repeated="27" office:value-type="float" office:value="161" calcext:value-type="float">
            <text:p>16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61" calcext:value-type="float">
            <text:p>16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61" calcext:value-type="float">
            <text:p>16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61" calcext:value-type="float">
            <text:p>16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61" calcext:value-type="float">
            <text:p>16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61" calcext:value-type="float">
            <text:p>16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61" calcext:value-type="float">
            <text:p>16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61" calcext:value-type="float">
            <text:p>16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284530" calcext:value-type="float">
            <text:p>1284530</text:p>
          </table:table-cell>
          <table:table-cell table:number-columns-repeated="27" office:value-type="float" office:value="162" calcext:value-type="float">
            <text:p>16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62" calcext:value-type="float">
            <text:p>16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62" calcext:value-type="float">
            <text:p>16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62" calcext:value-type="float">
            <text:p>16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62" calcext:value-type="float">
            <text:p>16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62" calcext:value-type="float">
            <text:p>16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62" calcext:value-type="float">
            <text:p>16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62" calcext:value-type="float">
            <text:p>16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284531" calcext:value-type="float">
            <text:p>1284531</text:p>
          </table:table-cell>
          <table:table-cell table:number-columns-repeated="27" office:value-type="float" office:value="163" calcext:value-type="float">
            <text:p>16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63" calcext:value-type="float">
            <text:p>16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63" calcext:value-type="float">
            <text:p>16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63" calcext:value-type="float">
            <text:p>16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63" calcext:value-type="float">
            <text:p>16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63" calcext:value-type="float">
            <text:p>16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63" calcext:value-type="float">
            <text:p>16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63" calcext:value-type="float">
            <text:p>16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284532" calcext:value-type="float">
            <text:p>1284532</text:p>
          </table:table-cell>
          <table:table-cell table:number-columns-repeated="27" office:value-type="float" office:value="164" calcext:value-type="float">
            <text:p>16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64" calcext:value-type="float">
            <text:p>16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64" calcext:value-type="float">
            <text:p>16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64" calcext:value-type="float">
            <text:p>16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64" calcext:value-type="float">
            <text:p>16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64" calcext:value-type="float">
            <text:p>16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64" calcext:value-type="float">
            <text:p>16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64" calcext:value-type="float">
            <text:p>16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284533" calcext:value-type="float">
            <text:p>1284533</text:p>
          </table:table-cell>
          <table:table-cell table:number-columns-repeated="27" office:value-type="float" office:value="165" calcext:value-type="float">
            <text:p>16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65" calcext:value-type="float">
            <text:p>16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65" calcext:value-type="float">
            <text:p>16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65" calcext:value-type="float">
            <text:p>16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65" calcext:value-type="float">
            <text:p>16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65" calcext:value-type="float">
            <text:p>16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65" calcext:value-type="float">
            <text:p>16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65" calcext:value-type="float">
            <text:p>16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284534" calcext:value-type="float">
            <text:p>1284534</text:p>
          </table:table-cell>
          <table:table-cell table:number-columns-repeated="27" office:value-type="float" office:value="166" calcext:value-type="float">
            <text:p>16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66" calcext:value-type="float">
            <text:p>16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66" calcext:value-type="float">
            <text:p>16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66" calcext:value-type="float">
            <text:p>16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66" calcext:value-type="float">
            <text:p>16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66" calcext:value-type="float">
            <text:p>16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66" calcext:value-type="float">
            <text:p>16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66" calcext:value-type="float">
            <text:p>16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284535" calcext:value-type="float">
            <text:p>1284535</text:p>
          </table:table-cell>
          <table:table-cell table:number-columns-repeated="27" office:value-type="float" office:value="167" calcext:value-type="float">
            <text:p>16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67" calcext:value-type="float">
            <text:p>16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67" calcext:value-type="float">
            <text:p>16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67" calcext:value-type="float">
            <text:p>16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67" calcext:value-type="float">
            <text:p>16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67" calcext:value-type="float">
            <text:p>16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67" calcext:value-type="float">
            <text:p>16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67" calcext:value-type="float">
            <text:p>16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284536" calcext:value-type="float">
            <text:p>1284536</text:p>
          </table:table-cell>
          <table:table-cell table:number-columns-repeated="27" office:value-type="float" office:value="168" calcext:value-type="float">
            <text:p>16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68" calcext:value-type="float">
            <text:p>16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68" calcext:value-type="float">
            <text:p>16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68" calcext:value-type="float">
            <text:p>16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68" calcext:value-type="float">
            <text:p>16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68" calcext:value-type="float">
            <text:p>16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68" calcext:value-type="float">
            <text:p>16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68" calcext:value-type="float">
            <text:p>16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284537" calcext:value-type="float">
            <text:p>1284537</text:p>
          </table:table-cell>
          <table:table-cell table:number-columns-repeated="27" office:value-type="float" office:value="169" calcext:value-type="float">
            <text:p>16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69" calcext:value-type="float">
            <text:p>16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69" calcext:value-type="float">
            <text:p>16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69" calcext:value-type="float">
            <text:p>16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69" calcext:value-type="float">
            <text:p>16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69" calcext:value-type="float">
            <text:p>16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69" calcext:value-type="float">
            <text:p>16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69" calcext:value-type="float">
            <text:p>16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284538" calcext:value-type="float">
            <text:p>1284538</text:p>
          </table:table-cell>
          <table:table-cell table:number-columns-repeated="27" office:value-type="float" office:value="170" calcext:value-type="float">
            <text:p>17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70" calcext:value-type="float">
            <text:p>17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70" calcext:value-type="float">
            <text:p>17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70" calcext:value-type="float">
            <text:p>17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70" calcext:value-type="float">
            <text:p>17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70" calcext:value-type="float">
            <text:p>17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70" calcext:value-type="float">
            <text:p>17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70" calcext:value-type="float">
            <text:p>17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284539" calcext:value-type="float">
            <text:p>1284539</text:p>
          </table:table-cell>
          <table:table-cell table:number-columns-repeated="27" office:value-type="float" office:value="171" calcext:value-type="float">
            <text:p>17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71" calcext:value-type="float">
            <text:p>17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71" calcext:value-type="float">
            <text:p>17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71" calcext:value-type="float">
            <text:p>17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71" calcext:value-type="float">
            <text:p>17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71" calcext:value-type="float">
            <text:p>17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71" calcext:value-type="float">
            <text:p>17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71" calcext:value-type="float">
            <text:p>17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284540" calcext:value-type="float">
            <text:p>1284540</text:p>
          </table:table-cell>
          <table:table-cell table:number-columns-repeated="27" office:value-type="float" office:value="172" calcext:value-type="float">
            <text:p>17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72" calcext:value-type="float">
            <text:p>17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72" calcext:value-type="float">
            <text:p>17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72" calcext:value-type="float">
            <text:p>17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72" calcext:value-type="float">
            <text:p>17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72" calcext:value-type="float">
            <text:p>17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72" calcext:value-type="float">
            <text:p>17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72" calcext:value-type="float">
            <text:p>17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284541" calcext:value-type="float">
            <text:p>1284541</text:p>
          </table:table-cell>
          <table:table-cell table:number-columns-repeated="27" office:value-type="float" office:value="173" calcext:value-type="float">
            <text:p>17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73" calcext:value-type="float">
            <text:p>17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73" calcext:value-type="float">
            <text:p>17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73" calcext:value-type="float">
            <text:p>17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73" calcext:value-type="float">
            <text:p>17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73" calcext:value-type="float">
            <text:p>17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73" calcext:value-type="float">
            <text:p>17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73" calcext:value-type="float">
            <text:p>17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284542" calcext:value-type="float">
            <text:p>1284542</text:p>
          </table:table-cell>
          <table:table-cell table:number-columns-repeated="27" office:value-type="float" office:value="174" calcext:value-type="float">
            <text:p>17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74" calcext:value-type="float">
            <text:p>17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74" calcext:value-type="float">
            <text:p>17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74" calcext:value-type="float">
            <text:p>17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74" calcext:value-type="float">
            <text:p>17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74" calcext:value-type="float">
            <text:p>17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74" calcext:value-type="float">
            <text:p>17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74" calcext:value-type="float">
            <text:p>17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284543" calcext:value-type="float">
            <text:p>1284543</text:p>
          </table:table-cell>
          <table:table-cell table:number-columns-repeated="27" office:value-type="float" office:value="175" calcext:value-type="float">
            <text:p>17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75" calcext:value-type="float">
            <text:p>17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75" calcext:value-type="float">
            <text:p>17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75" calcext:value-type="float">
            <text:p>17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75" calcext:value-type="float">
            <text:p>17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75" calcext:value-type="float">
            <text:p>17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75" calcext:value-type="float">
            <text:p>17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75" calcext:value-type="float">
            <text:p>17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284544" calcext:value-type="float">
            <text:p>1284544</text:p>
          </table:table-cell>
          <table:table-cell table:number-columns-repeated="27" office:value-type="float" office:value="176" calcext:value-type="float">
            <text:p>17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76" calcext:value-type="float">
            <text:p>17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76" calcext:value-type="float">
            <text:p>17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76" calcext:value-type="float">
            <text:p>17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76" calcext:value-type="float">
            <text:p>17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76" calcext:value-type="float">
            <text:p>17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76" calcext:value-type="float">
            <text:p>17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76" calcext:value-type="float">
            <text:p>17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284545" calcext:value-type="float">
            <text:p>1284545</text:p>
          </table:table-cell>
          <table:table-cell table:number-columns-repeated="27" office:value-type="float" office:value="177" calcext:value-type="float">
            <text:p>17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77" calcext:value-type="float">
            <text:p>17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77" calcext:value-type="float">
            <text:p>17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77" calcext:value-type="float">
            <text:p>17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7" calcext:value-type="float">
            <text:p>17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77" calcext:value-type="float">
            <text:p>17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77" calcext:value-type="float">
            <text:p>17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77" calcext:value-type="float">
            <text:p>17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77" calcext:value-type="float">
            <text:p>17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7" calcext:value-type="float">
            <text:p>17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284546" calcext:value-type="float">
            <text:p>1284546</text:p>
          </table:table-cell>
          <table:table-cell table:number-columns-repeated="27" office:value-type="float" office:value="178" calcext:value-type="float">
            <text:p>17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78" calcext:value-type="float">
            <text:p>17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78" calcext:value-type="float">
            <text:p>17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78" calcext:value-type="float">
            <text:p>17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78" calcext:value-type="float">
            <text:p>17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78" calcext:value-type="float">
            <text:p>17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78" calcext:value-type="float">
            <text:p>17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78" calcext:value-type="float">
            <text:p>17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284547" calcext:value-type="float">
            <text:p>1284547</text:p>
          </table:table-cell>
          <table:table-cell table:number-columns-repeated="27" office:value-type="float" office:value="179" calcext:value-type="float">
            <text:p>17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79" calcext:value-type="float">
            <text:p>17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79" calcext:value-type="float">
            <text:p>17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79" calcext:value-type="float">
            <text:p>17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79" calcext:value-type="float">
            <text:p>17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79" calcext:value-type="float">
            <text:p>17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79" calcext:value-type="float">
            <text:p>17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79" calcext:value-type="float">
            <text:p>17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284548" calcext:value-type="float">
            <text:p>1284548</text:p>
          </table:table-cell>
          <table:table-cell table:number-columns-repeated="27" office:value-type="float" office:value="180" calcext:value-type="float">
            <text:p>18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80" calcext:value-type="float">
            <text:p>18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80" calcext:value-type="float">
            <text:p>18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80" calcext:value-type="float">
            <text:p>18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80" calcext:value-type="float">
            <text:p>18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80" calcext:value-type="float">
            <text:p>18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80" calcext:value-type="float">
            <text:p>18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80" calcext:value-type="float">
            <text:p>18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284549" calcext:value-type="float">
            <text:p>1284549</text:p>
          </table:table-cell>
          <table:table-cell table:number-columns-repeated="27" office:value-type="float" office:value="181" calcext:value-type="float">
            <text:p>18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81" calcext:value-type="float">
            <text:p>18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81" calcext:value-type="float">
            <text:p>18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81" calcext:value-type="float">
            <text:p>18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81" calcext:value-type="float">
            <text:p>18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81" calcext:value-type="float">
            <text:p>18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81" calcext:value-type="float">
            <text:p>18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81" calcext:value-type="float">
            <text:p>18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284550" calcext:value-type="float">
            <text:p>1284550</text:p>
          </table:table-cell>
          <table:table-cell table:number-columns-repeated="27" office:value-type="float" office:value="182" calcext:value-type="float">
            <text:p>18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82" calcext:value-type="float">
            <text:p>18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82" calcext:value-type="float">
            <text:p>18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82" calcext:value-type="float">
            <text:p>18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82" calcext:value-type="float">
            <text:p>18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82" calcext:value-type="float">
            <text:p>18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82" calcext:value-type="float">
            <text:p>18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82" calcext:value-type="float">
            <text:p>18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284551" calcext:value-type="float">
            <text:p>1284551</text:p>
          </table:table-cell>
          <table:table-cell table:number-columns-repeated="27" office:value-type="float" office:value="183" calcext:value-type="float">
            <text:p>18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83" calcext:value-type="float">
            <text:p>18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83" calcext:value-type="float">
            <text:p>18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83" calcext:value-type="float">
            <text:p>18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83" calcext:value-type="float">
            <text:p>18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83" calcext:value-type="float">
            <text:p>18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83" calcext:value-type="float">
            <text:p>18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83" calcext:value-type="float">
            <text:p>18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284552" calcext:value-type="float">
            <text:p>1284552</text:p>
          </table:table-cell>
          <table:table-cell table:number-columns-repeated="27" office:value-type="float" office:value="184" calcext:value-type="float">
            <text:p>18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84" calcext:value-type="float">
            <text:p>18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84" calcext:value-type="float">
            <text:p>18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84" calcext:value-type="float">
            <text:p>18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84" calcext:value-type="float">
            <text:p>18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84" calcext:value-type="float">
            <text:p>18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84" calcext:value-type="float">
            <text:p>18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84" calcext:value-type="float">
            <text:p>18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284553" calcext:value-type="float">
            <text:p>1284553</text:p>
          </table:table-cell>
          <table:table-cell table:number-columns-repeated="27" office:value-type="float" office:value="185" calcext:value-type="float">
            <text:p>18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85" calcext:value-type="float">
            <text:p>18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85" calcext:value-type="float">
            <text:p>18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85" calcext:value-type="float">
            <text:p>18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85" calcext:value-type="float">
            <text:p>18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85" calcext:value-type="float">
            <text:p>18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85" calcext:value-type="float">
            <text:p>18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85" calcext:value-type="float">
            <text:p>18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284554" calcext:value-type="float">
            <text:p>1284554</text:p>
          </table:table-cell>
          <table:table-cell table:number-columns-repeated="27" office:value-type="float" office:value="186" calcext:value-type="float">
            <text:p>18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86" calcext:value-type="float">
            <text:p>18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86" calcext:value-type="float">
            <text:p>18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86" calcext:value-type="float">
            <text:p>18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86" calcext:value-type="float">
            <text:p>18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86" calcext:value-type="float">
            <text:p>18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86" calcext:value-type="float">
            <text:p>18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86" calcext:value-type="float">
            <text:p>18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284555" calcext:value-type="float">
            <text:p>1284555</text:p>
          </table:table-cell>
          <table:table-cell table:number-columns-repeated="27" office:value-type="float" office:value="187" calcext:value-type="float">
            <text:p>18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87" calcext:value-type="float">
            <text:p>18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87" calcext:value-type="float">
            <text:p>18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87" calcext:value-type="float">
            <text:p>18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87" calcext:value-type="float">
            <text:p>18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87" calcext:value-type="float">
            <text:p>18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87" calcext:value-type="float">
            <text:p>18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87" calcext:value-type="float">
            <text:p>18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284556" calcext:value-type="float">
            <text:p>1284556</text:p>
          </table:table-cell>
          <table:table-cell table:number-columns-repeated="27" office:value-type="float" office:value="188" calcext:value-type="float">
            <text:p>18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88" calcext:value-type="float">
            <text:p>18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88" calcext:value-type="float">
            <text:p>18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88" calcext:value-type="float">
            <text:p>18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88" calcext:value-type="float">
            <text:p>18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88" calcext:value-type="float">
            <text:p>18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88" calcext:value-type="float">
            <text:p>18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88" calcext:value-type="float">
            <text:p>18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284557" calcext:value-type="float">
            <text:p>1284557</text:p>
          </table:table-cell>
          <table:table-cell table:number-columns-repeated="27" office:value-type="float" office:value="189" calcext:value-type="float">
            <text:p>18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89" calcext:value-type="float">
            <text:p>18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89" calcext:value-type="float">
            <text:p>18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89" calcext:value-type="float">
            <text:p>18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89" calcext:value-type="float">
            <text:p>18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89" calcext:value-type="float">
            <text:p>18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89" calcext:value-type="float">
            <text:p>18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89" calcext:value-type="float">
            <text:p>18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284558" calcext:value-type="float">
            <text:p>1284558</text:p>
          </table:table-cell>
          <table:table-cell table:number-columns-repeated="27" office:value-type="float" office:value="190" calcext:value-type="float">
            <text:p>19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90" calcext:value-type="float">
            <text:p>19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90" calcext:value-type="float">
            <text:p>19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90" calcext:value-type="float">
            <text:p>19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90" calcext:value-type="float">
            <text:p>19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90" calcext:value-type="float">
            <text:p>19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90" calcext:value-type="float">
            <text:p>19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90" calcext:value-type="float">
            <text:p>19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284559" calcext:value-type="float">
            <text:p>1284559</text:p>
          </table:table-cell>
          <table:table-cell table:number-columns-repeated="27" office:value-type="float" office:value="191" calcext:value-type="float">
            <text:p>19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91" calcext:value-type="float">
            <text:p>19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91" calcext:value-type="float">
            <text:p>19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91" calcext:value-type="float">
            <text:p>19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91" calcext:value-type="float">
            <text:p>19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91" calcext:value-type="float">
            <text:p>19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91" calcext:value-type="float">
            <text:p>19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91" calcext:value-type="float">
            <text:p>19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284560" calcext:value-type="float">
            <text:p>1284560</text:p>
          </table:table-cell>
          <table:table-cell table:number-columns-repeated="27" office:value-type="float" office:value="192" calcext:value-type="float">
            <text:p>19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92" calcext:value-type="float">
            <text:p>19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92" calcext:value-type="float">
            <text:p>19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92" calcext:value-type="float">
            <text:p>19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92" calcext:value-type="float">
            <text:p>19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92" calcext:value-type="float">
            <text:p>19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92" calcext:value-type="float">
            <text:p>19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92" calcext:value-type="float">
            <text:p>19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284561" calcext:value-type="float">
            <text:p>1284561</text:p>
          </table:table-cell>
          <table:table-cell table:number-columns-repeated="27" office:value-type="float" office:value="193" calcext:value-type="float">
            <text:p>19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93" calcext:value-type="float">
            <text:p>19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93" calcext:value-type="float">
            <text:p>19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93" calcext:value-type="float">
            <text:p>19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93" calcext:value-type="float">
            <text:p>19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93" calcext:value-type="float">
            <text:p>19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93" calcext:value-type="float">
            <text:p>19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93" calcext:value-type="float">
            <text:p>19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284562" calcext:value-type="float">
            <text:p>1284562</text:p>
          </table:table-cell>
          <table:table-cell table:number-columns-repeated="27" office:value-type="float" office:value="194" calcext:value-type="float">
            <text:p>19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94" calcext:value-type="float">
            <text:p>19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94" calcext:value-type="float">
            <text:p>19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94" calcext:value-type="float">
            <text:p>19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94" calcext:value-type="float">
            <text:p>19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94" calcext:value-type="float">
            <text:p>19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94" calcext:value-type="float">
            <text:p>19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94" calcext:value-type="float">
            <text:p>19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284563" calcext:value-type="float">
            <text:p>1284563</text:p>
          </table:table-cell>
          <table:table-cell table:number-columns-repeated="27" office:value-type="float" office:value="195" calcext:value-type="float">
            <text:p>19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95" calcext:value-type="float">
            <text:p>19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95" calcext:value-type="float">
            <text:p>19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95" calcext:value-type="float">
            <text:p>19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95" calcext:value-type="float">
            <text:p>19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95" calcext:value-type="float">
            <text:p>19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95" calcext:value-type="float">
            <text:p>19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95" calcext:value-type="float">
            <text:p>19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284564" calcext:value-type="float">
            <text:p>1284564</text:p>
          </table:table-cell>
          <table:table-cell table:number-columns-repeated="27" office:value-type="float" office:value="196" calcext:value-type="float">
            <text:p>19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96" calcext:value-type="float">
            <text:p>19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96" calcext:value-type="float">
            <text:p>19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96" calcext:value-type="float">
            <text:p>19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96" calcext:value-type="float">
            <text:p>19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96" calcext:value-type="float">
            <text:p>19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96" calcext:value-type="float">
            <text:p>19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96" calcext:value-type="float">
            <text:p>19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284565" calcext:value-type="float">
            <text:p>1284565</text:p>
          </table:table-cell>
          <table:table-cell table:number-columns-repeated="27" office:value-type="float" office:value="197" calcext:value-type="float">
            <text:p>19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97" calcext:value-type="float">
            <text:p>19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97" calcext:value-type="float">
            <text:p>19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97" calcext:value-type="float">
            <text:p>19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7" calcext:value-type="float">
            <text:p>19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97" calcext:value-type="float">
            <text:p>19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97" calcext:value-type="float">
            <text:p>19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97" calcext:value-type="float">
            <text:p>19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97" calcext:value-type="float">
            <text:p>19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7" calcext:value-type="float">
            <text:p>19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284566" calcext:value-type="float">
            <text:p>1284566</text:p>
          </table:table-cell>
          <table:table-cell table:number-columns-repeated="27" office:value-type="float" office:value="198" calcext:value-type="float">
            <text:p>19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98" calcext:value-type="float">
            <text:p>19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98" calcext:value-type="float">
            <text:p>19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98" calcext:value-type="float">
            <text:p>19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98" calcext:value-type="float">
            <text:p>19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98" calcext:value-type="float">
            <text:p>19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98" calcext:value-type="float">
            <text:p>19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98" calcext:value-type="float">
            <text:p>19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284567" calcext:value-type="float">
            <text:p>1284567</text:p>
          </table:table-cell>
          <table:table-cell table:number-columns-repeated="27" office:value-type="float" office:value="199" calcext:value-type="float">
            <text:p>19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99" calcext:value-type="float">
            <text:p>19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99" calcext:value-type="float">
            <text:p>19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99" calcext:value-type="float">
            <text:p>19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99" calcext:value-type="float">
            <text:p>19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99" calcext:value-type="float">
            <text:p>19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99" calcext:value-type="float">
            <text:p>19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99" calcext:value-type="float">
            <text:p>19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284568" calcext:value-type="float">
            <text:p>1284568</text:p>
          </table:table-cell>
          <table:table-cell table:number-columns-repeated="27" office:value-type="float" office:value="200" calcext:value-type="float">
            <text:p>20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00" calcext:value-type="float">
            <text:p>2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00" calcext:value-type="float">
            <text:p>20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00" calcext:value-type="float">
            <text:p>20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00" calcext:value-type="float">
            <text:p>20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00" calcext:value-type="float">
            <text:p>20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00" calcext:value-type="float">
            <text:p>20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00" calcext:value-type="float">
            <text:p>20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284569" calcext:value-type="float">
            <text:p>1284569</text:p>
          </table:table-cell>
          <table:table-cell table:number-columns-repeated="27" office:value-type="float" office:value="201" calcext:value-type="float">
            <text:p>20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01" calcext:value-type="float">
            <text:p>20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01" calcext:value-type="float">
            <text:p>20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01" calcext:value-type="float">
            <text:p>20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01" calcext:value-type="float">
            <text:p>20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01" calcext:value-type="float">
            <text:p>20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01" calcext:value-type="float">
            <text:p>20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01" calcext:value-type="float">
            <text:p>20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284570" calcext:value-type="float">
            <text:p>1284570</text:p>
          </table:table-cell>
          <table:table-cell table:number-columns-repeated="27" office:value-type="float" office:value="202" calcext:value-type="float">
            <text:p>20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02" calcext:value-type="float">
            <text:p>20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02" calcext:value-type="float">
            <text:p>20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02" calcext:value-type="float">
            <text:p>20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02" calcext:value-type="float">
            <text:p>20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02" calcext:value-type="float">
            <text:p>20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02" calcext:value-type="float">
            <text:p>20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02" calcext:value-type="float">
            <text:p>20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284571" calcext:value-type="float">
            <text:p>1284571</text:p>
          </table:table-cell>
          <table:table-cell table:number-columns-repeated="27" office:value-type="float" office:value="203" calcext:value-type="float">
            <text:p>20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03" calcext:value-type="float">
            <text:p>20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03" calcext:value-type="float">
            <text:p>20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03" calcext:value-type="float">
            <text:p>20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03" calcext:value-type="float">
            <text:p>20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03" calcext:value-type="float">
            <text:p>20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03" calcext:value-type="float">
            <text:p>20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03" calcext:value-type="float">
            <text:p>20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284572" calcext:value-type="float">
            <text:p>1284572</text:p>
          </table:table-cell>
          <table:table-cell table:number-columns-repeated="27" office:value-type="float" office:value="204" calcext:value-type="float">
            <text:p>20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04" calcext:value-type="float">
            <text:p>20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04" calcext:value-type="float">
            <text:p>20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04" calcext:value-type="float">
            <text:p>20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04" calcext:value-type="float">
            <text:p>20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04" calcext:value-type="float">
            <text:p>20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04" calcext:value-type="float">
            <text:p>20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04" calcext:value-type="float">
            <text:p>20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284573" calcext:value-type="float">
            <text:p>1284573</text:p>
          </table:table-cell>
          <table:table-cell table:number-columns-repeated="27" office:value-type="float" office:value="205" calcext:value-type="float">
            <text:p>20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05" calcext:value-type="float">
            <text:p>20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05" calcext:value-type="float">
            <text:p>20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05" calcext:value-type="float">
            <text:p>20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05" calcext:value-type="float">
            <text:p>20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05" calcext:value-type="float">
            <text:p>20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05" calcext:value-type="float">
            <text:p>20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05" calcext:value-type="float">
            <text:p>20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284574" calcext:value-type="float">
            <text:p>1284574</text:p>
          </table:table-cell>
          <table:table-cell table:number-columns-repeated="27" office:value-type="float" office:value="206" calcext:value-type="float">
            <text:p>20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06" calcext:value-type="float">
            <text:p>20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06" calcext:value-type="float">
            <text:p>20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06" calcext:value-type="float">
            <text:p>20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06" calcext:value-type="float">
            <text:p>20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06" calcext:value-type="float">
            <text:p>20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06" calcext:value-type="float">
            <text:p>20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06" calcext:value-type="float">
            <text:p>20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284575" calcext:value-type="float">
            <text:p>1284575</text:p>
          </table:table-cell>
          <table:table-cell table:number-columns-repeated="27" office:value-type="float" office:value="207" calcext:value-type="float">
            <text:p>20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07" calcext:value-type="float">
            <text:p>20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07" calcext:value-type="float">
            <text:p>20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07" calcext:value-type="float">
            <text:p>20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07" calcext:value-type="float">
            <text:p>20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07" calcext:value-type="float">
            <text:p>20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07" calcext:value-type="float">
            <text:p>20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07" calcext:value-type="float">
            <text:p>20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284576" calcext:value-type="float">
            <text:p>1284576</text:p>
          </table:table-cell>
          <table:table-cell table:number-columns-repeated="27" office:value-type="float" office:value="208" calcext:value-type="float">
            <text:p>20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08" calcext:value-type="float">
            <text:p>20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08" calcext:value-type="float">
            <text:p>20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08" calcext:value-type="float">
            <text:p>20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08" calcext:value-type="float">
            <text:p>20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08" calcext:value-type="float">
            <text:p>20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08" calcext:value-type="float">
            <text:p>20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08" calcext:value-type="float">
            <text:p>20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284577" calcext:value-type="float">
            <text:p>1284577</text:p>
          </table:table-cell>
          <table:table-cell table:number-columns-repeated="27" office:value-type="float" office:value="209" calcext:value-type="float">
            <text:p>20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09" calcext:value-type="float">
            <text:p>20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09" calcext:value-type="float">
            <text:p>20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09" calcext:value-type="float">
            <text:p>20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9" calcext:value-type="float">
            <text:p>20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09" calcext:value-type="float">
            <text:p>20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09" calcext:value-type="float">
            <text:p>20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09" calcext:value-type="float">
            <text:p>20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09" calcext:value-type="float">
            <text:p>20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9" calcext:value-type="float">
            <text:p>20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284578" calcext:value-type="float">
            <text:p>1284578</text:p>
          </table:table-cell>
          <table:table-cell table:number-columns-repeated="27" office:value-type="float" office:value="210" calcext:value-type="float">
            <text:p>21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10" calcext:value-type="float">
            <text:p>2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10" calcext:value-type="float">
            <text:p>21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10" calcext:value-type="float">
            <text:p>21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10" calcext:value-type="float">
            <text:p>21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10" calcext:value-type="float">
            <text:p>21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10" calcext:value-type="float">
            <text:p>21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10" calcext:value-type="float">
            <text:p>21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284579" calcext:value-type="float">
            <text:p>1284579</text:p>
          </table:table-cell>
          <table:table-cell table:number-columns-repeated="27" office:value-type="float" office:value="211" calcext:value-type="float">
            <text:p>21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11" calcext:value-type="float">
            <text:p>21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11" calcext:value-type="float">
            <text:p>21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11" calcext:value-type="float">
            <text:p>21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11" calcext:value-type="float">
            <text:p>21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11" calcext:value-type="float">
            <text:p>21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11" calcext:value-type="float">
            <text:p>21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11" calcext:value-type="float">
            <text:p>21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284580" calcext:value-type="float">
            <text:p>1284580</text:p>
          </table:table-cell>
          <table:table-cell table:number-columns-repeated="27" office:value-type="float" office:value="212" calcext:value-type="float">
            <text:p>21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12" calcext:value-type="float">
            <text:p>2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12" calcext:value-type="float">
            <text:p>21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12" calcext:value-type="float">
            <text:p>21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12" calcext:value-type="float">
            <text:p>21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12" calcext:value-type="float">
            <text:p>21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12" calcext:value-type="float">
            <text:p>21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12" calcext:value-type="float">
            <text:p>21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284581" calcext:value-type="float">
            <text:p>1284581</text:p>
          </table:table-cell>
          <table:table-cell table:number-columns-repeated="27" office:value-type="float" office:value="213" calcext:value-type="float">
            <text:p>21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13" calcext:value-type="float">
            <text:p>21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13" calcext:value-type="float">
            <text:p>21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13" calcext:value-type="float">
            <text:p>21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13" calcext:value-type="float">
            <text:p>21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13" calcext:value-type="float">
            <text:p>21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13" calcext:value-type="float">
            <text:p>21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13" calcext:value-type="float">
            <text:p>21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284582" calcext:value-type="float">
            <text:p>1284582</text:p>
          </table:table-cell>
          <table:table-cell table:number-columns-repeated="27" office:value-type="float" office:value="214" calcext:value-type="float">
            <text:p>21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14" calcext:value-type="float">
            <text:p>21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14" calcext:value-type="float">
            <text:p>21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14" calcext:value-type="float">
            <text:p>21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14" calcext:value-type="float">
            <text:p>21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14" calcext:value-type="float">
            <text:p>21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14" calcext:value-type="float">
            <text:p>21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14" calcext:value-type="float">
            <text:p>21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284583" calcext:value-type="float">
            <text:p>1284583</text:p>
          </table:table-cell>
          <table:table-cell table:number-columns-repeated="27" office:value-type="float" office:value="215" calcext:value-type="float">
            <text:p>21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15" calcext:value-type="float">
            <text:p>21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15" calcext:value-type="float">
            <text:p>21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15" calcext:value-type="float">
            <text:p>21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15" calcext:value-type="float">
            <text:p>21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15" calcext:value-type="float">
            <text:p>21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15" calcext:value-type="float">
            <text:p>21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15" calcext:value-type="float">
            <text:p>21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284584" calcext:value-type="float">
            <text:p>1284584</text:p>
          </table:table-cell>
          <table:table-cell table:number-columns-repeated="27" office:value-type="float" office:value="216" calcext:value-type="float">
            <text:p>21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16" calcext:value-type="float">
            <text:p>21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16" calcext:value-type="float">
            <text:p>21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16" calcext:value-type="float">
            <text:p>21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16" calcext:value-type="float">
            <text:p>21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16" calcext:value-type="float">
            <text:p>21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16" calcext:value-type="float">
            <text:p>21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16" calcext:value-type="float">
            <text:p>21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284585" calcext:value-type="float">
            <text:p>1284585</text:p>
          </table:table-cell>
          <table:table-cell table:number-columns-repeated="27" office:value-type="float" office:value="217" calcext:value-type="float">
            <text:p>21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17" calcext:value-type="float">
            <text:p>21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17" calcext:value-type="float">
            <text:p>21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17" calcext:value-type="float">
            <text:p>21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17" calcext:value-type="float">
            <text:p>21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17" calcext:value-type="float">
            <text:p>21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17" calcext:value-type="float">
            <text:p>21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17" calcext:value-type="float">
            <text:p>21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284586" calcext:value-type="float">
            <text:p>1284586</text:p>
          </table:table-cell>
          <table:table-cell table:number-columns-repeated="27" office:value-type="float" office:value="218" calcext:value-type="float">
            <text:p>21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18" calcext:value-type="float">
            <text:p>21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18" calcext:value-type="float">
            <text:p>21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18" calcext:value-type="float">
            <text:p>21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18" calcext:value-type="float">
            <text:p>21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18" calcext:value-type="float">
            <text:p>21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18" calcext:value-type="float">
            <text:p>21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18" calcext:value-type="float">
            <text:p>21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284587" calcext:value-type="float">
            <text:p>1284587</text:p>
          </table:table-cell>
          <table:table-cell table:number-columns-repeated="27" office:value-type="float" office:value="219" calcext:value-type="float">
            <text:p>21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19" calcext:value-type="float">
            <text:p>21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19" calcext:value-type="float">
            <text:p>21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19" calcext:value-type="float">
            <text:p>21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19" calcext:value-type="float">
            <text:p>21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19" calcext:value-type="float">
            <text:p>21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19" calcext:value-type="float">
            <text:p>21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19" calcext:value-type="float">
            <text:p>21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284588" calcext:value-type="float">
            <text:p>1284588</text:p>
          </table:table-cell>
          <table:table-cell table:number-columns-repeated="27" office:value-type="float" office:value="220" calcext:value-type="float">
            <text:p>22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20" calcext:value-type="float">
            <text:p>22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20" calcext:value-type="float">
            <text:p>22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20" calcext:value-type="float">
            <text:p>22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20" calcext:value-type="float">
            <text:p>22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20" calcext:value-type="float">
            <text:p>22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20" calcext:value-type="float">
            <text:p>22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20" calcext:value-type="float">
            <text:p>22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284589" calcext:value-type="float">
            <text:p>1284589</text:p>
          </table:table-cell>
          <table:table-cell table:number-columns-repeated="27" office:value-type="float" office:value="221" calcext:value-type="float">
            <text:p>22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21" calcext:value-type="float">
            <text:p>22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21" calcext:value-type="float">
            <text:p>22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21" calcext:value-type="float">
            <text:p>22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21" calcext:value-type="float">
            <text:p>22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21" calcext:value-type="float">
            <text:p>22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21" calcext:value-type="float">
            <text:p>22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21" calcext:value-type="float">
            <text:p>22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284590" calcext:value-type="float">
            <text:p>1284590</text:p>
          </table:table-cell>
          <table:table-cell table:number-columns-repeated="27" office:value-type="float" office:value="222" calcext:value-type="float">
            <text:p>22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22" calcext:value-type="float">
            <text:p>22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22" calcext:value-type="float">
            <text:p>22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22" calcext:value-type="float">
            <text:p>22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22" calcext:value-type="float">
            <text:p>22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22" calcext:value-type="float">
            <text:p>22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22" calcext:value-type="float">
            <text:p>22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22" calcext:value-type="float">
            <text:p>22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284591" calcext:value-type="float">
            <text:p>1284591</text:p>
          </table:table-cell>
          <table:table-cell table:number-columns-repeated="27" office:value-type="float" office:value="223" calcext:value-type="float">
            <text:p>22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23" calcext:value-type="float">
            <text:p>22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23" calcext:value-type="float">
            <text:p>22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23" calcext:value-type="float">
            <text:p>22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3" calcext:value-type="float">
            <text:p>22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23" calcext:value-type="float">
            <text:p>22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23" calcext:value-type="float">
            <text:p>22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23" calcext:value-type="float">
            <text:p>22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23" calcext:value-type="float">
            <text:p>22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3" calcext:value-type="float">
            <text:p>22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284592" calcext:value-type="float">
            <text:p>1284592</text:p>
          </table:table-cell>
          <table:table-cell table:number-columns-repeated="27" office:value-type="float" office:value="224" calcext:value-type="float">
            <text:p>22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24" calcext:value-type="float">
            <text:p>22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24" calcext:value-type="float">
            <text:p>22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24" calcext:value-type="float">
            <text:p>22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24" calcext:value-type="float">
            <text:p>22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24" calcext:value-type="float">
            <text:p>22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24" calcext:value-type="float">
            <text:p>22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24" calcext:value-type="float">
            <text:p>22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284593" calcext:value-type="float">
            <text:p>1284593</text:p>
          </table:table-cell>
          <table:table-cell table:number-columns-repeated="27" office:value-type="float" office:value="225" calcext:value-type="float">
            <text:p>22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25" calcext:value-type="float">
            <text:p>22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25" calcext:value-type="float">
            <text:p>22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25" calcext:value-type="float">
            <text:p>22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25" calcext:value-type="float">
            <text:p>22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25" calcext:value-type="float">
            <text:p>22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25" calcext:value-type="float">
            <text:p>22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25" calcext:value-type="float">
            <text:p>22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284594" calcext:value-type="float">
            <text:p>1284594</text:p>
          </table:table-cell>
          <table:table-cell table:number-columns-repeated="27" office:value-type="float" office:value="226" calcext:value-type="float">
            <text:p>22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26" calcext:value-type="float">
            <text:p>22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26" calcext:value-type="float">
            <text:p>22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26" calcext:value-type="float">
            <text:p>22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6" calcext:value-type="float">
            <text:p>22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26" calcext:value-type="float">
            <text:p>22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26" calcext:value-type="float">
            <text:p>22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26" calcext:value-type="float">
            <text:p>22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26" calcext:value-type="float">
            <text:p>22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6" calcext:value-type="float">
            <text:p>22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284595" calcext:value-type="float">
            <text:p>1284595</text:p>
          </table:table-cell>
          <table:table-cell table:number-columns-repeated="27" office:value-type="float" office:value="227" calcext:value-type="float">
            <text:p>22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27" calcext:value-type="float">
            <text:p>22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27" calcext:value-type="float">
            <text:p>22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27" calcext:value-type="float">
            <text:p>22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7" calcext:value-type="float">
            <text:p>22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27" calcext:value-type="float">
            <text:p>22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27" calcext:value-type="float">
            <text:p>22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27" calcext:value-type="float">
            <text:p>22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27" calcext:value-type="float">
            <text:p>22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7" calcext:value-type="float">
            <text:p>22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1284596" calcext:value-type="float">
            <text:p>1284596</text:p>
          </table:table-cell>
          <table:table-cell table:number-columns-repeated="27" office:value-type="float" office:value="228" calcext:value-type="float">
            <text:p>22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28" calcext:value-type="float">
            <text:p>22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28" calcext:value-type="float">
            <text:p>22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28" calcext:value-type="float">
            <text:p>22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28" calcext:value-type="float">
            <text:p>22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28" calcext:value-type="float">
            <text:p>22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28" calcext:value-type="float">
            <text:p>22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28" calcext:value-type="float">
            <text:p>22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284597" calcext:value-type="float">
            <text:p>1284597</text:p>
          </table:table-cell>
          <table:table-cell table:number-columns-repeated="27" office:value-type="float" office:value="229" calcext:value-type="float">
            <text:p>22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29" calcext:value-type="float">
            <text:p>22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29" calcext:value-type="float">
            <text:p>22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29" calcext:value-type="float">
            <text:p>22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9" calcext:value-type="float">
            <text:p>22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29" calcext:value-type="float">
            <text:p>22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29" calcext:value-type="float">
            <text:p>22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29" calcext:value-type="float">
            <text:p>22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29" calcext:value-type="float">
            <text:p>22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9" calcext:value-type="float">
            <text:p>22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284598" calcext:value-type="float">
            <text:p>1284598</text:p>
          </table:table-cell>
          <table:table-cell table:number-columns-repeated="27" office:value-type="float" office:value="230" calcext:value-type="float">
            <text:p>23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30" calcext:value-type="float">
            <text:p>23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30" calcext:value-type="float">
            <text:p>23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30" calcext:value-type="float">
            <text:p>23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0" calcext:value-type="float">
            <text:p>23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30" calcext:value-type="float">
            <text:p>23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30" calcext:value-type="float">
            <text:p>23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30" calcext:value-type="float">
            <text:p>23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30" calcext:value-type="float">
            <text:p>23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0" calcext:value-type="float">
            <text:p>23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284599" calcext:value-type="float">
            <text:p>1284599</text:p>
          </table:table-cell>
          <table:table-cell table:number-columns-repeated="27" office:value-type="float" office:value="231" calcext:value-type="float">
            <text:p>23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31" calcext:value-type="float">
            <text:p>23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31" calcext:value-type="float">
            <text:p>23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31" calcext:value-type="float">
            <text:p>23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31" calcext:value-type="float">
            <text:p>23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31" calcext:value-type="float">
            <text:p>23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31" calcext:value-type="float">
            <text:p>23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31" calcext:value-type="float">
            <text:p>23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284600" calcext:value-type="float">
            <text:p>1284600</text:p>
          </table:table-cell>
          <table:table-cell table:number-columns-repeated="27" office:value-type="float" office:value="232" calcext:value-type="float">
            <text:p>23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32" calcext:value-type="float">
            <text:p>23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32" calcext:value-type="float">
            <text:p>23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32" calcext:value-type="float">
            <text:p>23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32" calcext:value-type="float">
            <text:p>23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32" calcext:value-type="float">
            <text:p>23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32" calcext:value-type="float">
            <text:p>23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32" calcext:value-type="float">
            <text:p>23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284601" calcext:value-type="float">
            <text:p>1284601</text:p>
          </table:table-cell>
          <table:table-cell table:number-columns-repeated="27" office:value-type="float" office:value="233" calcext:value-type="float">
            <text:p>23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33" calcext:value-type="float">
            <text:p>23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33" calcext:value-type="float">
            <text:p>23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33" calcext:value-type="float">
            <text:p>23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3" calcext:value-type="float">
            <text:p>23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33" calcext:value-type="float">
            <text:p>23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33" calcext:value-type="float">
            <text:p>23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33" calcext:value-type="float">
            <text:p>23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33" calcext:value-type="float">
            <text:p>23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3" calcext:value-type="float">
            <text:p>23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284602" calcext:value-type="float">
            <text:p>1284602</text:p>
          </table:table-cell>
          <table:table-cell table:number-columns-repeated="27" office:value-type="float" office:value="234" calcext:value-type="float">
            <text:p>23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34" calcext:value-type="float">
            <text:p>23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34" calcext:value-type="float">
            <text:p>23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34" calcext:value-type="float">
            <text:p>23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34" calcext:value-type="float">
            <text:p>23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34" calcext:value-type="float">
            <text:p>23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34" calcext:value-type="float">
            <text:p>23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34" calcext:value-type="float">
            <text:p>23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284603" calcext:value-type="float">
            <text:p>1284603</text:p>
          </table:table-cell>
          <table:table-cell table:number-columns-repeated="27" office:value-type="float" office:value="235" calcext:value-type="float">
            <text:p>23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35" calcext:value-type="float">
            <text:p>23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35" calcext:value-type="float">
            <text:p>23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35" calcext:value-type="float">
            <text:p>23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35" calcext:value-type="float">
            <text:p>23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35" calcext:value-type="float">
            <text:p>23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35" calcext:value-type="float">
            <text:p>23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35" calcext:value-type="float">
            <text:p>23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284604" calcext:value-type="float">
            <text:p>1284604</text:p>
          </table:table-cell>
          <table:table-cell table:number-columns-repeated="27" office:value-type="float" office:value="236" calcext:value-type="float">
            <text:p>23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36" calcext:value-type="float">
            <text:p>23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36" calcext:value-type="float">
            <text:p>23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36" calcext:value-type="float">
            <text:p>23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36" calcext:value-type="float">
            <text:p>23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36" calcext:value-type="float">
            <text:p>23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36" calcext:value-type="float">
            <text:p>23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36" calcext:value-type="float">
            <text:p>23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284605" calcext:value-type="float">
            <text:p>1284605</text:p>
          </table:table-cell>
          <table:table-cell table:number-columns-repeated="27" office:value-type="float" office:value="237" calcext:value-type="float">
            <text:p>23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37" calcext:value-type="float">
            <text:p>23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37" calcext:value-type="float">
            <text:p>23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37" calcext:value-type="float">
            <text:p>23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37" calcext:value-type="float">
            <text:p>23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37" calcext:value-type="float">
            <text:p>23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37" calcext:value-type="float">
            <text:p>23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37" calcext:value-type="float">
            <text:p>23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284606" calcext:value-type="float">
            <text:p>1284606</text:p>
          </table:table-cell>
          <table:table-cell table:number-columns-repeated="27" office:value-type="float" office:value="238" calcext:value-type="float">
            <text:p>23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38" calcext:value-type="float">
            <text:p>23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38" calcext:value-type="float">
            <text:p>23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38" calcext:value-type="float">
            <text:p>23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38" calcext:value-type="float">
            <text:p>23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38" calcext:value-type="float">
            <text:p>23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38" calcext:value-type="float">
            <text:p>23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38" calcext:value-type="float">
            <text:p>23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284607" calcext:value-type="float">
            <text:p>1284607</text:p>
          </table:table-cell>
          <table:table-cell table:number-columns-repeated="27" office:value-type="float" office:value="239" calcext:value-type="float">
            <text:p>23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39" calcext:value-type="float">
            <text:p>23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39" calcext:value-type="float">
            <text:p>23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39" calcext:value-type="float">
            <text:p>23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39" calcext:value-type="float">
            <text:p>23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39" calcext:value-type="float">
            <text:p>23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39" calcext:value-type="float">
            <text:p>23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39" calcext:value-type="float">
            <text:p>23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284608" calcext:value-type="float">
            <text:p>1284608</text:p>
          </table:table-cell>
          <table:table-cell table:number-columns-repeated="27" office:value-type="float" office:value="240" calcext:value-type="float">
            <text:p>24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40" calcext:value-type="float">
            <text:p>24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40" calcext:value-type="float">
            <text:p>24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40" calcext:value-type="float">
            <text:p>24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40" calcext:value-type="float">
            <text:p>24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40" calcext:value-type="float">
            <text:p>24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40" calcext:value-type="float">
            <text:p>24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40" calcext:value-type="float">
            <text:p>24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284609" calcext:value-type="float">
            <text:p>1284609</text:p>
          </table:table-cell>
          <table:table-cell table:number-columns-repeated="27" office:value-type="float" office:value="241" calcext:value-type="float">
            <text:p>24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41" calcext:value-type="float">
            <text:p>24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41" calcext:value-type="float">
            <text:p>24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41" calcext:value-type="float">
            <text:p>24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41" calcext:value-type="float">
            <text:p>24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41" calcext:value-type="float">
            <text:p>24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41" calcext:value-type="float">
            <text:p>24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41" calcext:value-type="float">
            <text:p>24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284610" calcext:value-type="float">
            <text:p>1284610</text:p>
          </table:table-cell>
          <table:table-cell table:number-columns-repeated="27" office:value-type="float" office:value="242" calcext:value-type="float">
            <text:p>24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42" calcext:value-type="float">
            <text:p>24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42" calcext:value-type="float">
            <text:p>24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42" calcext:value-type="float">
            <text:p>24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42" calcext:value-type="float">
            <text:p>24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42" calcext:value-type="float">
            <text:p>24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42" calcext:value-type="float">
            <text:p>24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42" calcext:value-type="float">
            <text:p>24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284611" calcext:value-type="float">
            <text:p>1284611</text:p>
          </table:table-cell>
          <table:table-cell table:number-columns-repeated="27" office:value-type="float" office:value="243" calcext:value-type="float">
            <text:p>24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43" calcext:value-type="float">
            <text:p>24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43" calcext:value-type="float">
            <text:p>24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43" calcext:value-type="float">
            <text:p>24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3" calcext:value-type="float">
            <text:p>24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43" calcext:value-type="float">
            <text:p>24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43" calcext:value-type="float">
            <text:p>24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43" calcext:value-type="float">
            <text:p>24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43" calcext:value-type="float">
            <text:p>24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3" calcext:value-type="float">
            <text:p>24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1284612" calcext:value-type="float">
            <text:p>1284612</text:p>
          </table:table-cell>
          <table:table-cell table:number-columns-repeated="27" office:value-type="float" office:value="244" calcext:value-type="float">
            <text:p>24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44" calcext:value-type="float">
            <text:p>24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44" calcext:value-type="float">
            <text:p>24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44" calcext:value-type="float">
            <text:p>24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44" calcext:value-type="float">
            <text:p>24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44" calcext:value-type="float">
            <text:p>24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44" calcext:value-type="float">
            <text:p>24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44" calcext:value-type="float">
            <text:p>24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284613" calcext:value-type="float">
            <text:p>1284613</text:p>
          </table:table-cell>
          <table:table-cell table:number-columns-repeated="27" office:value-type="float" office:value="245" calcext:value-type="float">
            <text:p>24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45" calcext:value-type="float">
            <text:p>24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45" calcext:value-type="float">
            <text:p>24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45" calcext:value-type="float">
            <text:p>24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5" calcext:value-type="float">
            <text:p>24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45" calcext:value-type="float">
            <text:p>24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45" calcext:value-type="float">
            <text:p>24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45" calcext:value-type="float">
            <text:p>24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45" calcext:value-type="float">
            <text:p>24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5" calcext:value-type="float">
            <text:p>24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284614" calcext:value-type="float">
            <text:p>1284614</text:p>
          </table:table-cell>
          <table:table-cell table:number-columns-repeated="27" office:value-type="float" office:value="246" calcext:value-type="float">
            <text:p>24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46" calcext:value-type="float">
            <text:p>24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46" calcext:value-type="float">
            <text:p>24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46" calcext:value-type="float">
            <text:p>24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46" calcext:value-type="float">
            <text:p>24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46" calcext:value-type="float">
            <text:p>24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46" calcext:value-type="float">
            <text:p>24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46" calcext:value-type="float">
            <text:p>24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284615" calcext:value-type="float">
            <text:p>1284615</text:p>
          </table:table-cell>
          <table:table-cell table:number-columns-repeated="27" office:value-type="float" office:value="247" calcext:value-type="float">
            <text:p>24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47" calcext:value-type="float">
            <text:p>24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47" calcext:value-type="float">
            <text:p>24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47" calcext:value-type="float">
            <text:p>24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7" calcext:value-type="float">
            <text:p>24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47" calcext:value-type="float">
            <text:p>24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47" calcext:value-type="float">
            <text:p>24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47" calcext:value-type="float">
            <text:p>24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47" calcext:value-type="float">
            <text:p>24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7" calcext:value-type="float">
            <text:p>24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284616" calcext:value-type="float">
            <text:p>1284616</text:p>
          </table:table-cell>
          <table:table-cell table:number-columns-repeated="27" office:value-type="float" office:value="248" calcext:value-type="float">
            <text:p>24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48" calcext:value-type="float">
            <text:p>24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48" calcext:value-type="float">
            <text:p>24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48" calcext:value-type="float">
            <text:p>24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48" calcext:value-type="float">
            <text:p>24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48" calcext:value-type="float">
            <text:p>24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48" calcext:value-type="float">
            <text:p>24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48" calcext:value-type="float">
            <text:p>24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284617" calcext:value-type="float">
            <text:p>1284617</text:p>
          </table:table-cell>
          <table:table-cell table:number-columns-repeated="27" office:value-type="float" office:value="249" calcext:value-type="float">
            <text:p>24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49" calcext:value-type="float">
            <text:p>24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49" calcext:value-type="float">
            <text:p>24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49" calcext:value-type="float">
            <text:p>24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49" calcext:value-type="float">
            <text:p>24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49" calcext:value-type="float">
            <text:p>24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49" calcext:value-type="float">
            <text:p>24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49" calcext:value-type="float">
            <text:p>24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284618" calcext:value-type="float">
            <text:p>1284618</text:p>
          </table:table-cell>
          <table:table-cell table:number-columns-repeated="27" office:value-type="float" office:value="250" calcext:value-type="float">
            <text:p>25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50" calcext:value-type="float">
            <text:p>25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50" calcext:value-type="float">
            <text:p>25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50" calcext:value-type="float">
            <text:p>25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50" calcext:value-type="float">
            <text:p>25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50" calcext:value-type="float">
            <text:p>25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50" calcext:value-type="float">
            <text:p>25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50" calcext:value-type="float">
            <text:p>25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284619" calcext:value-type="float">
            <text:p>1284619</text:p>
          </table:table-cell>
          <table:table-cell table:number-columns-repeated="27" office:value-type="float" office:value="251" calcext:value-type="float">
            <text:p>25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51" calcext:value-type="float">
            <text:p>25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51" calcext:value-type="float">
            <text:p>25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51" calcext:value-type="float">
            <text:p>25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51" calcext:value-type="float">
            <text:p>25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51" calcext:value-type="float">
            <text:p>25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51" calcext:value-type="float">
            <text:p>25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51" calcext:value-type="float">
            <text:p>25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284620" calcext:value-type="float">
            <text:p>1284620</text:p>
          </table:table-cell>
          <table:table-cell table:number-columns-repeated="27" office:value-type="float" office:value="252" calcext:value-type="float">
            <text:p>25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52" calcext:value-type="float">
            <text:p>25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52" calcext:value-type="float">
            <text:p>25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52" calcext:value-type="float">
            <text:p>25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52" calcext:value-type="float">
            <text:p>25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52" calcext:value-type="float">
            <text:p>25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52" calcext:value-type="float">
            <text:p>25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52" calcext:value-type="float">
            <text:p>25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284621" calcext:value-type="float">
            <text:p>1284621</text:p>
          </table:table-cell>
          <table:table-cell table:number-columns-repeated="27" office:value-type="float" office:value="253" calcext:value-type="float">
            <text:p>25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53" calcext:value-type="float">
            <text:p>25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53" calcext:value-type="float">
            <text:p>25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53" calcext:value-type="float">
            <text:p>25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53" calcext:value-type="float">
            <text:p>25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53" calcext:value-type="float">
            <text:p>25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53" calcext:value-type="float">
            <text:p>25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53" calcext:value-type="float">
            <text:p>25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284622" calcext:value-type="float">
            <text:p>1284622</text:p>
          </table:table-cell>
          <table:table-cell table:number-columns-repeated="27" office:value-type="float" office:value="254" calcext:value-type="float">
            <text:p>25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54" calcext:value-type="float">
            <text:p>25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54" calcext:value-type="float">
            <text:p>25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54" calcext:value-type="float">
            <text:p>25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54" calcext:value-type="float">
            <text:p>25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54" calcext:value-type="float">
            <text:p>25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54" calcext:value-type="float">
            <text:p>25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54" calcext:value-type="float">
            <text:p>25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284623" calcext:value-type="float">
            <text:p>1284623</text:p>
          </table:table-cell>
          <table:table-cell table:number-columns-repeated="27" office:value-type="float" office:value="255" calcext:value-type="float">
            <text:p>25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55" calcext:value-type="float">
            <text:p>25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55" calcext:value-type="float">
            <text:p>25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55" calcext:value-type="float">
            <text:p>25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55" calcext:value-type="float">
            <text:p>25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55" calcext:value-type="float">
            <text:p>25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55" calcext:value-type="float">
            <text:p>25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84624" calcext:value-type="float">
            <text:p>1284624</text:p>
          </table:table-cell>
          <table:table-cell table:number-columns-repeated="27" office:value-type="float" office:value="256" calcext:value-type="float">
            <text:p>25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56" calcext:value-type="float">
            <text:p>25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56" calcext:value-type="float">
            <text:p>25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56" calcext:value-type="float">
            <text:p>25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56" calcext:value-type="float">
            <text:p>25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56" calcext:value-type="float">
            <text:p>25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56" calcext:value-type="float">
            <text:p>25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56" calcext:value-type="float">
            <text:p>25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84625" calcext:value-type="float">
            <text:p>1284625</text:p>
          </table:table-cell>
          <table:table-cell table:number-columns-repeated="27" office:value-type="float" office:value="257" calcext:value-type="float">
            <text:p>25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57" calcext:value-type="float">
            <text:p>25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57" calcext:value-type="float">
            <text:p>25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57" calcext:value-type="float">
            <text:p>25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7" calcext:value-type="float">
            <text:p>25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57" calcext:value-type="float">
            <text:p>25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57" calcext:value-type="float">
            <text:p>25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57" calcext:value-type="float">
            <text:p>25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57" calcext:value-type="float">
            <text:p>25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7" calcext:value-type="float">
            <text:p>25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284626" calcext:value-type="float">
            <text:p>1284626</text:p>
          </table:table-cell>
          <table:table-cell table:number-columns-repeated="27" office:value-type="float" office:value="258" calcext:value-type="float">
            <text:p>25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58" calcext:value-type="float">
            <text:p>25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58" calcext:value-type="float">
            <text:p>25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58" calcext:value-type="float">
            <text:p>25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8" calcext:value-type="float">
            <text:p>25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58" calcext:value-type="float">
            <text:p>25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58" calcext:value-type="float">
            <text:p>25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58" calcext:value-type="float">
            <text:p>25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58" calcext:value-type="float">
            <text:p>25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8" calcext:value-type="float">
            <text:p>25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284627" calcext:value-type="float">
            <text:p>1284627</text:p>
          </table:table-cell>
          <table:table-cell table:number-columns-repeated="27" office:value-type="float" office:value="259" calcext:value-type="float">
            <text:p>25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59" calcext:value-type="float">
            <text:p>25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59" calcext:value-type="float">
            <text:p>25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59" calcext:value-type="float">
            <text:p>25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9" calcext:value-type="float">
            <text:p>25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59" calcext:value-type="float">
            <text:p>25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59" calcext:value-type="float">
            <text:p>25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59" calcext:value-type="float">
            <text:p>25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59" calcext:value-type="float">
            <text:p>25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9" calcext:value-type="float">
            <text:p>25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284628" calcext:value-type="float">
            <text:p>1284628</text:p>
          </table:table-cell>
          <table:table-cell table:number-columns-repeated="27" office:value-type="float" office:value="260" calcext:value-type="float">
            <text:p>26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60" calcext:value-type="float">
            <text:p>26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60" calcext:value-type="float">
            <text:p>26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60" calcext:value-type="float">
            <text:p>26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60" calcext:value-type="float">
            <text:p>26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60" calcext:value-type="float">
            <text:p>26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60" calcext:value-type="float">
            <text:p>26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60" calcext:value-type="float">
            <text:p>26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284629" calcext:value-type="float">
            <text:p>1284629</text:p>
          </table:table-cell>
          <table:table-cell table:number-columns-repeated="27" office:value-type="float" office:value="261" calcext:value-type="float">
            <text:p>26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61" calcext:value-type="float">
            <text:p>26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61" calcext:value-type="float">
            <text:p>26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61" calcext:value-type="float">
            <text:p>26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61" calcext:value-type="float">
            <text:p>26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61" calcext:value-type="float">
            <text:p>26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61" calcext:value-type="float">
            <text:p>26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61" calcext:value-type="float">
            <text:p>26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1284630" calcext:value-type="float">
            <text:p>1284630</text:p>
          </table:table-cell>
          <table:table-cell table:number-columns-repeated="27" office:value-type="float" office:value="262" calcext:value-type="float">
            <text:p>26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62" calcext:value-type="float">
            <text:p>26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62" calcext:value-type="float">
            <text:p>26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62" calcext:value-type="float">
            <text:p>26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62" calcext:value-type="float">
            <text:p>26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62" calcext:value-type="float">
            <text:p>26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62" calcext:value-type="float">
            <text:p>26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62" calcext:value-type="float">
            <text:p>26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1284631" calcext:value-type="float">
            <text:p>1284631</text:p>
          </table:table-cell>
          <table:table-cell table:number-columns-repeated="27" office:value-type="float" office:value="263" calcext:value-type="float">
            <text:p>26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63" calcext:value-type="float">
            <text:p>26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63" calcext:value-type="float">
            <text:p>26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63" calcext:value-type="float">
            <text:p>26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63" calcext:value-type="float">
            <text:p>26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63" calcext:value-type="float">
            <text:p>26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63" calcext:value-type="float">
            <text:p>26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63" calcext:value-type="float">
            <text:p>26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1284632" calcext:value-type="float">
            <text:p>1284632</text:p>
          </table:table-cell>
          <table:table-cell table:number-columns-repeated="27" office:value-type="float" office:value="264" calcext:value-type="float">
            <text:p>26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64" calcext:value-type="float">
            <text:p>26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64" calcext:value-type="float">
            <text:p>26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64" calcext:value-type="float">
            <text:p>26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4" calcext:value-type="float">
            <text:p>26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64" calcext:value-type="float">
            <text:p>26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64" calcext:value-type="float">
            <text:p>26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64" calcext:value-type="float">
            <text:p>26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64" calcext:value-type="float">
            <text:p>26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4" calcext:value-type="float">
            <text:p>26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284633" calcext:value-type="float">
            <text:p>1284633</text:p>
          </table:table-cell>
          <table:table-cell table:number-columns-repeated="27" office:value-type="float" office:value="265" calcext:value-type="float">
            <text:p>26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65" calcext:value-type="float">
            <text:p>26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65" calcext:value-type="float">
            <text:p>26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65" calcext:value-type="float">
            <text:p>26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65" calcext:value-type="float">
            <text:p>26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65" calcext:value-type="float">
            <text:p>26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65" calcext:value-type="float">
            <text:p>26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65" calcext:value-type="float">
            <text:p>26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1284634" calcext:value-type="float">
            <text:p>1284634</text:p>
          </table:table-cell>
          <table:table-cell table:number-columns-repeated="27" office:value-type="float" office:value="266" calcext:value-type="float">
            <text:p>26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66" calcext:value-type="float">
            <text:p>26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66" calcext:value-type="float">
            <text:p>26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66" calcext:value-type="float">
            <text:p>26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6" calcext:value-type="float">
            <text:p>26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66" calcext:value-type="float">
            <text:p>26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66" calcext:value-type="float">
            <text:p>26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66" calcext:value-type="float">
            <text:p>26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66" calcext:value-type="float">
            <text:p>26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6" calcext:value-type="float">
            <text:p>26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1284635" calcext:value-type="float">
            <text:p>1284635</text:p>
          </table:table-cell>
          <table:table-cell table:number-columns-repeated="27" office:value-type="float" office:value="267" calcext:value-type="float">
            <text:p>26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67" calcext:value-type="float">
            <text:p>26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67" calcext:value-type="float">
            <text:p>26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67" calcext:value-type="float">
            <text:p>26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7" calcext:value-type="float">
            <text:p>26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67" calcext:value-type="float">
            <text:p>26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67" calcext:value-type="float">
            <text:p>26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67" calcext:value-type="float">
            <text:p>26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67" calcext:value-type="float">
            <text:p>26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7" calcext:value-type="float">
            <text:p>26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1284636" calcext:value-type="float">
            <text:p>1284636</text:p>
          </table:table-cell>
          <table:table-cell table:number-columns-repeated="27" office:value-type="float" office:value="268" calcext:value-type="float">
            <text:p>26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68" calcext:value-type="float">
            <text:p>26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68" calcext:value-type="float">
            <text:p>26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68" calcext:value-type="float">
            <text:p>26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8" calcext:value-type="float">
            <text:p>26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68" calcext:value-type="float">
            <text:p>26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68" calcext:value-type="float">
            <text:p>26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68" calcext:value-type="float">
            <text:p>26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68" calcext:value-type="float">
            <text:p>26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8" calcext:value-type="float">
            <text:p>26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1284637" calcext:value-type="float">
            <text:p>1284637</text:p>
          </table:table-cell>
          <table:table-cell table:number-columns-repeated="27" office:value-type="float" office:value="269" calcext:value-type="float">
            <text:p>26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69" calcext:value-type="float">
            <text:p>26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69" calcext:value-type="float">
            <text:p>26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69" calcext:value-type="float">
            <text:p>26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9" calcext:value-type="float">
            <text:p>26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69" calcext:value-type="float">
            <text:p>26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69" calcext:value-type="float">
            <text:p>26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69" calcext:value-type="float">
            <text:p>26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69" calcext:value-type="float">
            <text:p>26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9" calcext:value-type="float">
            <text:p>26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284638" calcext:value-type="float">
            <text:p>1284638</text:p>
          </table:table-cell>
          <table:table-cell table:number-columns-repeated="27" office:value-type="float" office:value="270" calcext:value-type="float">
            <text:p>27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70" calcext:value-type="float">
            <text:p>27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70" calcext:value-type="float">
            <text:p>27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70" calcext:value-type="float">
            <text:p>27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0" calcext:value-type="float">
            <text:p>27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70" calcext:value-type="float">
            <text:p>27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70" calcext:value-type="float">
            <text:p>27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70" calcext:value-type="float">
            <text:p>27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70" calcext:value-type="float">
            <text:p>27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0" calcext:value-type="float">
            <text:p>27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284639" calcext:value-type="float">
            <text:p>1284639</text:p>
          </table:table-cell>
          <table:table-cell table:number-columns-repeated="27" office:value-type="float" office:value="271" calcext:value-type="float">
            <text:p>27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71" calcext:value-type="float">
            <text:p>27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71" calcext:value-type="float">
            <text:p>27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71" calcext:value-type="float">
            <text:p>27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1" calcext:value-type="float">
            <text:p>27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71" calcext:value-type="float">
            <text:p>27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71" calcext:value-type="float">
            <text:p>27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71" calcext:value-type="float">
            <text:p>27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71" calcext:value-type="float">
            <text:p>27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1" calcext:value-type="float">
            <text:p>27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1284640" calcext:value-type="float">
            <text:p>1284640</text:p>
          </table:table-cell>
          <table:table-cell table:number-columns-repeated="27" office:value-type="float" office:value="272" calcext:value-type="float">
            <text:p>27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72" calcext:value-type="float">
            <text:p>27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72" calcext:value-type="float">
            <text:p>27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72" calcext:value-type="float">
            <text:p>27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2" calcext:value-type="float">
            <text:p>27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72" calcext:value-type="float">
            <text:p>27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72" calcext:value-type="float">
            <text:p>27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72" calcext:value-type="float">
            <text:p>27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72" calcext:value-type="float">
            <text:p>27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2" calcext:value-type="float">
            <text:p>27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284641" calcext:value-type="float">
            <text:p>1284641</text:p>
          </table:table-cell>
          <table:table-cell table:number-columns-repeated="27" office:value-type="float" office:value="273" calcext:value-type="float">
            <text:p>27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73" calcext:value-type="float">
            <text:p>27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73" calcext:value-type="float">
            <text:p>27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73" calcext:value-type="float">
            <text:p>27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73" calcext:value-type="float">
            <text:p>27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73" calcext:value-type="float">
            <text:p>27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73" calcext:value-type="float">
            <text:p>27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73" calcext:value-type="float">
            <text:p>27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1284642" calcext:value-type="float">
            <text:p>1284642</text:p>
          </table:table-cell>
          <table:table-cell table:number-columns-repeated="27" office:value-type="float" office:value="274" calcext:value-type="float">
            <text:p>27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74" calcext:value-type="float">
            <text:p>27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74" calcext:value-type="float">
            <text:p>27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74" calcext:value-type="float">
            <text:p>27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4" calcext:value-type="float">
            <text:p>27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74" calcext:value-type="float">
            <text:p>27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74" calcext:value-type="float">
            <text:p>27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74" calcext:value-type="float">
            <text:p>27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74" calcext:value-type="float">
            <text:p>27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4" calcext:value-type="float">
            <text:p>27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1284643" calcext:value-type="float">
            <text:p>1284643</text:p>
          </table:table-cell>
          <table:table-cell table:number-columns-repeated="27" office:value-type="float" office:value="275" calcext:value-type="float">
            <text:p>27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75" calcext:value-type="float">
            <text:p>27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75" calcext:value-type="float">
            <text:p>27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75" calcext:value-type="float">
            <text:p>27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75" calcext:value-type="float">
            <text:p>27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75" calcext:value-type="float">
            <text:p>27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75" calcext:value-type="float">
            <text:p>27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75" calcext:value-type="float">
            <text:p>27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1284644" calcext:value-type="float">
            <text:p>1284644</text:p>
          </table:table-cell>
          <table:table-cell table:number-columns-repeated="27" office:value-type="float" office:value="276" calcext:value-type="float">
            <text:p>27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76" calcext:value-type="float">
            <text:p>27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76" calcext:value-type="float">
            <text:p>27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76" calcext:value-type="float">
            <text:p>27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76" calcext:value-type="float">
            <text:p>27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76" calcext:value-type="float">
            <text:p>27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76" calcext:value-type="float">
            <text:p>27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76" calcext:value-type="float">
            <text:p>27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284645" calcext:value-type="float">
            <text:p>1284645</text:p>
          </table:table-cell>
          <table:table-cell table:number-columns-repeated="27" office:value-type="float" office:value="277" calcext:value-type="float">
            <text:p>27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77" calcext:value-type="float">
            <text:p>27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77" calcext:value-type="float">
            <text:p>27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77" calcext:value-type="float">
            <text:p>27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7" calcext:value-type="float">
            <text:p>27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77" calcext:value-type="float">
            <text:p>27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77" calcext:value-type="float">
            <text:p>27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77" calcext:value-type="float">
            <text:p>27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77" calcext:value-type="float">
            <text:p>27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7" calcext:value-type="float">
            <text:p>27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1284646" calcext:value-type="float">
            <text:p>1284646</text:p>
          </table:table-cell>
          <table:table-cell table:number-columns-repeated="27" office:value-type="float" office:value="278" calcext:value-type="float">
            <text:p>27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78" calcext:value-type="float">
            <text:p>27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78" calcext:value-type="float">
            <text:p>27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78" calcext:value-type="float">
            <text:p>27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78" calcext:value-type="float">
            <text:p>27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78" calcext:value-type="float">
            <text:p>27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78" calcext:value-type="float">
            <text:p>27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78" calcext:value-type="float">
            <text:p>27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1284647" calcext:value-type="float">
            <text:p>1284647</text:p>
          </table:table-cell>
          <table:table-cell table:number-columns-repeated="27" office:value-type="float" office:value="279" calcext:value-type="float">
            <text:p>27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79" calcext:value-type="float">
            <text:p>27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79" calcext:value-type="float">
            <text:p>27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79" calcext:value-type="float">
            <text:p>27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79" calcext:value-type="float">
            <text:p>27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79" calcext:value-type="float">
            <text:p>27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79" calcext:value-type="float">
            <text:p>27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79" calcext:value-type="float">
            <text:p>27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1284648" calcext:value-type="float">
            <text:p>1284648</text:p>
          </table:table-cell>
          <table:table-cell table:number-columns-repeated="27" office:value-type="float" office:value="280" calcext:value-type="float">
            <text:p>28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80" calcext:value-type="float">
            <text:p>28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80" calcext:value-type="float">
            <text:p>28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80" calcext:value-type="float">
            <text:p>28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80" calcext:value-type="float">
            <text:p>28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80" calcext:value-type="float">
            <text:p>28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80" calcext:value-type="float">
            <text:p>28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80" calcext:value-type="float">
            <text:p>28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284649" calcext:value-type="float">
            <text:p>1284649</text:p>
          </table:table-cell>
          <table:table-cell table:number-columns-repeated="27" office:value-type="float" office:value="281" calcext:value-type="float">
            <text:p>28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81" calcext:value-type="float">
            <text:p>28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81" calcext:value-type="float">
            <text:p>28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81" calcext:value-type="float">
            <text:p>28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81" calcext:value-type="float">
            <text:p>28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81" calcext:value-type="float">
            <text:p>28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81" calcext:value-type="float">
            <text:p>28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81" calcext:value-type="float">
            <text:p>28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1284650" calcext:value-type="float">
            <text:p>1284650</text:p>
          </table:table-cell>
          <table:table-cell table:number-columns-repeated="27" office:value-type="float" office:value="282" calcext:value-type="float">
            <text:p>28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82" calcext:value-type="float">
            <text:p>28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82" calcext:value-type="float">
            <text:p>28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82" calcext:value-type="float">
            <text:p>28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82" calcext:value-type="float">
            <text:p>28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82" calcext:value-type="float">
            <text:p>28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82" calcext:value-type="float">
            <text:p>28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82" calcext:value-type="float">
            <text:p>28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1284651" calcext:value-type="float">
            <text:p>1284651</text:p>
          </table:table-cell>
          <table:table-cell table:number-columns-repeated="27" office:value-type="float" office:value="283" calcext:value-type="float">
            <text:p>28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83" calcext:value-type="float">
            <text:p>28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83" calcext:value-type="float">
            <text:p>28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83" calcext:value-type="float">
            <text:p>28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83" calcext:value-type="float">
            <text:p>28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83" calcext:value-type="float">
            <text:p>28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83" calcext:value-type="float">
            <text:p>28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83" calcext:value-type="float">
            <text:p>28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1284652" calcext:value-type="float">
            <text:p>1284652</text:p>
          </table:table-cell>
          <table:table-cell table:number-columns-repeated="27" office:value-type="float" office:value="284" calcext:value-type="float">
            <text:p>28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84" calcext:value-type="float">
            <text:p>28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84" calcext:value-type="float">
            <text:p>28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84" calcext:value-type="float">
            <text:p>28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84" calcext:value-type="float">
            <text:p>28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84" calcext:value-type="float">
            <text:p>28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84" calcext:value-type="float">
            <text:p>28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84" calcext:value-type="float">
            <text:p>28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1284653" calcext:value-type="float">
            <text:p>1284653</text:p>
          </table:table-cell>
          <table:table-cell table:number-columns-repeated="27" office:value-type="float" office:value="285" calcext:value-type="float">
            <text:p>28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85" calcext:value-type="float">
            <text:p>28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85" calcext:value-type="float">
            <text:p>28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85" calcext:value-type="float">
            <text:p>28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5" calcext:value-type="float">
            <text:p>28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85" calcext:value-type="float">
            <text:p>28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85" calcext:value-type="float">
            <text:p>28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85" calcext:value-type="float">
            <text:p>28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85" calcext:value-type="float">
            <text:p>28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5" calcext:value-type="float">
            <text:p>28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1284654" calcext:value-type="float">
            <text:p>1284654</text:p>
          </table:table-cell>
          <table:table-cell table:number-columns-repeated="27" office:value-type="float" office:value="286" calcext:value-type="float">
            <text:p>28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86" calcext:value-type="float">
            <text:p>28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86" calcext:value-type="float">
            <text:p>28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86" calcext:value-type="float">
            <text:p>28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86" calcext:value-type="float">
            <text:p>28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86" calcext:value-type="float">
            <text:p>28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86" calcext:value-type="float">
            <text:p>28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86" calcext:value-type="float">
            <text:p>28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1284655" calcext:value-type="float">
            <text:p>1284655</text:p>
          </table:table-cell>
          <table:table-cell table:number-columns-repeated="27" office:value-type="float" office:value="287" calcext:value-type="float">
            <text:p>28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87" calcext:value-type="float">
            <text:p>28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87" calcext:value-type="float">
            <text:p>28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87" calcext:value-type="float">
            <text:p>28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87" calcext:value-type="float">
            <text:p>28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87" calcext:value-type="float">
            <text:p>28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87" calcext:value-type="float">
            <text:p>28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87" calcext:value-type="float">
            <text:p>28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1284656" calcext:value-type="float">
            <text:p>1284656</text:p>
          </table:table-cell>
          <table:table-cell table:number-columns-repeated="27" office:value-type="float" office:value="288" calcext:value-type="float">
            <text:p>28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88" calcext:value-type="float">
            <text:p>28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88" calcext:value-type="float">
            <text:p>28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88" calcext:value-type="float">
            <text:p>28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8" calcext:value-type="float">
            <text:p>28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88" calcext:value-type="float">
            <text:p>28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88" calcext:value-type="float">
            <text:p>28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88" calcext:value-type="float">
            <text:p>28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88" calcext:value-type="float">
            <text:p>28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8" calcext:value-type="float">
            <text:p>28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1284657" calcext:value-type="float">
            <text:p>1284657</text:p>
          </table:table-cell>
          <table:table-cell table:number-columns-repeated="27" office:value-type="float" office:value="289" calcext:value-type="float">
            <text:p>28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89" calcext:value-type="float">
            <text:p>28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89" calcext:value-type="float">
            <text:p>28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89" calcext:value-type="float">
            <text:p>28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9" calcext:value-type="float">
            <text:p>28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89" calcext:value-type="float">
            <text:p>28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89" calcext:value-type="float">
            <text:p>28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89" calcext:value-type="float">
            <text:p>28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89" calcext:value-type="float">
            <text:p>28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9" calcext:value-type="float">
            <text:p>28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1284658" calcext:value-type="float">
            <text:p>1284658</text:p>
          </table:table-cell>
          <table:table-cell table:number-columns-repeated="27" office:value-type="float" office:value="290" calcext:value-type="float">
            <text:p>29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90" calcext:value-type="float">
            <text:p>29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90" calcext:value-type="float">
            <text:p>29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90" calcext:value-type="float">
            <text:p>29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0" calcext:value-type="float">
            <text:p>29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90" calcext:value-type="float">
            <text:p>29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90" calcext:value-type="float">
            <text:p>29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90" calcext:value-type="float">
            <text:p>29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90" calcext:value-type="float">
            <text:p>29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0" calcext:value-type="float">
            <text:p>29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1284659" calcext:value-type="float">
            <text:p>1284659</text:p>
          </table:table-cell>
          <table:table-cell table:number-columns-repeated="27" office:value-type="float" office:value="291" calcext:value-type="float">
            <text:p>29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91" calcext:value-type="float">
            <text:p>29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91" calcext:value-type="float">
            <text:p>29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91" calcext:value-type="float">
            <text:p>29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91" calcext:value-type="float">
            <text:p>29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91" calcext:value-type="float">
            <text:p>29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91" calcext:value-type="float">
            <text:p>29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91" calcext:value-type="float">
            <text:p>29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1284660" calcext:value-type="float">
            <text:p>1284660</text:p>
          </table:table-cell>
          <table:table-cell table:number-columns-repeated="27" office:value-type="float" office:value="292" calcext:value-type="float">
            <text:p>29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92" calcext:value-type="float">
            <text:p>29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92" calcext:value-type="float">
            <text:p>29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92" calcext:value-type="float">
            <text:p>29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92" calcext:value-type="float">
            <text:p>29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92" calcext:value-type="float">
            <text:p>29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92" calcext:value-type="float">
            <text:p>29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92" calcext:value-type="float">
            <text:p>29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1284661" calcext:value-type="float">
            <text:p>1284661</text:p>
          </table:table-cell>
          <table:table-cell table:number-columns-repeated="27" office:value-type="float" office:value="293" calcext:value-type="float">
            <text:p>29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93" calcext:value-type="float">
            <text:p>29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93" calcext:value-type="float">
            <text:p>29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93" calcext:value-type="float">
            <text:p>29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3" calcext:value-type="float">
            <text:p>29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93" calcext:value-type="float">
            <text:p>29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93" calcext:value-type="float">
            <text:p>29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93" calcext:value-type="float">
            <text:p>29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93" calcext:value-type="float">
            <text:p>29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3" calcext:value-type="float">
            <text:p>29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1284662" calcext:value-type="float">
            <text:p>1284662</text:p>
          </table:table-cell>
          <table:table-cell table:number-columns-repeated="27" office:value-type="float" office:value="294" calcext:value-type="float">
            <text:p>29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94" calcext:value-type="float">
            <text:p>29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94" calcext:value-type="float">
            <text:p>29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94" calcext:value-type="float">
            <text:p>29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94" calcext:value-type="float">
            <text:p>29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94" calcext:value-type="float">
            <text:p>29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94" calcext:value-type="float">
            <text:p>29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94" calcext:value-type="float">
            <text:p>29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284663" calcext:value-type="float">
            <text:p>1284663</text:p>
          </table:table-cell>
          <table:table-cell table:number-columns-repeated="27" office:value-type="float" office:value="295" calcext:value-type="float">
            <text:p>29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95" calcext:value-type="float">
            <text:p>29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95" calcext:value-type="float">
            <text:p>29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95" calcext:value-type="float">
            <text:p>29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95" calcext:value-type="float">
            <text:p>29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95" calcext:value-type="float">
            <text:p>29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95" calcext:value-type="float">
            <text:p>29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95" calcext:value-type="float">
            <text:p>29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284664" calcext:value-type="float">
            <text:p>1284664</text:p>
          </table:table-cell>
          <table:table-cell table:number-columns-repeated="27" office:value-type="float" office:value="296" calcext:value-type="float">
            <text:p>29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96" calcext:value-type="float">
            <text:p>29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96" calcext:value-type="float">
            <text:p>29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96" calcext:value-type="float">
            <text:p>29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6" calcext:value-type="float">
            <text:p>29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96" calcext:value-type="float">
            <text:p>29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96" calcext:value-type="float">
            <text:p>29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96" calcext:value-type="float">
            <text:p>29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96" calcext:value-type="float">
            <text:p>29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6" calcext:value-type="float">
            <text:p>29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1284665" calcext:value-type="float">
            <text:p>1284665</text:p>
          </table:table-cell>
          <table:table-cell table:number-columns-repeated="27" office:value-type="float" office:value="297" calcext:value-type="float">
            <text:p>29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97" calcext:value-type="float">
            <text:p>29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97" calcext:value-type="float">
            <text:p>29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97" calcext:value-type="float">
            <text:p>29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97" calcext:value-type="float">
            <text:p>29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97" calcext:value-type="float">
            <text:p>29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97" calcext:value-type="float">
            <text:p>29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97" calcext:value-type="float">
            <text:p>29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284666" calcext:value-type="float">
            <text:p>1284666</text:p>
          </table:table-cell>
          <table:table-cell table:number-columns-repeated="27" office:value-type="float" office:value="298" calcext:value-type="float">
            <text:p>29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98" calcext:value-type="float">
            <text:p>29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98" calcext:value-type="float">
            <text:p>29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98" calcext:value-type="float">
            <text:p>29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8" calcext:value-type="float">
            <text:p>29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98" calcext:value-type="float">
            <text:p>29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98" calcext:value-type="float">
            <text:p>29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98" calcext:value-type="float">
            <text:p>29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98" calcext:value-type="float">
            <text:p>29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8" calcext:value-type="float">
            <text:p>29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284667" calcext:value-type="float">
            <text:p>1284667</text:p>
          </table:table-cell>
          <table:table-cell table:number-columns-repeated="27" office:value-type="float" office:value="299" calcext:value-type="float">
            <text:p>29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99" calcext:value-type="float">
            <text:p>29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99" calcext:value-type="float">
            <text:p>29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99" calcext:value-type="float">
            <text:p>29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9" calcext:value-type="float">
            <text:p>29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99" calcext:value-type="float">
            <text:p>29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99" calcext:value-type="float">
            <text:p>29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99" calcext:value-type="float">
            <text:p>29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99" calcext:value-type="float">
            <text:p>29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9" calcext:value-type="float">
            <text:p>29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284668" calcext:value-type="float">
            <text:p>1284668</text:p>
          </table:table-cell>
          <table:table-cell table:number-columns-repeated="27" office:value-type="float" office:value="300" calcext:value-type="float">
            <text:p>30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00" calcext:value-type="float">
            <text:p>3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00" calcext:value-type="float">
            <text:p>30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00" calcext:value-type="float">
            <text:p>30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00" calcext:value-type="float">
            <text:p>30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00" calcext:value-type="float">
            <text:p>30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00" calcext:value-type="float">
            <text:p>30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00" calcext:value-type="float">
            <text:p>30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284669" calcext:value-type="float">
            <text:p>1284669</text:p>
          </table:table-cell>
          <table:table-cell table:number-columns-repeated="27" office:value-type="float" office:value="301" calcext:value-type="float">
            <text:p>30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01" calcext:value-type="float">
            <text:p>30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01" calcext:value-type="float">
            <text:p>30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01" calcext:value-type="float">
            <text:p>30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1" calcext:value-type="float">
            <text:p>30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01" calcext:value-type="float">
            <text:p>30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01" calcext:value-type="float">
            <text:p>30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01" calcext:value-type="float">
            <text:p>30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01" calcext:value-type="float">
            <text:p>30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1" calcext:value-type="float">
            <text:p>30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284670" calcext:value-type="float">
            <text:p>1284670</text:p>
          </table:table-cell>
          <table:table-cell table:number-columns-repeated="27" office:value-type="float" office:value="302" calcext:value-type="float">
            <text:p>30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02" calcext:value-type="float">
            <text:p>30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02" calcext:value-type="float">
            <text:p>30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02" calcext:value-type="float">
            <text:p>30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02" calcext:value-type="float">
            <text:p>30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02" calcext:value-type="float">
            <text:p>30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02" calcext:value-type="float">
            <text:p>30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02" calcext:value-type="float">
            <text:p>30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1284671" calcext:value-type="float">
            <text:p>1284671</text:p>
          </table:table-cell>
          <table:table-cell table:number-columns-repeated="27" office:value-type="float" office:value="303" calcext:value-type="float">
            <text:p>30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03" calcext:value-type="float">
            <text:p>30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03" calcext:value-type="float">
            <text:p>30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03" calcext:value-type="float">
            <text:p>30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03" calcext:value-type="float">
            <text:p>30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03" calcext:value-type="float">
            <text:p>30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03" calcext:value-type="float">
            <text:p>30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03" calcext:value-type="float">
            <text:p>30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284672" calcext:value-type="float">
            <text:p>1284672</text:p>
          </table:table-cell>
          <table:table-cell table:number-columns-repeated="27" office:value-type="float" office:value="304" calcext:value-type="float">
            <text:p>30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04" calcext:value-type="float">
            <text:p>30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04" calcext:value-type="float">
            <text:p>30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04" calcext:value-type="float">
            <text:p>30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4" calcext:value-type="float">
            <text:p>30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04" calcext:value-type="float">
            <text:p>30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04" calcext:value-type="float">
            <text:p>30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04" calcext:value-type="float">
            <text:p>30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04" calcext:value-type="float">
            <text:p>30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4" calcext:value-type="float">
            <text:p>30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284673" calcext:value-type="float">
            <text:p>1284673</text:p>
          </table:table-cell>
          <table:table-cell table:number-columns-repeated="27" office:value-type="float" office:value="305" calcext:value-type="float">
            <text:p>30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05" calcext:value-type="float">
            <text:p>30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05" calcext:value-type="float">
            <text:p>30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05" calcext:value-type="float">
            <text:p>30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5" calcext:value-type="float">
            <text:p>30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05" calcext:value-type="float">
            <text:p>30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05" calcext:value-type="float">
            <text:p>30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05" calcext:value-type="float">
            <text:p>30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05" calcext:value-type="float">
            <text:p>30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5" calcext:value-type="float">
            <text:p>30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284674" calcext:value-type="float">
            <text:p>1284674</text:p>
          </table:table-cell>
          <table:table-cell table:number-columns-repeated="27" office:value-type="float" office:value="306" calcext:value-type="float">
            <text:p>30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06" calcext:value-type="float">
            <text:p>30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06" calcext:value-type="float">
            <text:p>30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06" calcext:value-type="float">
            <text:p>30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06" calcext:value-type="float">
            <text:p>30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06" calcext:value-type="float">
            <text:p>30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06" calcext:value-type="float">
            <text:p>30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06" calcext:value-type="float">
            <text:p>30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284675" calcext:value-type="float">
            <text:p>1284675</text:p>
          </table:table-cell>
          <table:table-cell table:number-columns-repeated="27" office:value-type="float" office:value="307" calcext:value-type="float">
            <text:p>30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07" calcext:value-type="float">
            <text:p>30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07" calcext:value-type="float">
            <text:p>30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07" calcext:value-type="float">
            <text:p>30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07" calcext:value-type="float">
            <text:p>30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07" calcext:value-type="float">
            <text:p>30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07" calcext:value-type="float">
            <text:p>30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07" calcext:value-type="float">
            <text:p>30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284676" calcext:value-type="float">
            <text:p>1284676</text:p>
          </table:table-cell>
          <table:table-cell table:number-columns-repeated="27" office:value-type="float" office:value="308" calcext:value-type="float">
            <text:p>30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08" calcext:value-type="float">
            <text:p>30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08" calcext:value-type="float">
            <text:p>30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08" calcext:value-type="float">
            <text:p>30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08" calcext:value-type="float">
            <text:p>30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08" calcext:value-type="float">
            <text:p>30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08" calcext:value-type="float">
            <text:p>30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08" calcext:value-type="float">
            <text:p>30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1284677" calcext:value-type="float">
            <text:p>1284677</text:p>
          </table:table-cell>
          <table:table-cell table:number-columns-repeated="27" office:value-type="float" office:value="309" calcext:value-type="float">
            <text:p>30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09" calcext:value-type="float">
            <text:p>30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09" calcext:value-type="float">
            <text:p>30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09" calcext:value-type="float">
            <text:p>30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09" calcext:value-type="float">
            <text:p>30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09" calcext:value-type="float">
            <text:p>30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09" calcext:value-type="float">
            <text:p>30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09" calcext:value-type="float">
            <text:p>30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284678" calcext:value-type="float">
            <text:p>1284678</text:p>
          </table:table-cell>
          <table:table-cell table:number-columns-repeated="27" office:value-type="float" office:value="310" calcext:value-type="float">
            <text:p>31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10" calcext:value-type="float">
            <text:p>3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10" calcext:value-type="float">
            <text:p>31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10" calcext:value-type="float">
            <text:p>31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10" calcext:value-type="float">
            <text:p>31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10" calcext:value-type="float">
            <text:p>31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10" calcext:value-type="float">
            <text:p>31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10" calcext:value-type="float">
            <text:p>31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284679" calcext:value-type="float">
            <text:p>1284679</text:p>
          </table:table-cell>
          <table:table-cell table:number-columns-repeated="27" office:value-type="float" office:value="311" calcext:value-type="float">
            <text:p>31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11" calcext:value-type="float">
            <text:p>31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11" calcext:value-type="float">
            <text:p>31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11" calcext:value-type="float">
            <text:p>31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1" calcext:value-type="float">
            <text:p>31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11" calcext:value-type="float">
            <text:p>31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11" calcext:value-type="float">
            <text:p>31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11" calcext:value-type="float">
            <text:p>31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11" calcext:value-type="float">
            <text:p>31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1" calcext:value-type="float">
            <text:p>31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1284680" calcext:value-type="float">
            <text:p>1284680</text:p>
          </table:table-cell>
          <table:table-cell table:number-columns-repeated="27" office:value-type="float" office:value="312" calcext:value-type="float">
            <text:p>31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12" calcext:value-type="float">
            <text:p>3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12" calcext:value-type="float">
            <text:p>31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12" calcext:value-type="float">
            <text:p>31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2" calcext:value-type="float">
            <text:p>31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12" calcext:value-type="float">
            <text:p>31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12" calcext:value-type="float">
            <text:p>31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12" calcext:value-type="float">
            <text:p>31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12" calcext:value-type="float">
            <text:p>31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2" calcext:value-type="float">
            <text:p>31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284681" calcext:value-type="float">
            <text:p>1284681</text:p>
          </table:table-cell>
          <table:table-cell table:number-columns-repeated="27" office:value-type="float" office:value="313" calcext:value-type="float">
            <text:p>31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13" calcext:value-type="float">
            <text:p>31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13" calcext:value-type="float">
            <text:p>31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13" calcext:value-type="float">
            <text:p>31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3" calcext:value-type="float">
            <text:p>31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13" calcext:value-type="float">
            <text:p>31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13" calcext:value-type="float">
            <text:p>31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13" calcext:value-type="float">
            <text:p>31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13" calcext:value-type="float">
            <text:p>31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3" calcext:value-type="float">
            <text:p>31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1284682" calcext:value-type="float">
            <text:p>1284682</text:p>
          </table:table-cell>
          <table:table-cell table:number-columns-repeated="27" office:value-type="float" office:value="314" calcext:value-type="float">
            <text:p>31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14" calcext:value-type="float">
            <text:p>31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14" calcext:value-type="float">
            <text:p>31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14" calcext:value-type="float">
            <text:p>31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14" calcext:value-type="float">
            <text:p>31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14" calcext:value-type="float">
            <text:p>31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14" calcext:value-type="float">
            <text:p>31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14" calcext:value-type="float">
            <text:p>31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284683" calcext:value-type="float">
            <text:p>1284683</text:p>
          </table:table-cell>
          <table:table-cell table:number-columns-repeated="27" office:value-type="float" office:value="315" calcext:value-type="float">
            <text:p>31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15" calcext:value-type="float">
            <text:p>31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15" calcext:value-type="float">
            <text:p>31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15" calcext:value-type="float">
            <text:p>31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5" calcext:value-type="float">
            <text:p>31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15" calcext:value-type="float">
            <text:p>31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15" calcext:value-type="float">
            <text:p>31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15" calcext:value-type="float">
            <text:p>31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15" calcext:value-type="float">
            <text:p>31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5" calcext:value-type="float">
            <text:p>31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1284684" calcext:value-type="float">
            <text:p>1284684</text:p>
          </table:table-cell>
          <table:table-cell table:number-columns-repeated="27" office:value-type="float" office:value="316" calcext:value-type="float">
            <text:p>31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16" calcext:value-type="float">
            <text:p>31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16" calcext:value-type="float">
            <text:p>31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16" calcext:value-type="float">
            <text:p>31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16" calcext:value-type="float">
            <text:p>31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16" calcext:value-type="float">
            <text:p>31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16" calcext:value-type="float">
            <text:p>31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16" calcext:value-type="float">
            <text:p>31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284685" calcext:value-type="float">
            <text:p>1284685</text:p>
          </table:table-cell>
          <table:table-cell table:number-columns-repeated="27" office:value-type="float" office:value="317" calcext:value-type="float">
            <text:p>31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17" calcext:value-type="float">
            <text:p>31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17" calcext:value-type="float">
            <text:p>31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17" calcext:value-type="float">
            <text:p>31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7" calcext:value-type="float">
            <text:p>31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17" calcext:value-type="float">
            <text:p>31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17" calcext:value-type="float">
            <text:p>31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17" calcext:value-type="float">
            <text:p>31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17" calcext:value-type="float">
            <text:p>31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7" calcext:value-type="float">
            <text:p>31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1284686" calcext:value-type="float">
            <text:p>1284686</text:p>
          </table:table-cell>
          <table:table-cell table:number-columns-repeated="27" office:value-type="float" office:value="318" calcext:value-type="float">
            <text:p>31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18" calcext:value-type="float">
            <text:p>31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18" calcext:value-type="float">
            <text:p>31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18" calcext:value-type="float">
            <text:p>31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18" calcext:value-type="float">
            <text:p>31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18" calcext:value-type="float">
            <text:p>31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18" calcext:value-type="float">
            <text:p>31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18" calcext:value-type="float">
            <text:p>31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1284687" calcext:value-type="float">
            <text:p>1284687</text:p>
          </table:table-cell>
          <table:table-cell table:number-columns-repeated="27" office:value-type="float" office:value="319" calcext:value-type="float">
            <text:p>31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19" calcext:value-type="float">
            <text:p>31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19" calcext:value-type="float">
            <text:p>31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19" calcext:value-type="float">
            <text:p>31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9" calcext:value-type="float">
            <text:p>31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19" calcext:value-type="float">
            <text:p>31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19" calcext:value-type="float">
            <text:p>31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19" calcext:value-type="float">
            <text:p>31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19" calcext:value-type="float">
            <text:p>31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9" calcext:value-type="float">
            <text:p>31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284688" calcext:value-type="float">
            <text:p>1284688</text:p>
          </table:table-cell>
          <table:table-cell table:number-columns-repeated="27" office:value-type="float" office:value="320" calcext:value-type="float">
            <text:p>32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20" calcext:value-type="float">
            <text:p>32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20" calcext:value-type="float">
            <text:p>32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20" calcext:value-type="float">
            <text:p>32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0" calcext:value-type="float">
            <text:p>32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20" calcext:value-type="float">
            <text:p>32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20" calcext:value-type="float">
            <text:p>32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20" calcext:value-type="float">
            <text:p>32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20" calcext:value-type="float">
            <text:p>32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0" calcext:value-type="float">
            <text:p>32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284689" calcext:value-type="float">
            <text:p>1284689</text:p>
          </table:table-cell>
          <table:table-cell table:number-columns-repeated="27" office:value-type="float" office:value="321" calcext:value-type="float">
            <text:p>32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21" calcext:value-type="float">
            <text:p>32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21" calcext:value-type="float">
            <text:p>32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21" calcext:value-type="float">
            <text:p>32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21" calcext:value-type="float">
            <text:p>32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21" calcext:value-type="float">
            <text:p>32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21" calcext:value-type="float">
            <text:p>32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21" calcext:value-type="float">
            <text:p>32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1284690" calcext:value-type="float">
            <text:p>1284690</text:p>
          </table:table-cell>
          <table:table-cell table:number-columns-repeated="27" office:value-type="float" office:value="322" calcext:value-type="float">
            <text:p>32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22" calcext:value-type="float">
            <text:p>32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22" calcext:value-type="float">
            <text:p>32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22" calcext:value-type="float">
            <text:p>32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2" calcext:value-type="float">
            <text:p>32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22" calcext:value-type="float">
            <text:p>32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22" calcext:value-type="float">
            <text:p>32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22" calcext:value-type="float">
            <text:p>32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22" calcext:value-type="float">
            <text:p>32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2" calcext:value-type="float">
            <text:p>32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1284691" calcext:value-type="float">
            <text:p>1284691</text:p>
          </table:table-cell>
          <table:table-cell table:number-columns-repeated="27" office:value-type="float" office:value="323" calcext:value-type="float">
            <text:p>32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23" calcext:value-type="float">
            <text:p>32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23" calcext:value-type="float">
            <text:p>32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23" calcext:value-type="float">
            <text:p>32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3" calcext:value-type="float">
            <text:p>32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23" calcext:value-type="float">
            <text:p>32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23" calcext:value-type="float">
            <text:p>32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23" calcext:value-type="float">
            <text:p>32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23" calcext:value-type="float">
            <text:p>32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3" calcext:value-type="float">
            <text:p>32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1284692" calcext:value-type="float">
            <text:p>1284692</text:p>
          </table:table-cell>
          <table:table-cell table:number-columns-repeated="27" office:value-type="float" office:value="324" calcext:value-type="float">
            <text:p>32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24" calcext:value-type="float">
            <text:p>32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24" calcext:value-type="float">
            <text:p>32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24" calcext:value-type="float">
            <text:p>32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4" calcext:value-type="float">
            <text:p>32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24" calcext:value-type="float">
            <text:p>32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24" calcext:value-type="float">
            <text:p>32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24" calcext:value-type="float">
            <text:p>32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24" calcext:value-type="float">
            <text:p>32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4" calcext:value-type="float">
            <text:p>32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284693" calcext:value-type="float">
            <text:p>1284693</text:p>
          </table:table-cell>
          <table:table-cell table:number-columns-repeated="27" office:value-type="float" office:value="325" calcext:value-type="float">
            <text:p>32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25" calcext:value-type="float">
            <text:p>32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25" calcext:value-type="float">
            <text:p>32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25" calcext:value-type="float">
            <text:p>32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5" calcext:value-type="float">
            <text:p>32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25" calcext:value-type="float">
            <text:p>32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25" calcext:value-type="float">
            <text:p>32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25" calcext:value-type="float">
            <text:p>32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25" calcext:value-type="float">
            <text:p>32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5" calcext:value-type="float">
            <text:p>32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284694" calcext:value-type="float">
            <text:p>1284694</text:p>
          </table:table-cell>
          <table:table-cell table:number-columns-repeated="27" office:value-type="float" office:value="326" calcext:value-type="float">
            <text:p>32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26" calcext:value-type="float">
            <text:p>32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26" calcext:value-type="float">
            <text:p>32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26" calcext:value-type="float">
            <text:p>32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6" calcext:value-type="float">
            <text:p>32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26" calcext:value-type="float">
            <text:p>32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26" calcext:value-type="float">
            <text:p>32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26" calcext:value-type="float">
            <text:p>32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26" calcext:value-type="float">
            <text:p>32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6" calcext:value-type="float">
            <text:p>32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284695" calcext:value-type="float">
            <text:p>1284695</text:p>
          </table:table-cell>
          <table:table-cell table:number-columns-repeated="27" office:value-type="float" office:value="327" calcext:value-type="float">
            <text:p>32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27" calcext:value-type="float">
            <text:p>32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27" calcext:value-type="float">
            <text:p>32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27" calcext:value-type="float">
            <text:p>32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7" calcext:value-type="float">
            <text:p>32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27" calcext:value-type="float">
            <text:p>32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27" calcext:value-type="float">
            <text:p>32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27" calcext:value-type="float">
            <text:p>32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27" calcext:value-type="float">
            <text:p>32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7" calcext:value-type="float">
            <text:p>32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1284696" calcext:value-type="float">
            <text:p>1284696</text:p>
          </table:table-cell>
          <table:table-cell table:number-columns-repeated="27" office:value-type="float" office:value="328" calcext:value-type="float">
            <text:p>32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28" calcext:value-type="float">
            <text:p>32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28" calcext:value-type="float">
            <text:p>32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28" calcext:value-type="float">
            <text:p>32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28" calcext:value-type="float">
            <text:p>32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28" calcext:value-type="float">
            <text:p>32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28" calcext:value-type="float">
            <text:p>32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28" calcext:value-type="float">
            <text:p>32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284697" calcext:value-type="float">
            <text:p>1284697</text:p>
          </table:table-cell>
          <table:table-cell table:number-columns-repeated="27" office:value-type="float" office:value="329" calcext:value-type="float">
            <text:p>32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29" calcext:value-type="float">
            <text:p>32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29" calcext:value-type="float">
            <text:p>32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29" calcext:value-type="float">
            <text:p>32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29" calcext:value-type="float">
            <text:p>32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29" calcext:value-type="float">
            <text:p>32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29" calcext:value-type="float">
            <text:p>32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29" calcext:value-type="float">
            <text:p>32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284698" calcext:value-type="float">
            <text:p>1284698</text:p>
          </table:table-cell>
          <table:table-cell table:number-columns-repeated="27" office:value-type="float" office:value="330" calcext:value-type="float">
            <text:p>33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30" calcext:value-type="float">
            <text:p>33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30" calcext:value-type="float">
            <text:p>33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30" calcext:value-type="float">
            <text:p>33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30" calcext:value-type="float">
            <text:p>33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30" calcext:value-type="float">
            <text:p>33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30" calcext:value-type="float">
            <text:p>33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30" calcext:value-type="float">
            <text:p>33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284699" calcext:value-type="float">
            <text:p>1284699</text:p>
          </table:table-cell>
          <table:table-cell table:number-columns-repeated="27" office:value-type="float" office:value="331" calcext:value-type="float">
            <text:p>33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31" calcext:value-type="float">
            <text:p>33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31" calcext:value-type="float">
            <text:p>33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31" calcext:value-type="float">
            <text:p>33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31" calcext:value-type="float">
            <text:p>33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31" calcext:value-type="float">
            <text:p>33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31" calcext:value-type="float">
            <text:p>33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31" calcext:value-type="float">
            <text:p>33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284700" calcext:value-type="float">
            <text:p>1284700</text:p>
          </table:table-cell>
          <table:table-cell table:number-columns-repeated="27" office:value-type="float" office:value="332" calcext:value-type="float">
            <text:p>33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32" calcext:value-type="float">
            <text:p>33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32" calcext:value-type="float">
            <text:p>33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32" calcext:value-type="float">
            <text:p>33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32" calcext:value-type="float">
            <text:p>33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32" calcext:value-type="float">
            <text:p>33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32" calcext:value-type="float">
            <text:p>33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32" calcext:value-type="float">
            <text:p>33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284701" calcext:value-type="float">
            <text:p>1284701</text:p>
          </table:table-cell>
          <table:table-cell table:number-columns-repeated="27" office:value-type="float" office:value="333" calcext:value-type="float">
            <text:p>33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33" calcext:value-type="float">
            <text:p>33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33" calcext:value-type="float">
            <text:p>33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33" calcext:value-type="float">
            <text:p>33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33" calcext:value-type="float">
            <text:p>33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33" calcext:value-type="float">
            <text:p>33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33" calcext:value-type="float">
            <text:p>33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33" calcext:value-type="float">
            <text:p>33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284702" calcext:value-type="float">
            <text:p>1284702</text:p>
          </table:table-cell>
          <table:table-cell table:number-columns-repeated="27" office:value-type="float" office:value="334" calcext:value-type="float">
            <text:p>33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34" calcext:value-type="float">
            <text:p>33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34" calcext:value-type="float">
            <text:p>33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34" calcext:value-type="float">
            <text:p>33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34" calcext:value-type="float">
            <text:p>33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34" calcext:value-type="float">
            <text:p>33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34" calcext:value-type="float">
            <text:p>33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34" calcext:value-type="float">
            <text:p>33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284703" calcext:value-type="float">
            <text:p>1284703</text:p>
          </table:table-cell>
          <table:table-cell table:number-columns-repeated="27" office:value-type="float" office:value="335" calcext:value-type="float">
            <text:p>33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35" calcext:value-type="float">
            <text:p>33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35" calcext:value-type="float">
            <text:p>33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35" calcext:value-type="float">
            <text:p>33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35" calcext:value-type="float">
            <text:p>33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35" calcext:value-type="float">
            <text:p>33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35" calcext:value-type="float">
            <text:p>33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35" calcext:value-type="float">
            <text:p>33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284704" calcext:value-type="float">
            <text:p>1284704</text:p>
          </table:table-cell>
          <table:table-cell table:number-columns-repeated="27" office:value-type="float" office:value="336" calcext:value-type="float">
            <text:p>33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36" calcext:value-type="float">
            <text:p>33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36" calcext:value-type="float">
            <text:p>33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36" calcext:value-type="float">
            <text:p>33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6" calcext:value-type="float">
            <text:p>33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36" calcext:value-type="float">
            <text:p>33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36" calcext:value-type="float">
            <text:p>33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36" calcext:value-type="float">
            <text:p>33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36" calcext:value-type="float">
            <text:p>33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6" calcext:value-type="float">
            <text:p>33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1284705" calcext:value-type="float">
            <text:p>1284705</text:p>
          </table:table-cell>
          <table:table-cell table:number-columns-repeated="27" office:value-type="float" office:value="337" calcext:value-type="float">
            <text:p>33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37" calcext:value-type="float">
            <text:p>33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37" calcext:value-type="float">
            <text:p>33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37" calcext:value-type="float">
            <text:p>33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7" calcext:value-type="float">
            <text:p>33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37" calcext:value-type="float">
            <text:p>33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37" calcext:value-type="float">
            <text:p>33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37" calcext:value-type="float">
            <text:p>33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37" calcext:value-type="float">
            <text:p>33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7" calcext:value-type="float">
            <text:p>33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284706" calcext:value-type="float">
            <text:p>1284706</text:p>
          </table:table-cell>
          <table:table-cell table:number-columns-repeated="27" office:value-type="float" office:value="338" calcext:value-type="float">
            <text:p>33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38" calcext:value-type="float">
            <text:p>33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38" calcext:value-type="float">
            <text:p>33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38" calcext:value-type="float">
            <text:p>33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8" calcext:value-type="float">
            <text:p>33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38" calcext:value-type="float">
            <text:p>33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38" calcext:value-type="float">
            <text:p>33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38" calcext:value-type="float">
            <text:p>33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38" calcext:value-type="float">
            <text:p>33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8" calcext:value-type="float">
            <text:p>33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284707" calcext:value-type="float">
            <text:p>1284707</text:p>
          </table:table-cell>
          <table:table-cell table:number-columns-repeated="27" office:value-type="float" office:value="339" calcext:value-type="float">
            <text:p>33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39" calcext:value-type="float">
            <text:p>33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39" calcext:value-type="float">
            <text:p>33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39" calcext:value-type="float">
            <text:p>33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9" calcext:value-type="float">
            <text:p>33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39" calcext:value-type="float">
            <text:p>33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39" calcext:value-type="float">
            <text:p>33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39" calcext:value-type="float">
            <text:p>33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39" calcext:value-type="float">
            <text:p>33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9" calcext:value-type="float">
            <text:p>33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284708" calcext:value-type="float">
            <text:p>1284708</text:p>
          </table:table-cell>
          <table:table-cell table:number-columns-repeated="27" office:value-type="float" office:value="340" calcext:value-type="float">
            <text:p>34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40" calcext:value-type="float">
            <text:p>34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40" calcext:value-type="float">
            <text:p>34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40" calcext:value-type="float">
            <text:p>34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0" calcext:value-type="float">
            <text:p>34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40" calcext:value-type="float">
            <text:p>34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40" calcext:value-type="float">
            <text:p>34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40" calcext:value-type="float">
            <text:p>34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40" calcext:value-type="float">
            <text:p>34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0" calcext:value-type="float">
            <text:p>34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284709" calcext:value-type="float">
            <text:p>1284709</text:p>
          </table:table-cell>
          <table:table-cell table:number-columns-repeated="27" office:value-type="float" office:value="341" calcext:value-type="float">
            <text:p>34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41" calcext:value-type="float">
            <text:p>34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41" calcext:value-type="float">
            <text:p>34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41" calcext:value-type="float">
            <text:p>34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1" calcext:value-type="float">
            <text:p>34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41" calcext:value-type="float">
            <text:p>34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41" calcext:value-type="float">
            <text:p>34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41" calcext:value-type="float">
            <text:p>34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41" calcext:value-type="float">
            <text:p>34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1" calcext:value-type="float">
            <text:p>34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1284710" calcext:value-type="float">
            <text:p>1284710</text:p>
          </table:table-cell>
          <table:table-cell table:number-columns-repeated="27" office:value-type="float" office:value="342" calcext:value-type="float">
            <text:p>34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42" calcext:value-type="float">
            <text:p>34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42" calcext:value-type="float">
            <text:p>34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42" calcext:value-type="float">
            <text:p>34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2" calcext:value-type="float">
            <text:p>34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42" calcext:value-type="float">
            <text:p>34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42" calcext:value-type="float">
            <text:p>34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42" calcext:value-type="float">
            <text:p>34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42" calcext:value-type="float">
            <text:p>34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2" calcext:value-type="float">
            <text:p>34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1284711" calcext:value-type="float">
            <text:p>1284711</text:p>
          </table:table-cell>
          <table:table-cell table:number-columns-repeated="27" office:value-type="float" office:value="343" calcext:value-type="float">
            <text:p>34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43" calcext:value-type="float">
            <text:p>34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43" calcext:value-type="float">
            <text:p>34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43" calcext:value-type="float">
            <text:p>34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3" calcext:value-type="float">
            <text:p>34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43" calcext:value-type="float">
            <text:p>34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43" calcext:value-type="float">
            <text:p>34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43" calcext:value-type="float">
            <text:p>34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43" calcext:value-type="float">
            <text:p>34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3" calcext:value-type="float">
            <text:p>34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284712" calcext:value-type="float">
            <text:p>1284712</text:p>
          </table:table-cell>
          <table:table-cell table:number-columns-repeated="27" office:value-type="float" office:value="344" calcext:value-type="float">
            <text:p>34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44" calcext:value-type="float">
            <text:p>34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44" calcext:value-type="float">
            <text:p>34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44" calcext:value-type="float">
            <text:p>34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44" calcext:value-type="float">
            <text:p>34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44" calcext:value-type="float">
            <text:p>34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44" calcext:value-type="float">
            <text:p>34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44" calcext:value-type="float">
            <text:p>34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284713" calcext:value-type="float">
            <text:p>1284713</text:p>
          </table:table-cell>
          <table:table-cell table:number-columns-repeated="27" office:value-type="float" office:value="345" calcext:value-type="float">
            <text:p>34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45" calcext:value-type="float">
            <text:p>34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45" calcext:value-type="float">
            <text:p>34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45" calcext:value-type="float">
            <text:p>34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5" calcext:value-type="float">
            <text:p>34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45" calcext:value-type="float">
            <text:p>34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45" calcext:value-type="float">
            <text:p>34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45" calcext:value-type="float">
            <text:p>34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45" calcext:value-type="float">
            <text:p>34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5" calcext:value-type="float">
            <text:p>34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1284714" calcext:value-type="float">
            <text:p>1284714</text:p>
          </table:table-cell>
          <table:table-cell table:number-columns-repeated="27" office:value-type="float" office:value="346" calcext:value-type="float">
            <text:p>34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46" calcext:value-type="float">
            <text:p>34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46" calcext:value-type="float">
            <text:p>34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46" calcext:value-type="float">
            <text:p>34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6" calcext:value-type="float">
            <text:p>34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46" calcext:value-type="float">
            <text:p>34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46" calcext:value-type="float">
            <text:p>34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46" calcext:value-type="float">
            <text:p>34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46" calcext:value-type="float">
            <text:p>34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6" calcext:value-type="float">
            <text:p>34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284715" calcext:value-type="float">
            <text:p>1284715</text:p>
          </table:table-cell>
          <table:table-cell table:number-columns-repeated="27" office:value-type="float" office:value="347" calcext:value-type="float">
            <text:p>34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47" calcext:value-type="float">
            <text:p>34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47" calcext:value-type="float">
            <text:p>34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47" calcext:value-type="float">
            <text:p>34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7" calcext:value-type="float">
            <text:p>34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47" calcext:value-type="float">
            <text:p>34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47" calcext:value-type="float">
            <text:p>34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47" calcext:value-type="float">
            <text:p>34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47" calcext:value-type="float">
            <text:p>34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7" calcext:value-type="float">
            <text:p>34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1284716" calcext:value-type="float">
            <text:p>1284716</text:p>
          </table:table-cell>
          <table:table-cell table:number-columns-repeated="27" office:value-type="float" office:value="348" calcext:value-type="float">
            <text:p>34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48" calcext:value-type="float">
            <text:p>34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48" calcext:value-type="float">
            <text:p>34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48" calcext:value-type="float">
            <text:p>34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8" calcext:value-type="float">
            <text:p>34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48" calcext:value-type="float">
            <text:p>34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48" calcext:value-type="float">
            <text:p>34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48" calcext:value-type="float">
            <text:p>34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48" calcext:value-type="float">
            <text:p>34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8" calcext:value-type="float">
            <text:p>34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1284717" calcext:value-type="float">
            <text:p>1284717</text:p>
          </table:table-cell>
          <table:table-cell table:number-columns-repeated="27" office:value-type="float" office:value="349" calcext:value-type="float">
            <text:p>34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49" calcext:value-type="float">
            <text:p>34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49" calcext:value-type="float">
            <text:p>34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49" calcext:value-type="float">
            <text:p>34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9" calcext:value-type="float">
            <text:p>34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49" calcext:value-type="float">
            <text:p>34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49" calcext:value-type="float">
            <text:p>34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49" calcext:value-type="float">
            <text:p>34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49" calcext:value-type="float">
            <text:p>34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9" calcext:value-type="float">
            <text:p>34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284718" calcext:value-type="float">
            <text:p>1284718</text:p>
          </table:table-cell>
          <table:table-cell table:number-columns-repeated="27" office:value-type="float" office:value="350" calcext:value-type="float">
            <text:p>35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50" calcext:value-type="float">
            <text:p>35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50" calcext:value-type="float">
            <text:p>35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50" calcext:value-type="float">
            <text:p>35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50" calcext:value-type="float">
            <text:p>35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50" calcext:value-type="float">
            <text:p>35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50" calcext:value-type="float">
            <text:p>35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50" calcext:value-type="float">
            <text:p>35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284719" calcext:value-type="float">
            <text:p>1284719</text:p>
          </table:table-cell>
          <table:table-cell table:number-columns-repeated="27" office:value-type="float" office:value="351" calcext:value-type="float">
            <text:p>35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51" calcext:value-type="float">
            <text:p>35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51" calcext:value-type="float">
            <text:p>35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51" calcext:value-type="float">
            <text:p>35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1" calcext:value-type="float">
            <text:p>35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51" calcext:value-type="float">
            <text:p>35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51" calcext:value-type="float">
            <text:p>35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51" calcext:value-type="float">
            <text:p>35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51" calcext:value-type="float">
            <text:p>35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1" calcext:value-type="float">
            <text:p>35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1284720" calcext:value-type="float">
            <text:p>1284720</text:p>
          </table:table-cell>
          <table:table-cell table:number-columns-repeated="27" office:value-type="float" office:value="352" calcext:value-type="float">
            <text:p>35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52" calcext:value-type="float">
            <text:p>35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52" calcext:value-type="float">
            <text:p>35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52" calcext:value-type="float">
            <text:p>35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2" calcext:value-type="float">
            <text:p>35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52" calcext:value-type="float">
            <text:p>35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52" calcext:value-type="float">
            <text:p>35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52" calcext:value-type="float">
            <text:p>35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52" calcext:value-type="float">
            <text:p>35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2" calcext:value-type="float">
            <text:p>35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284721" calcext:value-type="float">
            <text:p>1284721</text:p>
          </table:table-cell>
          <table:table-cell table:number-columns-repeated="27" office:value-type="float" office:value="353" calcext:value-type="float">
            <text:p>35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53" calcext:value-type="float">
            <text:p>35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53" calcext:value-type="float">
            <text:p>35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53" calcext:value-type="float">
            <text:p>35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3" calcext:value-type="float">
            <text:p>35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53" calcext:value-type="float">
            <text:p>35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53" calcext:value-type="float">
            <text:p>35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53" calcext:value-type="float">
            <text:p>35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53" calcext:value-type="float">
            <text:p>35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3" calcext:value-type="float">
            <text:p>35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284722" calcext:value-type="float">
            <text:p>1284722</text:p>
          </table:table-cell>
          <table:table-cell table:number-columns-repeated="27" office:value-type="float" office:value="354" calcext:value-type="float">
            <text:p>35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54" calcext:value-type="float">
            <text:p>35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54" calcext:value-type="float">
            <text:p>35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54" calcext:value-type="float">
            <text:p>35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4" calcext:value-type="float">
            <text:p>35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54" calcext:value-type="float">
            <text:p>35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54" calcext:value-type="float">
            <text:p>35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54" calcext:value-type="float">
            <text:p>35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54" calcext:value-type="float">
            <text:p>35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4" calcext:value-type="float">
            <text:p>35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1284723" calcext:value-type="float">
            <text:p>1284723</text:p>
          </table:table-cell>
          <table:table-cell table:number-columns-repeated="27" office:value-type="float" office:value="355" calcext:value-type="float">
            <text:p>35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55" calcext:value-type="float">
            <text:p>35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55" calcext:value-type="float">
            <text:p>35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55" calcext:value-type="float">
            <text:p>35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5" calcext:value-type="float">
            <text:p>35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55" calcext:value-type="float">
            <text:p>35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55" calcext:value-type="float">
            <text:p>35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55" calcext:value-type="float">
            <text:p>35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55" calcext:value-type="float">
            <text:p>35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5" calcext:value-type="float">
            <text:p>35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284724" calcext:value-type="float">
            <text:p>1284724</text:p>
          </table:table-cell>
          <table:table-cell table:number-columns-repeated="27" office:value-type="float" office:value="356" calcext:value-type="float">
            <text:p>35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56" calcext:value-type="float">
            <text:p>35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56" calcext:value-type="float">
            <text:p>35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56" calcext:value-type="float">
            <text:p>35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6" calcext:value-type="float">
            <text:p>35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56" calcext:value-type="float">
            <text:p>35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56" calcext:value-type="float">
            <text:p>35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56" calcext:value-type="float">
            <text:p>35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56" calcext:value-type="float">
            <text:p>35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6" calcext:value-type="float">
            <text:p>35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284725" calcext:value-type="float">
            <text:p>1284725</text:p>
          </table:table-cell>
          <table:table-cell table:number-columns-repeated="27" office:value-type="float" office:value="357" calcext:value-type="float">
            <text:p>35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57" calcext:value-type="float">
            <text:p>35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57" calcext:value-type="float">
            <text:p>35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57" calcext:value-type="float">
            <text:p>35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57" calcext:value-type="float">
            <text:p>35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57" calcext:value-type="float">
            <text:p>35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57" calcext:value-type="float">
            <text:p>35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57" calcext:value-type="float">
            <text:p>35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284726" calcext:value-type="float">
            <text:p>1284726</text:p>
          </table:table-cell>
          <table:table-cell table:number-columns-repeated="27" office:value-type="float" office:value="358" calcext:value-type="float">
            <text:p>35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58" calcext:value-type="float">
            <text:p>35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58" calcext:value-type="float">
            <text:p>35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58" calcext:value-type="float">
            <text:p>35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8" calcext:value-type="float">
            <text:p>35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58" calcext:value-type="float">
            <text:p>35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58" calcext:value-type="float">
            <text:p>35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58" calcext:value-type="float">
            <text:p>35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58" calcext:value-type="float">
            <text:p>35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8" calcext:value-type="float">
            <text:p>35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284727" calcext:value-type="float">
            <text:p>1284727</text:p>
          </table:table-cell>
          <table:table-cell table:number-columns-repeated="27" office:value-type="float" office:value="359" calcext:value-type="float">
            <text:p>35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59" calcext:value-type="float">
            <text:p>35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59" calcext:value-type="float">
            <text:p>35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59" calcext:value-type="float">
            <text:p>35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9" calcext:value-type="float">
            <text:p>35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59" calcext:value-type="float">
            <text:p>35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59" calcext:value-type="float">
            <text:p>35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59" calcext:value-type="float">
            <text:p>35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59" calcext:value-type="float">
            <text:p>35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9" calcext:value-type="float">
            <text:p>35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284728" calcext:value-type="float">
            <text:p>1284728</text:p>
          </table:table-cell>
          <table:table-cell table:number-columns-repeated="27" office:value-type="float" office:value="360" calcext:value-type="float">
            <text:p>36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60" calcext:value-type="float">
            <text:p>36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60" calcext:value-type="float">
            <text:p>36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60" calcext:value-type="float">
            <text:p>36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0" calcext:value-type="float">
            <text:p>36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60" calcext:value-type="float">
            <text:p>36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60" calcext:value-type="float">
            <text:p>36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60" calcext:value-type="float">
            <text:p>36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60" calcext:value-type="float">
            <text:p>36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0" calcext:value-type="float">
            <text:p>36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284729" calcext:value-type="float">
            <text:p>1284729</text:p>
          </table:table-cell>
          <table:table-cell table:number-columns-repeated="27" office:value-type="float" office:value="361" calcext:value-type="float">
            <text:p>36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61" calcext:value-type="float">
            <text:p>36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61" calcext:value-type="float">
            <text:p>36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61" calcext:value-type="float">
            <text:p>36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1" calcext:value-type="float">
            <text:p>36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61" calcext:value-type="float">
            <text:p>36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61" calcext:value-type="float">
            <text:p>36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61" calcext:value-type="float">
            <text:p>36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61" calcext:value-type="float">
            <text:p>36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1" calcext:value-type="float">
            <text:p>36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284730" calcext:value-type="float">
            <text:p>1284730</text:p>
          </table:table-cell>
          <table:table-cell table:number-columns-repeated="27" office:value-type="float" office:value="362" calcext:value-type="float">
            <text:p>36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62" calcext:value-type="float">
            <text:p>36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62" calcext:value-type="float">
            <text:p>36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62" calcext:value-type="float">
            <text:p>36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2" calcext:value-type="float">
            <text:p>36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62" calcext:value-type="float">
            <text:p>36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62" calcext:value-type="float">
            <text:p>36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62" calcext:value-type="float">
            <text:p>36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62" calcext:value-type="float">
            <text:p>36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2" calcext:value-type="float">
            <text:p>36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284731" calcext:value-type="float">
            <text:p>1284731</text:p>
          </table:table-cell>
          <table:table-cell table:number-columns-repeated="27" office:value-type="float" office:value="363" calcext:value-type="float">
            <text:p>36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63" calcext:value-type="float">
            <text:p>36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63" calcext:value-type="float">
            <text:p>36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63" calcext:value-type="float">
            <text:p>36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3" calcext:value-type="float">
            <text:p>36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63" calcext:value-type="float">
            <text:p>36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63" calcext:value-type="float">
            <text:p>36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63" calcext:value-type="float">
            <text:p>36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63" calcext:value-type="float">
            <text:p>36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3" calcext:value-type="float">
            <text:p>36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1284732" calcext:value-type="float">
            <text:p>1284732</text:p>
          </table:table-cell>
          <table:table-cell table:number-columns-repeated="27" office:value-type="float" office:value="364" calcext:value-type="float">
            <text:p>36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64" calcext:value-type="float">
            <text:p>36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64" calcext:value-type="float">
            <text:p>36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64" calcext:value-type="float">
            <text:p>36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4" calcext:value-type="float">
            <text:p>36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64" calcext:value-type="float">
            <text:p>36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64" calcext:value-type="float">
            <text:p>36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64" calcext:value-type="float">
            <text:p>36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64" calcext:value-type="float">
            <text:p>36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4" calcext:value-type="float">
            <text:p>36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284733" calcext:value-type="float">
            <text:p>1284733</text:p>
          </table:table-cell>
          <table:table-cell table:number-columns-repeated="27" office:value-type="float" office:value="365" calcext:value-type="float">
            <text:p>36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65" calcext:value-type="float">
            <text:p>36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65" calcext:value-type="float">
            <text:p>36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65" calcext:value-type="float">
            <text:p>36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65" calcext:value-type="float">
            <text:p>36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65" calcext:value-type="float">
            <text:p>36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65" calcext:value-type="float">
            <text:p>36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65" calcext:value-type="float">
            <text:p>36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284734" calcext:value-type="float">
            <text:p>1284734</text:p>
          </table:table-cell>
          <table:table-cell table:number-columns-repeated="27" office:value-type="float" office:value="366" calcext:value-type="float">
            <text:p>36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66" calcext:value-type="float">
            <text:p>36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66" calcext:value-type="float">
            <text:p>36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66" calcext:value-type="float">
            <text:p>36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6" calcext:value-type="float">
            <text:p>36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66" calcext:value-type="float">
            <text:p>36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66" calcext:value-type="float">
            <text:p>36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66" calcext:value-type="float">
            <text:p>36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66" calcext:value-type="float">
            <text:p>36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6" calcext:value-type="float">
            <text:p>36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1284735" calcext:value-type="float">
            <text:p>1284735</text:p>
          </table:table-cell>
          <table:table-cell table:number-columns-repeated="27" office:value-type="float" office:value="367" calcext:value-type="float">
            <text:p>36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67" calcext:value-type="float">
            <text:p>36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67" calcext:value-type="float">
            <text:p>36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67" calcext:value-type="float">
            <text:p>36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7" calcext:value-type="float">
            <text:p>36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67" calcext:value-type="float">
            <text:p>36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67" calcext:value-type="float">
            <text:p>36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67" calcext:value-type="float">
            <text:p>36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67" calcext:value-type="float">
            <text:p>36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7" calcext:value-type="float">
            <text:p>36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284736" calcext:value-type="float">
            <text:p>1284736</text:p>
          </table:table-cell>
          <table:table-cell table:number-columns-repeated="27" office:value-type="float" office:value="368" calcext:value-type="float">
            <text:p>36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68" calcext:value-type="float">
            <text:p>36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68" calcext:value-type="float">
            <text:p>36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68" calcext:value-type="float">
            <text:p>36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8" calcext:value-type="float">
            <text:p>36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68" calcext:value-type="float">
            <text:p>36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68" calcext:value-type="float">
            <text:p>36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68" calcext:value-type="float">
            <text:p>36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68" calcext:value-type="float">
            <text:p>36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8" calcext:value-type="float">
            <text:p>36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284737" calcext:value-type="float">
            <text:p>1284737</text:p>
          </table:table-cell>
          <table:table-cell table:number-columns-repeated="27" office:value-type="float" office:value="369" calcext:value-type="float">
            <text:p>36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69" calcext:value-type="float">
            <text:p>36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69" calcext:value-type="float">
            <text:p>36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69" calcext:value-type="float">
            <text:p>36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9" calcext:value-type="float">
            <text:p>36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69" calcext:value-type="float">
            <text:p>36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69" calcext:value-type="float">
            <text:p>36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69" calcext:value-type="float">
            <text:p>36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69" calcext:value-type="float">
            <text:p>36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9" calcext:value-type="float">
            <text:p>36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284738" calcext:value-type="float">
            <text:p>1284738</text:p>
          </table:table-cell>
          <table:table-cell table:number-columns-repeated="27" office:value-type="float" office:value="370" calcext:value-type="float">
            <text:p>37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70" calcext:value-type="float">
            <text:p>37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70" calcext:value-type="float">
            <text:p>37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70" calcext:value-type="float">
            <text:p>37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0" calcext:value-type="float">
            <text:p>37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70" calcext:value-type="float">
            <text:p>37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70" calcext:value-type="float">
            <text:p>37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70" calcext:value-type="float">
            <text:p>37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70" calcext:value-type="float">
            <text:p>37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0" calcext:value-type="float">
            <text:p>37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284739" calcext:value-type="float">
            <text:p>1284739</text:p>
          </table:table-cell>
          <table:table-cell table:number-columns-repeated="27" office:value-type="float" office:value="371" calcext:value-type="float">
            <text:p>37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71" calcext:value-type="float">
            <text:p>37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71" calcext:value-type="float">
            <text:p>37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71" calcext:value-type="float">
            <text:p>37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1" calcext:value-type="float">
            <text:p>37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71" calcext:value-type="float">
            <text:p>37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71" calcext:value-type="float">
            <text:p>37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71" calcext:value-type="float">
            <text:p>37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71" calcext:value-type="float">
            <text:p>37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1" calcext:value-type="float">
            <text:p>37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1284740" calcext:value-type="float">
            <text:p>1284740</text:p>
          </table:table-cell>
          <table:table-cell table:number-columns-repeated="27" office:value-type="float" office:value="372" calcext:value-type="float">
            <text:p>37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72" calcext:value-type="float">
            <text:p>37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72" calcext:value-type="float">
            <text:p>37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72" calcext:value-type="float">
            <text:p>37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2" calcext:value-type="float">
            <text:p>37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72" calcext:value-type="float">
            <text:p>37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72" calcext:value-type="float">
            <text:p>37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72" calcext:value-type="float">
            <text:p>37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72" calcext:value-type="float">
            <text:p>37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2" calcext:value-type="float">
            <text:p>37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1284741" calcext:value-type="float">
            <text:p>1284741</text:p>
          </table:table-cell>
          <table:table-cell table:number-columns-repeated="27" office:value-type="float" office:value="373" calcext:value-type="float">
            <text:p>37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73" calcext:value-type="float">
            <text:p>37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73" calcext:value-type="float">
            <text:p>37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73" calcext:value-type="float">
            <text:p>37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3" calcext:value-type="float">
            <text:p>37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73" calcext:value-type="float">
            <text:p>37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73" calcext:value-type="float">
            <text:p>37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73" calcext:value-type="float">
            <text:p>37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73" calcext:value-type="float">
            <text:p>37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3" calcext:value-type="float">
            <text:p>37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1284742" calcext:value-type="float">
            <text:p>1284742</text:p>
          </table:table-cell>
          <table:table-cell table:number-columns-repeated="27" office:value-type="float" office:value="374" calcext:value-type="float">
            <text:p>37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74" calcext:value-type="float">
            <text:p>37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74" calcext:value-type="float">
            <text:p>37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74" calcext:value-type="float">
            <text:p>37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4" calcext:value-type="float">
            <text:p>37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74" calcext:value-type="float">
            <text:p>37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74" calcext:value-type="float">
            <text:p>37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74" calcext:value-type="float">
            <text:p>37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74" calcext:value-type="float">
            <text:p>37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4" calcext:value-type="float">
            <text:p>37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1284743" calcext:value-type="float">
            <text:p>1284743</text:p>
          </table:table-cell>
          <table:table-cell table:number-columns-repeated="27" office:value-type="float" office:value="375" calcext:value-type="float">
            <text:p>37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75" calcext:value-type="float">
            <text:p>37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75" calcext:value-type="float">
            <text:p>37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75" calcext:value-type="float">
            <text:p>37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5" calcext:value-type="float">
            <text:p>37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75" calcext:value-type="float">
            <text:p>37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75" calcext:value-type="float">
            <text:p>37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75" calcext:value-type="float">
            <text:p>37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75" calcext:value-type="float">
            <text:p>37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5" calcext:value-type="float">
            <text:p>37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1284744" calcext:value-type="float">
            <text:p>1284744</text:p>
          </table:table-cell>
          <table:table-cell table:number-columns-repeated="27" office:value-type="float" office:value="376" calcext:value-type="float">
            <text:p>37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76" calcext:value-type="float">
            <text:p>37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76" calcext:value-type="float">
            <text:p>37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76" calcext:value-type="float">
            <text:p>37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6" calcext:value-type="float">
            <text:p>37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76" calcext:value-type="float">
            <text:p>37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76" calcext:value-type="float">
            <text:p>37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76" calcext:value-type="float">
            <text:p>37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76" calcext:value-type="float">
            <text:p>37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6" calcext:value-type="float">
            <text:p>37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284745" calcext:value-type="float">
            <text:p>1284745</text:p>
          </table:table-cell>
          <table:table-cell table:number-columns-repeated="27" office:value-type="float" office:value="377" calcext:value-type="float">
            <text:p>37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77" calcext:value-type="float">
            <text:p>37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77" calcext:value-type="float">
            <text:p>37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77" calcext:value-type="float">
            <text:p>37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7" calcext:value-type="float">
            <text:p>37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77" calcext:value-type="float">
            <text:p>37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77" calcext:value-type="float">
            <text:p>37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77" calcext:value-type="float">
            <text:p>37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77" calcext:value-type="float">
            <text:p>37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7" calcext:value-type="float">
            <text:p>37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1284746" calcext:value-type="float">
            <text:p>1284746</text:p>
          </table:table-cell>
          <table:table-cell table:number-columns-repeated="27" office:value-type="float" office:value="378" calcext:value-type="float">
            <text:p>37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78" calcext:value-type="float">
            <text:p>37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78" calcext:value-type="float">
            <text:p>37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78" calcext:value-type="float">
            <text:p>37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78" calcext:value-type="float">
            <text:p>37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78" calcext:value-type="float">
            <text:p>37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78" calcext:value-type="float">
            <text:p>37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78" calcext:value-type="float">
            <text:p>37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1284747" calcext:value-type="float">
            <text:p>1284747</text:p>
          </table:table-cell>
          <table:table-cell table:number-columns-repeated="27" office:value-type="float" office:value="379" calcext:value-type="float">
            <text:p>37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79" calcext:value-type="float">
            <text:p>37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79" calcext:value-type="float">
            <text:p>37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79" calcext:value-type="float">
            <text:p>37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9" calcext:value-type="float">
            <text:p>37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79" calcext:value-type="float">
            <text:p>37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79" calcext:value-type="float">
            <text:p>37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79" calcext:value-type="float">
            <text:p>37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79" calcext:value-type="float">
            <text:p>37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9" calcext:value-type="float">
            <text:p>37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1284748" calcext:value-type="float">
            <text:p>1284748</text:p>
          </table:table-cell>
          <table:table-cell table:number-columns-repeated="27" office:value-type="float" office:value="380" calcext:value-type="float">
            <text:p>38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80" calcext:value-type="float">
            <text:p>38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80" calcext:value-type="float">
            <text:p>38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80" calcext:value-type="float">
            <text:p>38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0" calcext:value-type="float">
            <text:p>38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80" calcext:value-type="float">
            <text:p>38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80" calcext:value-type="float">
            <text:p>38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80" calcext:value-type="float">
            <text:p>38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80" calcext:value-type="float">
            <text:p>38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0" calcext:value-type="float">
            <text:p>38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284749" calcext:value-type="float">
            <text:p>1284749</text:p>
          </table:table-cell>
          <table:table-cell table:number-columns-repeated="27" office:value-type="float" office:value="381" calcext:value-type="float">
            <text:p>38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81" calcext:value-type="float">
            <text:p>38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81" calcext:value-type="float">
            <text:p>38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81" calcext:value-type="float">
            <text:p>38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1" calcext:value-type="float">
            <text:p>38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81" calcext:value-type="float">
            <text:p>38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81" calcext:value-type="float">
            <text:p>38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81" calcext:value-type="float">
            <text:p>38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81" calcext:value-type="float">
            <text:p>38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1" calcext:value-type="float">
            <text:p>38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1284750" calcext:value-type="float">
            <text:p>1284750</text:p>
          </table:table-cell>
          <table:table-cell table:number-columns-repeated="27" office:value-type="float" office:value="382" calcext:value-type="float">
            <text:p>38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82" calcext:value-type="float">
            <text:p>38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82" calcext:value-type="float">
            <text:p>38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82" calcext:value-type="float">
            <text:p>38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2" calcext:value-type="float">
            <text:p>38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82" calcext:value-type="float">
            <text:p>38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82" calcext:value-type="float">
            <text:p>38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82" calcext:value-type="float">
            <text:p>38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82" calcext:value-type="float">
            <text:p>38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2" calcext:value-type="float">
            <text:p>38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1284751" calcext:value-type="float">
            <text:p>1284751</text:p>
          </table:table-cell>
          <table:table-cell table:number-columns-repeated="27" office:value-type="float" office:value="383" calcext:value-type="float">
            <text:p>38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83" calcext:value-type="float">
            <text:p>38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83" calcext:value-type="float">
            <text:p>38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83" calcext:value-type="float">
            <text:p>38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83" calcext:value-type="float">
            <text:p>38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83" calcext:value-type="float">
            <text:p>38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83" calcext:value-type="float">
            <text:p>38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83" calcext:value-type="float">
            <text:p>38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1284752" calcext:value-type="float">
            <text:p>1284752</text:p>
          </table:table-cell>
          <table:table-cell table:number-columns-repeated="27" office:value-type="float" office:value="384" calcext:value-type="float">
            <text:p>38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84" calcext:value-type="float">
            <text:p>38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84" calcext:value-type="float">
            <text:p>38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84" calcext:value-type="float">
            <text:p>38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84" calcext:value-type="float">
            <text:p>38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84" calcext:value-type="float">
            <text:p>38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84" calcext:value-type="float">
            <text:p>38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84" calcext:value-type="float">
            <text:p>38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1284753" calcext:value-type="float">
            <text:p>1284753</text:p>
          </table:table-cell>
          <table:table-cell table:number-columns-repeated="27" office:value-type="float" office:value="385" calcext:value-type="float">
            <text:p>38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85" calcext:value-type="float">
            <text:p>38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85" calcext:value-type="float">
            <text:p>38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85" calcext:value-type="float">
            <text:p>38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5" calcext:value-type="float">
            <text:p>38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85" calcext:value-type="float">
            <text:p>38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85" calcext:value-type="float">
            <text:p>38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85" calcext:value-type="float">
            <text:p>38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85" calcext:value-type="float">
            <text:p>38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5" calcext:value-type="float">
            <text:p>38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1284754" calcext:value-type="float">
            <text:p>1284754</text:p>
          </table:table-cell>
          <table:table-cell table:number-columns-repeated="27" office:value-type="float" office:value="386" calcext:value-type="float">
            <text:p>38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86" calcext:value-type="float">
            <text:p>38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86" calcext:value-type="float">
            <text:p>38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86" calcext:value-type="float">
            <text:p>38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6" calcext:value-type="float">
            <text:p>38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86" calcext:value-type="float">
            <text:p>38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86" calcext:value-type="float">
            <text:p>38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86" calcext:value-type="float">
            <text:p>38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86" calcext:value-type="float">
            <text:p>38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6" calcext:value-type="float">
            <text:p>38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1284755" calcext:value-type="float">
            <text:p>1284755</text:p>
          </table:table-cell>
          <table:table-cell table:number-columns-repeated="27" office:value-type="float" office:value="387" calcext:value-type="float">
            <text:p>38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87" calcext:value-type="float">
            <text:p>38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87" calcext:value-type="float">
            <text:p>38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87" calcext:value-type="float">
            <text:p>38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7" calcext:value-type="float">
            <text:p>38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87" calcext:value-type="float">
            <text:p>38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87" calcext:value-type="float">
            <text:p>38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87" calcext:value-type="float">
            <text:p>38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87" calcext:value-type="float">
            <text:p>38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7" calcext:value-type="float">
            <text:p>38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1284756" calcext:value-type="float">
            <text:p>1284756</text:p>
          </table:table-cell>
          <table:table-cell table:number-columns-repeated="27" office:value-type="float" office:value="388" calcext:value-type="float">
            <text:p>38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88" calcext:value-type="float">
            <text:p>38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88" calcext:value-type="float">
            <text:p>38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88" calcext:value-type="float">
            <text:p>38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8" calcext:value-type="float">
            <text:p>38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88" calcext:value-type="float">
            <text:p>38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88" calcext:value-type="float">
            <text:p>38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88" calcext:value-type="float">
            <text:p>38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88" calcext:value-type="float">
            <text:p>38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8" calcext:value-type="float">
            <text:p>38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1284757" calcext:value-type="float">
            <text:p>1284757</text:p>
          </table:table-cell>
          <table:table-cell table:number-columns-repeated="27" office:value-type="float" office:value="389" calcext:value-type="float">
            <text:p>38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89" calcext:value-type="float">
            <text:p>38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89" calcext:value-type="float">
            <text:p>38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89" calcext:value-type="float">
            <text:p>38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9" calcext:value-type="float">
            <text:p>38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89" calcext:value-type="float">
            <text:p>38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89" calcext:value-type="float">
            <text:p>38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89" calcext:value-type="float">
            <text:p>38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89" calcext:value-type="float">
            <text:p>38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9" calcext:value-type="float">
            <text:p>38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1284758" calcext:value-type="float">
            <text:p>1284758</text:p>
          </table:table-cell>
          <table:table-cell table:number-columns-repeated="27" office:value-type="float" office:value="390" calcext:value-type="float">
            <text:p>39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90" calcext:value-type="float">
            <text:p>39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90" calcext:value-type="float">
            <text:p>39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90" calcext:value-type="float">
            <text:p>39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0" calcext:value-type="float">
            <text:p>39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90" calcext:value-type="float">
            <text:p>39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90" calcext:value-type="float">
            <text:p>39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90" calcext:value-type="float">
            <text:p>39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90" calcext:value-type="float">
            <text:p>39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0" calcext:value-type="float">
            <text:p>39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1284759" calcext:value-type="float">
            <text:p>1284759</text:p>
          </table:table-cell>
          <table:table-cell table:number-columns-repeated="27" office:value-type="float" office:value="391" calcext:value-type="float">
            <text:p>39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91" calcext:value-type="float">
            <text:p>39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91" calcext:value-type="float">
            <text:p>39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91" calcext:value-type="float">
            <text:p>39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1" calcext:value-type="float">
            <text:p>39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91" calcext:value-type="float">
            <text:p>39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91" calcext:value-type="float">
            <text:p>39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91" calcext:value-type="float">
            <text:p>39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91" calcext:value-type="float">
            <text:p>39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1" calcext:value-type="float">
            <text:p>39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1284760" calcext:value-type="float">
            <text:p>1284760</text:p>
          </table:table-cell>
          <table:table-cell table:number-columns-repeated="27" office:value-type="float" office:value="392" calcext:value-type="float">
            <text:p>39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92" calcext:value-type="float">
            <text:p>39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92" calcext:value-type="float">
            <text:p>39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92" calcext:value-type="float">
            <text:p>39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2" calcext:value-type="float">
            <text:p>39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92" calcext:value-type="float">
            <text:p>39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92" calcext:value-type="float">
            <text:p>39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92" calcext:value-type="float">
            <text:p>39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92" calcext:value-type="float">
            <text:p>39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2" calcext:value-type="float">
            <text:p>39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1284761" calcext:value-type="float">
            <text:p>1284761</text:p>
          </table:table-cell>
          <table:table-cell table:number-columns-repeated="27" office:value-type="float" office:value="393" calcext:value-type="float">
            <text:p>39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93" calcext:value-type="float">
            <text:p>39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93" calcext:value-type="float">
            <text:p>39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93" calcext:value-type="float">
            <text:p>39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3" calcext:value-type="float">
            <text:p>39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93" calcext:value-type="float">
            <text:p>39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93" calcext:value-type="float">
            <text:p>39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93" calcext:value-type="float">
            <text:p>39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93" calcext:value-type="float">
            <text:p>39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3" calcext:value-type="float">
            <text:p>39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1284762" calcext:value-type="float">
            <text:p>1284762</text:p>
          </table:table-cell>
          <table:table-cell table:number-columns-repeated="27" office:value-type="float" office:value="394" calcext:value-type="float">
            <text:p>39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94" calcext:value-type="float">
            <text:p>39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94" calcext:value-type="float">
            <text:p>39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94" calcext:value-type="float">
            <text:p>39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4" calcext:value-type="float">
            <text:p>39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94" calcext:value-type="float">
            <text:p>39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94" calcext:value-type="float">
            <text:p>39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94" calcext:value-type="float">
            <text:p>39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94" calcext:value-type="float">
            <text:p>39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4" calcext:value-type="float">
            <text:p>39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284763" calcext:value-type="float">
            <text:p>1284763</text:p>
          </table:table-cell>
          <table:table-cell table:number-columns-repeated="27" office:value-type="float" office:value="395" calcext:value-type="float">
            <text:p>39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95" calcext:value-type="float">
            <text:p>39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95" calcext:value-type="float">
            <text:p>39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95" calcext:value-type="float">
            <text:p>39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5" calcext:value-type="float">
            <text:p>39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95" calcext:value-type="float">
            <text:p>39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95" calcext:value-type="float">
            <text:p>39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95" calcext:value-type="float">
            <text:p>39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95" calcext:value-type="float">
            <text:p>39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5" calcext:value-type="float">
            <text:p>39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1284764" calcext:value-type="float">
            <text:p>1284764</text:p>
          </table:table-cell>
          <table:table-cell table:number-columns-repeated="27" office:value-type="float" office:value="396" calcext:value-type="float">
            <text:p>39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96" calcext:value-type="float">
            <text:p>39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96" calcext:value-type="float">
            <text:p>39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96" calcext:value-type="float">
            <text:p>39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96" calcext:value-type="float">
            <text:p>39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96" calcext:value-type="float">
            <text:p>39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96" calcext:value-type="float">
            <text:p>39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96" calcext:value-type="float">
            <text:p>39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1284765" calcext:value-type="float">
            <text:p>1284765</text:p>
          </table:table-cell>
          <table:table-cell table:number-columns-repeated="27" office:value-type="float" office:value="397" calcext:value-type="float">
            <text:p>39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97" calcext:value-type="float">
            <text:p>39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97" calcext:value-type="float">
            <text:p>39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97" calcext:value-type="float">
            <text:p>39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7" calcext:value-type="float">
            <text:p>39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97" calcext:value-type="float">
            <text:p>39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97" calcext:value-type="float">
            <text:p>39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97" calcext:value-type="float">
            <text:p>39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97" calcext:value-type="float">
            <text:p>39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7" calcext:value-type="float">
            <text:p>39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1284766" calcext:value-type="float">
            <text:p>1284766</text:p>
          </table:table-cell>
          <table:table-cell table:number-columns-repeated="27" office:value-type="float" office:value="398" calcext:value-type="float">
            <text:p>39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98" calcext:value-type="float">
            <text:p>39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98" calcext:value-type="float">
            <text:p>39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98" calcext:value-type="float">
            <text:p>39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8" calcext:value-type="float">
            <text:p>39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98" calcext:value-type="float">
            <text:p>39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98" calcext:value-type="float">
            <text:p>39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98" calcext:value-type="float">
            <text:p>39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98" calcext:value-type="float">
            <text:p>39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8" calcext:value-type="float">
            <text:p>39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1284767" calcext:value-type="float">
            <text:p>1284767</text:p>
          </table:table-cell>
          <table:table-cell table:number-columns-repeated="27" office:value-type="float" office:value="399" calcext:value-type="float">
            <text:p>39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99" calcext:value-type="float">
            <text:p>39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99" calcext:value-type="float">
            <text:p>39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99" calcext:value-type="float">
            <text:p>39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99" calcext:value-type="float">
            <text:p>39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99" calcext:value-type="float">
            <text:p>39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99" calcext:value-type="float">
            <text:p>39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99" calcext:value-type="float">
            <text:p>39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1284768" calcext:value-type="float">
            <text:p>1284768</text:p>
          </table:table-cell>
          <table:table-cell table:number-columns-repeated="27" office:value-type="float" office:value="400" calcext:value-type="float">
            <text:p>40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00" calcext:value-type="float">
            <text:p>4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00" calcext:value-type="float">
            <text:p>40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00" calcext:value-type="float">
            <text:p>40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00" calcext:value-type="float">
            <text:p>40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00" calcext:value-type="float">
            <text:p>40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00" calcext:value-type="float">
            <text:p>40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00" calcext:value-type="float">
            <text:p>40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284769" calcext:value-type="float">
            <text:p>1284769</text:p>
          </table:table-cell>
          <table:table-cell table:number-columns-repeated="27" office:value-type="float" office:value="401" calcext:value-type="float">
            <text:p>40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01" calcext:value-type="float">
            <text:p>40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01" calcext:value-type="float">
            <text:p>40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01" calcext:value-type="float">
            <text:p>40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1" calcext:value-type="float">
            <text:p>40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01" calcext:value-type="float">
            <text:p>40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01" calcext:value-type="float">
            <text:p>40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01" calcext:value-type="float">
            <text:p>40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01" calcext:value-type="float">
            <text:p>40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1" calcext:value-type="float">
            <text:p>40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1284770" calcext:value-type="float">
            <text:p>1284770</text:p>
          </table:table-cell>
          <table:table-cell table:number-columns-repeated="27" office:value-type="float" office:value="402" calcext:value-type="float">
            <text:p>40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02" calcext:value-type="float">
            <text:p>40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02" calcext:value-type="float">
            <text:p>40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02" calcext:value-type="float">
            <text:p>40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2" calcext:value-type="float">
            <text:p>40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02" calcext:value-type="float">
            <text:p>40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02" calcext:value-type="float">
            <text:p>40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02" calcext:value-type="float">
            <text:p>40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02" calcext:value-type="float">
            <text:p>40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2" calcext:value-type="float">
            <text:p>40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284771" calcext:value-type="float">
            <text:p>1284771</text:p>
          </table:table-cell>
          <table:table-cell table:number-columns-repeated="27" office:value-type="float" office:value="403" calcext:value-type="float">
            <text:p>40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03" calcext:value-type="float">
            <text:p>40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03" calcext:value-type="float">
            <text:p>40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03" calcext:value-type="float">
            <text:p>40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3" calcext:value-type="float">
            <text:p>40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03" calcext:value-type="float">
            <text:p>40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03" calcext:value-type="float">
            <text:p>40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03" calcext:value-type="float">
            <text:p>40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03" calcext:value-type="float">
            <text:p>40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3" calcext:value-type="float">
            <text:p>40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1284772" calcext:value-type="float">
            <text:p>1284772</text:p>
          </table:table-cell>
          <table:table-cell table:number-columns-repeated="27" office:value-type="float" office:value="404" calcext:value-type="float">
            <text:p>40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04" calcext:value-type="float">
            <text:p>40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04" calcext:value-type="float">
            <text:p>40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04" calcext:value-type="float">
            <text:p>40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04" calcext:value-type="float">
            <text:p>40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04" calcext:value-type="float">
            <text:p>40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04" calcext:value-type="float">
            <text:p>40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04" calcext:value-type="float">
            <text:p>40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1284773" calcext:value-type="float">
            <text:p>1284773</text:p>
          </table:table-cell>
          <table:table-cell table:number-columns-repeated="27" office:value-type="float" office:value="405" calcext:value-type="float">
            <text:p>40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05" calcext:value-type="float">
            <text:p>40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05" calcext:value-type="float">
            <text:p>40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05" calcext:value-type="float">
            <text:p>40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5" calcext:value-type="float">
            <text:p>40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05" calcext:value-type="float">
            <text:p>40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05" calcext:value-type="float">
            <text:p>40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05" calcext:value-type="float">
            <text:p>40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05" calcext:value-type="float">
            <text:p>40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5" calcext:value-type="float">
            <text:p>40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1284774" calcext:value-type="float">
            <text:p>1284774</text:p>
          </table:table-cell>
          <table:table-cell table:number-columns-repeated="27" office:value-type="float" office:value="406" calcext:value-type="float">
            <text:p>40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06" calcext:value-type="float">
            <text:p>40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06" calcext:value-type="float">
            <text:p>40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06" calcext:value-type="float">
            <text:p>40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06" calcext:value-type="float">
            <text:p>40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06" calcext:value-type="float">
            <text:p>40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06" calcext:value-type="float">
            <text:p>40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06" calcext:value-type="float">
            <text:p>40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1284775" calcext:value-type="float">
            <text:p>1284775</text:p>
          </table:table-cell>
          <table:table-cell table:number-columns-repeated="27" office:value-type="float" office:value="407" calcext:value-type="float">
            <text:p>40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07" calcext:value-type="float">
            <text:p>40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07" calcext:value-type="float">
            <text:p>40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07" calcext:value-type="float">
            <text:p>40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7" calcext:value-type="float">
            <text:p>40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07" calcext:value-type="float">
            <text:p>40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07" calcext:value-type="float">
            <text:p>40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07" calcext:value-type="float">
            <text:p>40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07" calcext:value-type="float">
            <text:p>40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7" calcext:value-type="float">
            <text:p>40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1284776" calcext:value-type="float">
            <text:p>1284776</text:p>
          </table:table-cell>
          <table:table-cell table:number-columns-repeated="27" office:value-type="float" office:value="408" calcext:value-type="float">
            <text:p>40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08" calcext:value-type="float">
            <text:p>40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08" calcext:value-type="float">
            <text:p>40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08" calcext:value-type="float">
            <text:p>40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8" calcext:value-type="float">
            <text:p>40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08" calcext:value-type="float">
            <text:p>40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08" calcext:value-type="float">
            <text:p>40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08" calcext:value-type="float">
            <text:p>40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08" calcext:value-type="float">
            <text:p>40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8" calcext:value-type="float">
            <text:p>40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1284777" calcext:value-type="float">
            <text:p>1284777</text:p>
          </table:table-cell>
          <table:table-cell table:number-columns-repeated="27" office:value-type="float" office:value="409" calcext:value-type="float">
            <text:p>40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09" calcext:value-type="float">
            <text:p>40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09" calcext:value-type="float">
            <text:p>40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09" calcext:value-type="float">
            <text:p>40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9" calcext:value-type="float">
            <text:p>40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09" calcext:value-type="float">
            <text:p>40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09" calcext:value-type="float">
            <text:p>40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09" calcext:value-type="float">
            <text:p>40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09" calcext:value-type="float">
            <text:p>40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9" calcext:value-type="float">
            <text:p>40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1284778" calcext:value-type="float">
            <text:p>1284778</text:p>
          </table:table-cell>
          <table:table-cell table:number-columns-repeated="27" office:value-type="float" office:value="410" calcext:value-type="float">
            <text:p>41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10" calcext:value-type="float">
            <text:p>4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10" calcext:value-type="float">
            <text:p>41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10" calcext:value-type="float">
            <text:p>41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0" calcext:value-type="float">
            <text:p>41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10" calcext:value-type="float">
            <text:p>41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10" calcext:value-type="float">
            <text:p>41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10" calcext:value-type="float">
            <text:p>41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10" calcext:value-type="float">
            <text:p>41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0" calcext:value-type="float">
            <text:p>41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1284779" calcext:value-type="float">
            <text:p>1284779</text:p>
          </table:table-cell>
          <table:table-cell table:number-columns-repeated="27" office:value-type="float" office:value="411" calcext:value-type="float">
            <text:p>41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11" calcext:value-type="float">
            <text:p>41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11" calcext:value-type="float">
            <text:p>41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11" calcext:value-type="float">
            <text:p>41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1" calcext:value-type="float">
            <text:p>41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11" calcext:value-type="float">
            <text:p>41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11" calcext:value-type="float">
            <text:p>41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11" calcext:value-type="float">
            <text:p>41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11" calcext:value-type="float">
            <text:p>41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1" calcext:value-type="float">
            <text:p>41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1284780" calcext:value-type="float">
            <text:p>1284780</text:p>
          </table:table-cell>
          <table:table-cell table:number-columns-repeated="27" office:value-type="float" office:value="412" calcext:value-type="float">
            <text:p>41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12" calcext:value-type="float">
            <text:p>4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12" calcext:value-type="float">
            <text:p>41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12" calcext:value-type="float">
            <text:p>41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2" calcext:value-type="float">
            <text:p>41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12" calcext:value-type="float">
            <text:p>41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12" calcext:value-type="float">
            <text:p>41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12" calcext:value-type="float">
            <text:p>41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12" calcext:value-type="float">
            <text:p>41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2" calcext:value-type="float">
            <text:p>41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1284781" calcext:value-type="float">
            <text:p>1284781</text:p>
          </table:table-cell>
          <table:table-cell table:number-columns-repeated="27" office:value-type="float" office:value="413" calcext:value-type="float">
            <text:p>41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13" calcext:value-type="float">
            <text:p>41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13" calcext:value-type="float">
            <text:p>41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13" calcext:value-type="float">
            <text:p>41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3" calcext:value-type="float">
            <text:p>41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13" calcext:value-type="float">
            <text:p>41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13" calcext:value-type="float">
            <text:p>41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13" calcext:value-type="float">
            <text:p>41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13" calcext:value-type="float">
            <text:p>41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3" calcext:value-type="float">
            <text:p>41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1284782" calcext:value-type="float">
            <text:p>1284782</text:p>
          </table:table-cell>
          <table:table-cell table:number-columns-repeated="27" office:value-type="float" office:value="414" calcext:value-type="float">
            <text:p>41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14" calcext:value-type="float">
            <text:p>41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14" calcext:value-type="float">
            <text:p>41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14" calcext:value-type="float">
            <text:p>41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4" calcext:value-type="float">
            <text:p>41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14" calcext:value-type="float">
            <text:p>41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14" calcext:value-type="float">
            <text:p>41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14" calcext:value-type="float">
            <text:p>41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14" calcext:value-type="float">
            <text:p>41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4" calcext:value-type="float">
            <text:p>41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284783" calcext:value-type="float">
            <text:p>1284783</text:p>
          </table:table-cell>
          <table:table-cell table:number-columns-repeated="27" office:value-type="float" office:value="415" calcext:value-type="float">
            <text:p>41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15" calcext:value-type="float">
            <text:p>41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15" calcext:value-type="float">
            <text:p>41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15" calcext:value-type="float">
            <text:p>41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5" calcext:value-type="float">
            <text:p>41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15" calcext:value-type="float">
            <text:p>41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15" calcext:value-type="float">
            <text:p>41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15" calcext:value-type="float">
            <text:p>41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15" calcext:value-type="float">
            <text:p>41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5" calcext:value-type="float">
            <text:p>41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1284784" calcext:value-type="float">
            <text:p>1284784</text:p>
          </table:table-cell>
          <table:table-cell table:number-columns-repeated="27" office:value-type="float" office:value="416" calcext:value-type="float">
            <text:p>41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16" calcext:value-type="float">
            <text:p>41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16" calcext:value-type="float">
            <text:p>41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16" calcext:value-type="float">
            <text:p>41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6" calcext:value-type="float">
            <text:p>41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16" calcext:value-type="float">
            <text:p>41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16" calcext:value-type="float">
            <text:p>41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16" calcext:value-type="float">
            <text:p>41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16" calcext:value-type="float">
            <text:p>41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6" calcext:value-type="float">
            <text:p>41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1284785" calcext:value-type="float">
            <text:p>1284785</text:p>
          </table:table-cell>
          <table:table-cell table:number-columns-repeated="27" office:value-type="float" office:value="417" calcext:value-type="float">
            <text:p>41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17" calcext:value-type="float">
            <text:p>41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17" calcext:value-type="float">
            <text:p>41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17" calcext:value-type="float">
            <text:p>41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7" calcext:value-type="float">
            <text:p>41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17" calcext:value-type="float">
            <text:p>41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17" calcext:value-type="float">
            <text:p>41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17" calcext:value-type="float">
            <text:p>41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17" calcext:value-type="float">
            <text:p>41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7" calcext:value-type="float">
            <text:p>41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1284786" calcext:value-type="float">
            <text:p>1284786</text:p>
          </table:table-cell>
          <table:table-cell table:number-columns-repeated="27" office:value-type="float" office:value="418" calcext:value-type="float">
            <text:p>41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18" calcext:value-type="float">
            <text:p>41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18" calcext:value-type="float">
            <text:p>41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18" calcext:value-type="float">
            <text:p>41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8" calcext:value-type="float">
            <text:p>41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18" calcext:value-type="float">
            <text:p>41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18" calcext:value-type="float">
            <text:p>41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18" calcext:value-type="float">
            <text:p>41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18" calcext:value-type="float">
            <text:p>41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8" calcext:value-type="float">
            <text:p>41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1284787" calcext:value-type="float">
            <text:p>1284787</text:p>
          </table:table-cell>
          <table:table-cell table:number-columns-repeated="27" office:value-type="float" office:value="419" calcext:value-type="float">
            <text:p>41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19" calcext:value-type="float">
            <text:p>41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19" calcext:value-type="float">
            <text:p>41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19" calcext:value-type="float">
            <text:p>41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9" calcext:value-type="float">
            <text:p>41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19" calcext:value-type="float">
            <text:p>41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19" calcext:value-type="float">
            <text:p>41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19" calcext:value-type="float">
            <text:p>41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19" calcext:value-type="float">
            <text:p>41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9" calcext:value-type="float">
            <text:p>41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1284788" calcext:value-type="float">
            <text:p>1284788</text:p>
          </table:table-cell>
          <table:table-cell table:number-columns-repeated="27" office:value-type="float" office:value="420" calcext:value-type="float">
            <text:p>42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20" calcext:value-type="float">
            <text:p>42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20" calcext:value-type="float">
            <text:p>42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20" calcext:value-type="float">
            <text:p>42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0" calcext:value-type="float">
            <text:p>42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20" calcext:value-type="float">
            <text:p>42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20" calcext:value-type="float">
            <text:p>42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20" calcext:value-type="float">
            <text:p>42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20" calcext:value-type="float">
            <text:p>42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0" calcext:value-type="float">
            <text:p>42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1284789" calcext:value-type="float">
            <text:p>1284789</text:p>
          </table:table-cell>
          <table:table-cell table:number-columns-repeated="27" office:value-type="float" office:value="421" calcext:value-type="float">
            <text:p>42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21" calcext:value-type="float">
            <text:p>42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21" calcext:value-type="float">
            <text:p>42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21" calcext:value-type="float">
            <text:p>42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1" calcext:value-type="float">
            <text:p>42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21" calcext:value-type="float">
            <text:p>42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21" calcext:value-type="float">
            <text:p>42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21" calcext:value-type="float">
            <text:p>42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21" calcext:value-type="float">
            <text:p>42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1" calcext:value-type="float">
            <text:p>42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1284790" calcext:value-type="float">
            <text:p>1284790</text:p>
          </table:table-cell>
          <table:table-cell table:number-columns-repeated="27" office:value-type="float" office:value="422" calcext:value-type="float">
            <text:p>42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22" calcext:value-type="float">
            <text:p>42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22" calcext:value-type="float">
            <text:p>42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22" calcext:value-type="float">
            <text:p>42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2" calcext:value-type="float">
            <text:p>42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22" calcext:value-type="float">
            <text:p>42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22" calcext:value-type="float">
            <text:p>42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22" calcext:value-type="float">
            <text:p>42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22" calcext:value-type="float">
            <text:p>42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2" calcext:value-type="float">
            <text:p>42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1284791" calcext:value-type="float">
            <text:p>1284791</text:p>
          </table:table-cell>
          <table:table-cell table:number-columns-repeated="27" office:value-type="float" office:value="423" calcext:value-type="float">
            <text:p>42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23" calcext:value-type="float">
            <text:p>42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23" calcext:value-type="float">
            <text:p>42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23" calcext:value-type="float">
            <text:p>42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3" calcext:value-type="float">
            <text:p>42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23" calcext:value-type="float">
            <text:p>42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23" calcext:value-type="float">
            <text:p>42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23" calcext:value-type="float">
            <text:p>42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23" calcext:value-type="float">
            <text:p>42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3" calcext:value-type="float">
            <text:p>42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1284792" calcext:value-type="float">
            <text:p>1284792</text:p>
          </table:table-cell>
          <table:table-cell table:number-columns-repeated="27" office:value-type="float" office:value="424" calcext:value-type="float">
            <text:p>42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24" calcext:value-type="float">
            <text:p>42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24" calcext:value-type="float">
            <text:p>42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24" calcext:value-type="float">
            <text:p>42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4" calcext:value-type="float">
            <text:p>42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24" calcext:value-type="float">
            <text:p>42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24" calcext:value-type="float">
            <text:p>42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24" calcext:value-type="float">
            <text:p>42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24" calcext:value-type="float">
            <text:p>42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4" calcext:value-type="float">
            <text:p>42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1284793" calcext:value-type="float">
            <text:p>1284793</text:p>
          </table:table-cell>
          <table:table-cell table:number-columns-repeated="27" office:value-type="float" office:value="425" calcext:value-type="float">
            <text:p>42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25" calcext:value-type="float">
            <text:p>42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25" calcext:value-type="float">
            <text:p>42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25" calcext:value-type="float">
            <text:p>42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5" calcext:value-type="float">
            <text:p>42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25" calcext:value-type="float">
            <text:p>42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25" calcext:value-type="float">
            <text:p>42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25" calcext:value-type="float">
            <text:p>42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25" calcext:value-type="float">
            <text:p>42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5" calcext:value-type="float">
            <text:p>42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1284794" calcext:value-type="float">
            <text:p>1284794</text:p>
          </table:table-cell>
          <table:table-cell table:number-columns-repeated="27" office:value-type="float" office:value="426" calcext:value-type="float">
            <text:p>42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26" calcext:value-type="float">
            <text:p>42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26" calcext:value-type="float">
            <text:p>42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26" calcext:value-type="float">
            <text:p>42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6" calcext:value-type="float">
            <text:p>42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26" calcext:value-type="float">
            <text:p>42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26" calcext:value-type="float">
            <text:p>42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26" calcext:value-type="float">
            <text:p>42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26" calcext:value-type="float">
            <text:p>42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6" calcext:value-type="float">
            <text:p>42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1284795" calcext:value-type="float">
            <text:p>1284795</text:p>
          </table:table-cell>
          <table:table-cell table:number-columns-repeated="27" office:value-type="float" office:value="427" calcext:value-type="float">
            <text:p>42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27" calcext:value-type="float">
            <text:p>42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27" calcext:value-type="float">
            <text:p>42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27" calcext:value-type="float">
            <text:p>42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7" calcext:value-type="float">
            <text:p>42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27" calcext:value-type="float">
            <text:p>42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27" calcext:value-type="float">
            <text:p>42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27" calcext:value-type="float">
            <text:p>42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27" calcext:value-type="float">
            <text:p>42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7" calcext:value-type="float">
            <text:p>42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1284796" calcext:value-type="float">
            <text:p>1284796</text:p>
          </table:table-cell>
          <table:table-cell table:number-columns-repeated="27" office:value-type="float" office:value="428" calcext:value-type="float">
            <text:p>42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28" calcext:value-type="float">
            <text:p>42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28" calcext:value-type="float">
            <text:p>42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28" calcext:value-type="float">
            <text:p>42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8" calcext:value-type="float">
            <text:p>42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28" calcext:value-type="float">
            <text:p>42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28" calcext:value-type="float">
            <text:p>42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28" calcext:value-type="float">
            <text:p>42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28" calcext:value-type="float">
            <text:p>42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8" calcext:value-type="float">
            <text:p>42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1284797" calcext:value-type="float">
            <text:p>1284797</text:p>
          </table:table-cell>
          <table:table-cell table:number-columns-repeated="27" office:value-type="float" office:value="429" calcext:value-type="float">
            <text:p>42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29" calcext:value-type="float">
            <text:p>42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29" calcext:value-type="float">
            <text:p>42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29" calcext:value-type="float">
            <text:p>42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9" calcext:value-type="float">
            <text:p>42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29" calcext:value-type="float">
            <text:p>42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29" calcext:value-type="float">
            <text:p>42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29" calcext:value-type="float">
            <text:p>42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29" calcext:value-type="float">
            <text:p>42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9" calcext:value-type="float">
            <text:p>42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1284798" calcext:value-type="float">
            <text:p>1284798</text:p>
          </table:table-cell>
          <table:table-cell table:number-columns-repeated="27" office:value-type="float" office:value="430" calcext:value-type="float">
            <text:p>43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30" calcext:value-type="float">
            <text:p>43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30" calcext:value-type="float">
            <text:p>43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30" calcext:value-type="float">
            <text:p>43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30" calcext:value-type="float">
            <text:p>43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30" calcext:value-type="float">
            <text:p>43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30" calcext:value-type="float">
            <text:p>43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30" calcext:value-type="float">
            <text:p>43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284799" calcext:value-type="float">
            <text:p>1284799</text:p>
          </table:table-cell>
          <table:table-cell table:number-columns-repeated="27" office:value-type="float" office:value="431" calcext:value-type="float">
            <text:p>43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31" calcext:value-type="float">
            <text:p>43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31" calcext:value-type="float">
            <text:p>43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31" calcext:value-type="float">
            <text:p>43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1" calcext:value-type="float">
            <text:p>43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31" calcext:value-type="float">
            <text:p>43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31" calcext:value-type="float">
            <text:p>43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31" calcext:value-type="float">
            <text:p>43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31" calcext:value-type="float">
            <text:p>43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1" calcext:value-type="float">
            <text:p>43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1284800" calcext:value-type="float">
            <text:p>1284800</text:p>
          </table:table-cell>
          <table:table-cell table:number-columns-repeated="27" office:value-type="float" office:value="432" calcext:value-type="float">
            <text:p>43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32" calcext:value-type="float">
            <text:p>43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32" calcext:value-type="float">
            <text:p>43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32" calcext:value-type="float">
            <text:p>43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2" calcext:value-type="float">
            <text:p>43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32" calcext:value-type="float">
            <text:p>43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32" calcext:value-type="float">
            <text:p>43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32" calcext:value-type="float">
            <text:p>43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32" calcext:value-type="float">
            <text:p>43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2" calcext:value-type="float">
            <text:p>43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1284801" calcext:value-type="float">
            <text:p>1284801</text:p>
          </table:table-cell>
          <table:table-cell table:number-columns-repeated="27" office:value-type="float" office:value="433" calcext:value-type="float">
            <text:p>43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33" calcext:value-type="float">
            <text:p>43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33" calcext:value-type="float">
            <text:p>43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33" calcext:value-type="float">
            <text:p>43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3" calcext:value-type="float">
            <text:p>43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33" calcext:value-type="float">
            <text:p>43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33" calcext:value-type="float">
            <text:p>43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33" calcext:value-type="float">
            <text:p>43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33" calcext:value-type="float">
            <text:p>43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3" calcext:value-type="float">
            <text:p>43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1284802" calcext:value-type="float">
            <text:p>1284802</text:p>
          </table:table-cell>
          <table:table-cell table:number-columns-repeated="27" office:value-type="float" office:value="434" calcext:value-type="float">
            <text:p>43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34" calcext:value-type="float">
            <text:p>43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34" calcext:value-type="float">
            <text:p>43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34" calcext:value-type="float">
            <text:p>43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4" calcext:value-type="float">
            <text:p>43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34" calcext:value-type="float">
            <text:p>43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34" calcext:value-type="float">
            <text:p>43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34" calcext:value-type="float">
            <text:p>43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34" calcext:value-type="float">
            <text:p>43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4" calcext:value-type="float">
            <text:p>43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1284803" calcext:value-type="float">
            <text:p>1284803</text:p>
          </table:table-cell>
          <table:table-cell table:number-columns-repeated="27" office:value-type="float" office:value="435" calcext:value-type="float">
            <text:p>43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35" calcext:value-type="float">
            <text:p>43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35" calcext:value-type="float">
            <text:p>43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35" calcext:value-type="float">
            <text:p>43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35" calcext:value-type="float">
            <text:p>43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35" calcext:value-type="float">
            <text:p>43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35" calcext:value-type="float">
            <text:p>43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35" calcext:value-type="float">
            <text:p>43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1284804" calcext:value-type="float">
            <text:p>1284804</text:p>
          </table:table-cell>
          <table:table-cell table:number-columns-repeated="27" office:value-type="float" office:value="436" calcext:value-type="float">
            <text:p>43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36" calcext:value-type="float">
            <text:p>43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36" calcext:value-type="float">
            <text:p>43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36" calcext:value-type="float">
            <text:p>43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6" calcext:value-type="float">
            <text:p>43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36" calcext:value-type="float">
            <text:p>43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36" calcext:value-type="float">
            <text:p>43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36" calcext:value-type="float">
            <text:p>43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36" calcext:value-type="float">
            <text:p>43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6" calcext:value-type="float">
            <text:p>43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1284805" calcext:value-type="float">
            <text:p>1284805</text:p>
          </table:table-cell>
          <table:table-cell table:number-columns-repeated="27" office:value-type="float" office:value="437" calcext:value-type="float">
            <text:p>43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37" calcext:value-type="float">
            <text:p>43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37" calcext:value-type="float">
            <text:p>43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37" calcext:value-type="float">
            <text:p>43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7" calcext:value-type="float">
            <text:p>43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37" calcext:value-type="float">
            <text:p>43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37" calcext:value-type="float">
            <text:p>43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37" calcext:value-type="float">
            <text:p>43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37" calcext:value-type="float">
            <text:p>43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7" calcext:value-type="float">
            <text:p>43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1284806" calcext:value-type="float">
            <text:p>1284806</text:p>
          </table:table-cell>
          <table:table-cell table:number-columns-repeated="27" office:value-type="float" office:value="438" calcext:value-type="float">
            <text:p>43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38" calcext:value-type="float">
            <text:p>43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38" calcext:value-type="float">
            <text:p>43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38" calcext:value-type="float">
            <text:p>43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8" calcext:value-type="float">
            <text:p>43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38" calcext:value-type="float">
            <text:p>43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38" calcext:value-type="float">
            <text:p>43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38" calcext:value-type="float">
            <text:p>43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38" calcext:value-type="float">
            <text:p>43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8" calcext:value-type="float">
            <text:p>43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1284807" calcext:value-type="float">
            <text:p>1284807</text:p>
          </table:table-cell>
          <table:table-cell table:number-columns-repeated="27" office:value-type="float" office:value="439" calcext:value-type="float">
            <text:p>43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39" calcext:value-type="float">
            <text:p>43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39" calcext:value-type="float">
            <text:p>43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39" calcext:value-type="float">
            <text:p>43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9" calcext:value-type="float">
            <text:p>43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39" calcext:value-type="float">
            <text:p>43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39" calcext:value-type="float">
            <text:p>43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39" calcext:value-type="float">
            <text:p>43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39" calcext:value-type="float">
            <text:p>43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9" calcext:value-type="float">
            <text:p>43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1284808" calcext:value-type="float">
            <text:p>1284808</text:p>
          </table:table-cell>
          <table:table-cell table:number-columns-repeated="27" office:value-type="float" office:value="440" calcext:value-type="float">
            <text:p>44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40" calcext:value-type="float">
            <text:p>44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40" calcext:value-type="float">
            <text:p>44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40" calcext:value-type="float">
            <text:p>44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0" calcext:value-type="float">
            <text:p>44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40" calcext:value-type="float">
            <text:p>44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40" calcext:value-type="float">
            <text:p>44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40" calcext:value-type="float">
            <text:p>44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40" calcext:value-type="float">
            <text:p>44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0" calcext:value-type="float">
            <text:p>44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1284809" calcext:value-type="float">
            <text:p>1284809</text:p>
          </table:table-cell>
          <table:table-cell table:number-columns-repeated="27" office:value-type="float" office:value="441" calcext:value-type="float">
            <text:p>44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41" calcext:value-type="float">
            <text:p>44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41" calcext:value-type="float">
            <text:p>44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41" calcext:value-type="float">
            <text:p>44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1" calcext:value-type="float">
            <text:p>44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41" calcext:value-type="float">
            <text:p>44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41" calcext:value-type="float">
            <text:p>44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41" calcext:value-type="float">
            <text:p>44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41" calcext:value-type="float">
            <text:p>44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1" calcext:value-type="float">
            <text:p>44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1284810" calcext:value-type="float">
            <text:p>1284810</text:p>
          </table:table-cell>
          <table:table-cell table:number-columns-repeated="27" office:value-type="float" office:value="442" calcext:value-type="float">
            <text:p>44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42" calcext:value-type="float">
            <text:p>44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42" calcext:value-type="float">
            <text:p>44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42" calcext:value-type="float">
            <text:p>44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2" calcext:value-type="float">
            <text:p>44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42" calcext:value-type="float">
            <text:p>44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42" calcext:value-type="float">
            <text:p>44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42" calcext:value-type="float">
            <text:p>44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42" calcext:value-type="float">
            <text:p>44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2" calcext:value-type="float">
            <text:p>44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1284811" calcext:value-type="float">
            <text:p>1284811</text:p>
          </table:table-cell>
          <table:table-cell table:number-columns-repeated="27" office:value-type="float" office:value="443" calcext:value-type="float">
            <text:p>44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43" calcext:value-type="float">
            <text:p>44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43" calcext:value-type="float">
            <text:p>44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43" calcext:value-type="float">
            <text:p>44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3" calcext:value-type="float">
            <text:p>44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43" calcext:value-type="float">
            <text:p>44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43" calcext:value-type="float">
            <text:p>44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43" calcext:value-type="float">
            <text:p>44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43" calcext:value-type="float">
            <text:p>44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3" calcext:value-type="float">
            <text:p>44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1284812" calcext:value-type="float">
            <text:p>1284812</text:p>
          </table:table-cell>
          <table:table-cell table:number-columns-repeated="27" office:value-type="float" office:value="444" calcext:value-type="float">
            <text:p>44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44" calcext:value-type="float">
            <text:p>44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44" calcext:value-type="float">
            <text:p>44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44" calcext:value-type="float">
            <text:p>44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4" calcext:value-type="float">
            <text:p>44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44" calcext:value-type="float">
            <text:p>44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44" calcext:value-type="float">
            <text:p>44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44" calcext:value-type="float">
            <text:p>44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44" calcext:value-type="float">
            <text:p>44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4" calcext:value-type="float">
            <text:p>44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1284813" calcext:value-type="float">
            <text:p>1284813</text:p>
          </table:table-cell>
          <table:table-cell table:number-columns-repeated="27" office:value-type="float" office:value="445" calcext:value-type="float">
            <text:p>44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45" calcext:value-type="float">
            <text:p>44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45" calcext:value-type="float">
            <text:p>44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45" calcext:value-type="float">
            <text:p>44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5" calcext:value-type="float">
            <text:p>44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45" calcext:value-type="float">
            <text:p>44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45" calcext:value-type="float">
            <text:p>44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45" calcext:value-type="float">
            <text:p>44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45" calcext:value-type="float">
            <text:p>44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5" calcext:value-type="float">
            <text:p>44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1284814" calcext:value-type="float">
            <text:p>1284814</text:p>
          </table:table-cell>
          <table:table-cell table:number-columns-repeated="27" office:value-type="float" office:value="446" calcext:value-type="float">
            <text:p>44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46" calcext:value-type="float">
            <text:p>44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46" calcext:value-type="float">
            <text:p>44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46" calcext:value-type="float">
            <text:p>44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6" calcext:value-type="float">
            <text:p>44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46" calcext:value-type="float">
            <text:p>44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46" calcext:value-type="float">
            <text:p>44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46" calcext:value-type="float">
            <text:p>44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46" calcext:value-type="float">
            <text:p>44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6" calcext:value-type="float">
            <text:p>44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1284815" calcext:value-type="float">
            <text:p>1284815</text:p>
          </table:table-cell>
          <table:table-cell table:number-columns-repeated="27" office:value-type="float" office:value="447" calcext:value-type="float">
            <text:p>44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47" calcext:value-type="float">
            <text:p>44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47" calcext:value-type="float">
            <text:p>44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47" calcext:value-type="float">
            <text:p>44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7" calcext:value-type="float">
            <text:p>44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47" calcext:value-type="float">
            <text:p>44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47" calcext:value-type="float">
            <text:p>44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47" calcext:value-type="float">
            <text:p>44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47" calcext:value-type="float">
            <text:p>44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7" calcext:value-type="float">
            <text:p>44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1284816" calcext:value-type="float">
            <text:p>1284816</text:p>
          </table:table-cell>
          <table:table-cell table:number-columns-repeated="27" office:value-type="float" office:value="448" calcext:value-type="float">
            <text:p>44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48" calcext:value-type="float">
            <text:p>44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48" calcext:value-type="float">
            <text:p>44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48" calcext:value-type="float">
            <text:p>44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8" calcext:value-type="float">
            <text:p>44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48" calcext:value-type="float">
            <text:p>44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48" calcext:value-type="float">
            <text:p>44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48" calcext:value-type="float">
            <text:p>44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48" calcext:value-type="float">
            <text:p>44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8" calcext:value-type="float">
            <text:p>44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1284817" calcext:value-type="float">
            <text:p>1284817</text:p>
          </table:table-cell>
          <table:table-cell table:number-columns-repeated="27" office:value-type="float" office:value="449" calcext:value-type="float">
            <text:p>44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49" calcext:value-type="float">
            <text:p>44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49" calcext:value-type="float">
            <text:p>44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49" calcext:value-type="float">
            <text:p>44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9" calcext:value-type="float">
            <text:p>44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49" calcext:value-type="float">
            <text:p>44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49" calcext:value-type="float">
            <text:p>44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49" calcext:value-type="float">
            <text:p>44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49" calcext:value-type="float">
            <text:p>44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9" calcext:value-type="float">
            <text:p>44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1284818" calcext:value-type="float">
            <text:p>1284818</text:p>
          </table:table-cell>
          <table:table-cell table:number-columns-repeated="27" office:value-type="float" office:value="450" calcext:value-type="float">
            <text:p>45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50" calcext:value-type="float">
            <text:p>45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50" calcext:value-type="float">
            <text:p>45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50" calcext:value-type="float">
            <text:p>45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50" calcext:value-type="float">
            <text:p>45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50" calcext:value-type="float">
            <text:p>45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50" calcext:value-type="float">
            <text:p>45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50" calcext:value-type="float">
            <text:p>45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1284819" calcext:value-type="float">
            <text:p>1284819</text:p>
          </table:table-cell>
          <table:table-cell table:number-columns-repeated="27" office:value-type="float" office:value="451" calcext:value-type="float">
            <text:p>45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51" calcext:value-type="float">
            <text:p>45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51" calcext:value-type="float">
            <text:p>45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51" calcext:value-type="float">
            <text:p>45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1" calcext:value-type="float">
            <text:p>45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51" calcext:value-type="float">
            <text:p>45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51" calcext:value-type="float">
            <text:p>45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51" calcext:value-type="float">
            <text:p>45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51" calcext:value-type="float">
            <text:p>45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1" calcext:value-type="float">
            <text:p>45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1284820" calcext:value-type="float">
            <text:p>1284820</text:p>
          </table:table-cell>
          <table:table-cell table:number-columns-repeated="27" office:value-type="float" office:value="452" calcext:value-type="float">
            <text:p>45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52" calcext:value-type="float">
            <text:p>45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52" calcext:value-type="float">
            <text:p>45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52" calcext:value-type="float">
            <text:p>45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2" calcext:value-type="float">
            <text:p>45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52" calcext:value-type="float">
            <text:p>45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52" calcext:value-type="float">
            <text:p>45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52" calcext:value-type="float">
            <text:p>45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52" calcext:value-type="float">
            <text:p>45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2" calcext:value-type="float">
            <text:p>45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1284821" calcext:value-type="float">
            <text:p>1284821</text:p>
          </table:table-cell>
          <table:table-cell table:number-columns-repeated="27" office:value-type="float" office:value="453" calcext:value-type="float">
            <text:p>45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53" calcext:value-type="float">
            <text:p>45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53" calcext:value-type="float">
            <text:p>45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53" calcext:value-type="float">
            <text:p>45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3" calcext:value-type="float">
            <text:p>45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53" calcext:value-type="float">
            <text:p>45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53" calcext:value-type="float">
            <text:p>45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53" calcext:value-type="float">
            <text:p>45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53" calcext:value-type="float">
            <text:p>45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3" calcext:value-type="float">
            <text:p>45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1284822" calcext:value-type="float">
            <text:p>1284822</text:p>
          </table:table-cell>
          <table:table-cell table:number-columns-repeated="27" office:value-type="float" office:value="454" calcext:value-type="float">
            <text:p>45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54" calcext:value-type="float">
            <text:p>45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54" calcext:value-type="float">
            <text:p>45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54" calcext:value-type="float">
            <text:p>45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4" calcext:value-type="float">
            <text:p>45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54" calcext:value-type="float">
            <text:p>45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54" calcext:value-type="float">
            <text:p>45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54" calcext:value-type="float">
            <text:p>45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54" calcext:value-type="float">
            <text:p>45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4" calcext:value-type="float">
            <text:p>45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1284823" calcext:value-type="float">
            <text:p>1284823</text:p>
          </table:table-cell>
          <table:table-cell table:number-columns-repeated="27" office:value-type="float" office:value="455" calcext:value-type="float">
            <text:p>45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55" calcext:value-type="float">
            <text:p>45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55" calcext:value-type="float">
            <text:p>45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55" calcext:value-type="float">
            <text:p>45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5" calcext:value-type="float">
            <text:p>45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55" calcext:value-type="float">
            <text:p>45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55" calcext:value-type="float">
            <text:p>45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55" calcext:value-type="float">
            <text:p>45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55" calcext:value-type="float">
            <text:p>45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5" calcext:value-type="float">
            <text:p>45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284824" calcext:value-type="float">
            <text:p>1284824</text:p>
          </table:table-cell>
          <table:table-cell table:number-columns-repeated="27" office:value-type="float" office:value="456" calcext:value-type="float">
            <text:p>45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56" calcext:value-type="float">
            <text:p>45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56" calcext:value-type="float">
            <text:p>45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56" calcext:value-type="float">
            <text:p>45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6" calcext:value-type="float">
            <text:p>45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56" calcext:value-type="float">
            <text:p>45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56" calcext:value-type="float">
            <text:p>45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56" calcext:value-type="float">
            <text:p>45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56" calcext:value-type="float">
            <text:p>45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6" calcext:value-type="float">
            <text:p>45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1284825" calcext:value-type="float">
            <text:p>1284825</text:p>
          </table:table-cell>
          <table:table-cell table:number-columns-repeated="27" office:value-type="float" office:value="457" calcext:value-type="float">
            <text:p>45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57" calcext:value-type="float">
            <text:p>45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57" calcext:value-type="float">
            <text:p>45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57" calcext:value-type="float">
            <text:p>45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7" calcext:value-type="float">
            <text:p>45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57" calcext:value-type="float">
            <text:p>45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57" calcext:value-type="float">
            <text:p>45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57" calcext:value-type="float">
            <text:p>45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57" calcext:value-type="float">
            <text:p>45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7" calcext:value-type="float">
            <text:p>45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1284826" calcext:value-type="float">
            <text:p>1284826</text:p>
          </table:table-cell>
          <table:table-cell table:number-columns-repeated="27" office:value-type="float" office:value="458" calcext:value-type="float">
            <text:p>45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58" calcext:value-type="float">
            <text:p>45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58" calcext:value-type="float">
            <text:p>45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58" calcext:value-type="float">
            <text:p>45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58" calcext:value-type="float">
            <text:p>45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58" calcext:value-type="float">
            <text:p>45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58" calcext:value-type="float">
            <text:p>45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58" calcext:value-type="float">
            <text:p>45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1284827" calcext:value-type="float">
            <text:p>1284827</text:p>
          </table:table-cell>
          <table:table-cell table:number-columns-repeated="27" office:value-type="float" office:value="459" calcext:value-type="float">
            <text:p>45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59" calcext:value-type="float">
            <text:p>45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59" calcext:value-type="float">
            <text:p>45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59" calcext:value-type="float">
            <text:p>45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9" calcext:value-type="float">
            <text:p>45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59" calcext:value-type="float">
            <text:p>45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59" calcext:value-type="float">
            <text:p>45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59" calcext:value-type="float">
            <text:p>45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59" calcext:value-type="float">
            <text:p>45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9" calcext:value-type="float">
            <text:p>45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1284828" calcext:value-type="float">
            <text:p>1284828</text:p>
          </table:table-cell>
          <table:table-cell table:number-columns-repeated="27" office:value-type="float" office:value="460" calcext:value-type="float">
            <text:p>46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60" calcext:value-type="float">
            <text:p>46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60" calcext:value-type="float">
            <text:p>46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60" calcext:value-type="float">
            <text:p>46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0" calcext:value-type="float">
            <text:p>46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60" calcext:value-type="float">
            <text:p>46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60" calcext:value-type="float">
            <text:p>46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60" calcext:value-type="float">
            <text:p>46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60" calcext:value-type="float">
            <text:p>46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0" calcext:value-type="float">
            <text:p>46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1284829" calcext:value-type="float">
            <text:p>1284829</text:p>
          </table:table-cell>
          <table:table-cell table:number-columns-repeated="27" office:value-type="float" office:value="461" calcext:value-type="float">
            <text:p>46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61" calcext:value-type="float">
            <text:p>46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61" calcext:value-type="float">
            <text:p>46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61" calcext:value-type="float">
            <text:p>46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1" calcext:value-type="float">
            <text:p>46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61" calcext:value-type="float">
            <text:p>46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61" calcext:value-type="float">
            <text:p>46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61" calcext:value-type="float">
            <text:p>46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61" calcext:value-type="float">
            <text:p>46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1" calcext:value-type="float">
            <text:p>46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1284830" calcext:value-type="float">
            <text:p>1284830</text:p>
          </table:table-cell>
          <table:table-cell table:number-columns-repeated="27" office:value-type="float" office:value="462" calcext:value-type="float">
            <text:p>46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62" calcext:value-type="float">
            <text:p>46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62" calcext:value-type="float">
            <text:p>46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62" calcext:value-type="float">
            <text:p>46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2" calcext:value-type="float">
            <text:p>46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62" calcext:value-type="float">
            <text:p>46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62" calcext:value-type="float">
            <text:p>46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62" calcext:value-type="float">
            <text:p>46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62" calcext:value-type="float">
            <text:p>46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2" calcext:value-type="float">
            <text:p>46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1284831" calcext:value-type="float">
            <text:p>1284831</text:p>
          </table:table-cell>
          <table:table-cell table:number-columns-repeated="27" office:value-type="float" office:value="463" calcext:value-type="float">
            <text:p>46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63" calcext:value-type="float">
            <text:p>46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63" calcext:value-type="float">
            <text:p>46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63" calcext:value-type="float">
            <text:p>46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3" calcext:value-type="float">
            <text:p>46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63" calcext:value-type="float">
            <text:p>46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63" calcext:value-type="float">
            <text:p>46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63" calcext:value-type="float">
            <text:p>46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63" calcext:value-type="float">
            <text:p>46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3" calcext:value-type="float">
            <text:p>46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1284832" calcext:value-type="float">
            <text:p>1284832</text:p>
          </table:table-cell>
          <table:table-cell table:number-columns-repeated="27" office:value-type="float" office:value="464" calcext:value-type="float">
            <text:p>46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64" calcext:value-type="float">
            <text:p>46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64" calcext:value-type="float">
            <text:p>46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64" calcext:value-type="float">
            <text:p>46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4" calcext:value-type="float">
            <text:p>46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64" calcext:value-type="float">
            <text:p>46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64" calcext:value-type="float">
            <text:p>46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64" calcext:value-type="float">
            <text:p>46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64" calcext:value-type="float">
            <text:p>46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4" calcext:value-type="float">
            <text:p>46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284833" calcext:value-type="float">
            <text:p>1284833</text:p>
          </table:table-cell>
          <table:table-cell table:number-columns-repeated="27" office:value-type="float" office:value="465" calcext:value-type="float">
            <text:p>46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65" calcext:value-type="float">
            <text:p>46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65" calcext:value-type="float">
            <text:p>46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65" calcext:value-type="float">
            <text:p>46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5" calcext:value-type="float">
            <text:p>46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65" calcext:value-type="float">
            <text:p>46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65" calcext:value-type="float">
            <text:p>46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65" calcext:value-type="float">
            <text:p>46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65" calcext:value-type="float">
            <text:p>46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5" calcext:value-type="float">
            <text:p>46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1284834" calcext:value-type="float">
            <text:p>1284834</text:p>
          </table:table-cell>
          <table:table-cell table:number-columns-repeated="27" office:value-type="float" office:value="466" calcext:value-type="float">
            <text:p>46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66" calcext:value-type="float">
            <text:p>46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66" calcext:value-type="float">
            <text:p>46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66" calcext:value-type="float">
            <text:p>46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6" calcext:value-type="float">
            <text:p>46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66" calcext:value-type="float">
            <text:p>46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66" calcext:value-type="float">
            <text:p>46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66" calcext:value-type="float">
            <text:p>46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66" calcext:value-type="float">
            <text:p>46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6" calcext:value-type="float">
            <text:p>46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1284835" calcext:value-type="float">
            <text:p>1284835</text:p>
          </table:table-cell>
          <table:table-cell table:number-columns-repeated="27" office:value-type="float" office:value="467" calcext:value-type="float">
            <text:p>46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67" calcext:value-type="float">
            <text:p>46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67" calcext:value-type="float">
            <text:p>46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67" calcext:value-type="float">
            <text:p>46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7" calcext:value-type="float">
            <text:p>46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67" calcext:value-type="float">
            <text:p>46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67" calcext:value-type="float">
            <text:p>46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67" calcext:value-type="float">
            <text:p>46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67" calcext:value-type="float">
            <text:p>46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7" calcext:value-type="float">
            <text:p>46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1284836" calcext:value-type="float">
            <text:p>1284836</text:p>
          </table:table-cell>
          <table:table-cell table:number-columns-repeated="27" office:value-type="float" office:value="468" calcext:value-type="float">
            <text:p>46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68" calcext:value-type="float">
            <text:p>46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68" calcext:value-type="float">
            <text:p>46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68" calcext:value-type="float">
            <text:p>46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8" calcext:value-type="float">
            <text:p>46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68" calcext:value-type="float">
            <text:p>46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68" calcext:value-type="float">
            <text:p>46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68" calcext:value-type="float">
            <text:p>46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68" calcext:value-type="float">
            <text:p>46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8" calcext:value-type="float">
            <text:p>46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284837" calcext:value-type="float">
            <text:p>1284837</text:p>
          </table:table-cell>
          <table:table-cell table:number-columns-repeated="27" office:value-type="float" office:value="469" calcext:value-type="float">
            <text:p>46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69" calcext:value-type="float">
            <text:p>46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69" calcext:value-type="float">
            <text:p>46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69" calcext:value-type="float">
            <text:p>46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9" calcext:value-type="float">
            <text:p>46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69" calcext:value-type="float">
            <text:p>46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69" calcext:value-type="float">
            <text:p>46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69" calcext:value-type="float">
            <text:p>46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69" calcext:value-type="float">
            <text:p>46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9" calcext:value-type="float">
            <text:p>46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1284838" calcext:value-type="float">
            <text:p>1284838</text:p>
          </table:table-cell>
          <table:table-cell table:number-columns-repeated="27" office:value-type="float" office:value="470" calcext:value-type="float">
            <text:p>47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70" calcext:value-type="float">
            <text:p>47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70" calcext:value-type="float">
            <text:p>47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70" calcext:value-type="float">
            <text:p>47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0" calcext:value-type="float">
            <text:p>47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70" calcext:value-type="float">
            <text:p>47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70" calcext:value-type="float">
            <text:p>47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70" calcext:value-type="float">
            <text:p>47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70" calcext:value-type="float">
            <text:p>47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0" calcext:value-type="float">
            <text:p>47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1284839" calcext:value-type="float">
            <text:p>1284839</text:p>
          </table:table-cell>
          <table:table-cell table:number-columns-repeated="27" office:value-type="float" office:value="471" calcext:value-type="float">
            <text:p>47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71" calcext:value-type="float">
            <text:p>47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71" calcext:value-type="float">
            <text:p>47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71" calcext:value-type="float">
            <text:p>47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1" calcext:value-type="float">
            <text:p>47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71" calcext:value-type="float">
            <text:p>47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71" calcext:value-type="float">
            <text:p>47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71" calcext:value-type="float">
            <text:p>47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71" calcext:value-type="float">
            <text:p>47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1" calcext:value-type="float">
            <text:p>47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1284840" calcext:value-type="float">
            <text:p>1284840</text:p>
          </table:table-cell>
          <table:table-cell table:number-columns-repeated="27" office:value-type="float" office:value="472" calcext:value-type="float">
            <text:p>47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72" calcext:value-type="float">
            <text:p>47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72" calcext:value-type="float">
            <text:p>47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72" calcext:value-type="float">
            <text:p>47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2" calcext:value-type="float">
            <text:p>47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72" calcext:value-type="float">
            <text:p>47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72" calcext:value-type="float">
            <text:p>47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72" calcext:value-type="float">
            <text:p>47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72" calcext:value-type="float">
            <text:p>47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2" calcext:value-type="float">
            <text:p>47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284841" calcext:value-type="float">
            <text:p>1284841</text:p>
          </table:table-cell>
          <table:table-cell table:number-columns-repeated="27" office:value-type="float" office:value="473" calcext:value-type="float">
            <text:p>47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73" calcext:value-type="float">
            <text:p>47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73" calcext:value-type="float">
            <text:p>47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73" calcext:value-type="float">
            <text:p>47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3" calcext:value-type="float">
            <text:p>47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73" calcext:value-type="float">
            <text:p>47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73" calcext:value-type="float">
            <text:p>47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73" calcext:value-type="float">
            <text:p>47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73" calcext:value-type="float">
            <text:p>47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3" calcext:value-type="float">
            <text:p>47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1284842" calcext:value-type="float">
            <text:p>1284842</text:p>
          </table:table-cell>
          <table:table-cell table:number-columns-repeated="27" office:value-type="float" office:value="474" calcext:value-type="float">
            <text:p>47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74" calcext:value-type="float">
            <text:p>47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74" calcext:value-type="float">
            <text:p>47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74" calcext:value-type="float">
            <text:p>47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4" calcext:value-type="float">
            <text:p>47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74" calcext:value-type="float">
            <text:p>47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74" calcext:value-type="float">
            <text:p>47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74" calcext:value-type="float">
            <text:p>47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74" calcext:value-type="float">
            <text:p>47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4" calcext:value-type="float">
            <text:p>47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1284843" calcext:value-type="float">
            <text:p>1284843</text:p>
          </table:table-cell>
          <table:table-cell table:number-columns-repeated="27" office:value-type="float" office:value="475" calcext:value-type="float">
            <text:p>47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75" calcext:value-type="float">
            <text:p>47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75" calcext:value-type="float">
            <text:p>47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75" calcext:value-type="float">
            <text:p>47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5" calcext:value-type="float">
            <text:p>47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75" calcext:value-type="float">
            <text:p>47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75" calcext:value-type="float">
            <text:p>47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75" calcext:value-type="float">
            <text:p>47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75" calcext:value-type="float">
            <text:p>47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5" calcext:value-type="float">
            <text:p>47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1284844" calcext:value-type="float">
            <text:p>1284844</text:p>
          </table:table-cell>
          <table:table-cell table:number-columns-repeated="27" office:value-type="float" office:value="476" calcext:value-type="float">
            <text:p>47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76" calcext:value-type="float">
            <text:p>47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76" calcext:value-type="float">
            <text:p>47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76" calcext:value-type="float">
            <text:p>47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6" calcext:value-type="float">
            <text:p>47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76" calcext:value-type="float">
            <text:p>47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76" calcext:value-type="float">
            <text:p>47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76" calcext:value-type="float">
            <text:p>47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76" calcext:value-type="float">
            <text:p>47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6" calcext:value-type="float">
            <text:p>47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284845" calcext:value-type="float">
            <text:p>1284845</text:p>
          </table:table-cell>
          <table:table-cell table:number-columns-repeated="27" office:value-type="float" office:value="477" calcext:value-type="float">
            <text:p>47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77" calcext:value-type="float">
            <text:p>47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77" calcext:value-type="float">
            <text:p>47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77" calcext:value-type="float">
            <text:p>47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7" calcext:value-type="float">
            <text:p>47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77" calcext:value-type="float">
            <text:p>47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77" calcext:value-type="float">
            <text:p>47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77" calcext:value-type="float">
            <text:p>47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77" calcext:value-type="float">
            <text:p>47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7" calcext:value-type="float">
            <text:p>47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1284846" calcext:value-type="float">
            <text:p>1284846</text:p>
          </table:table-cell>
          <table:table-cell table:number-columns-repeated="27" office:value-type="float" office:value="478" calcext:value-type="float">
            <text:p>47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78" calcext:value-type="float">
            <text:p>47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78" calcext:value-type="float">
            <text:p>47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78" calcext:value-type="float">
            <text:p>47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8" calcext:value-type="float">
            <text:p>47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78" calcext:value-type="float">
            <text:p>47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78" calcext:value-type="float">
            <text:p>47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78" calcext:value-type="float">
            <text:p>47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78" calcext:value-type="float">
            <text:p>47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8" calcext:value-type="float">
            <text:p>47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1284847" calcext:value-type="float">
            <text:p>1284847</text:p>
          </table:table-cell>
          <table:table-cell table:number-columns-repeated="27" office:value-type="float" office:value="479" calcext:value-type="float">
            <text:p>47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79" calcext:value-type="float">
            <text:p>47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79" calcext:value-type="float">
            <text:p>47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79" calcext:value-type="float">
            <text:p>47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9" calcext:value-type="float">
            <text:p>47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79" calcext:value-type="float">
            <text:p>47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79" calcext:value-type="float">
            <text:p>47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79" calcext:value-type="float">
            <text:p>47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79" calcext:value-type="float">
            <text:p>47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9" calcext:value-type="float">
            <text:p>47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1284848" calcext:value-type="float">
            <text:p>1284848</text:p>
          </table:table-cell>
          <table:table-cell table:number-columns-repeated="27" office:value-type="float" office:value="480" calcext:value-type="float">
            <text:p>48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80" calcext:value-type="float">
            <text:p>48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80" calcext:value-type="float">
            <text:p>48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80" calcext:value-type="float">
            <text:p>48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0" calcext:value-type="float">
            <text:p>48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80" calcext:value-type="float">
            <text:p>48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80" calcext:value-type="float">
            <text:p>48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80" calcext:value-type="float">
            <text:p>48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80" calcext:value-type="float">
            <text:p>48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0" calcext:value-type="float">
            <text:p>48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284849" calcext:value-type="float">
            <text:p>1284849</text:p>
          </table:table-cell>
          <table:table-cell table:number-columns-repeated="27" office:value-type="float" office:value="481" calcext:value-type="float">
            <text:p>48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81" calcext:value-type="float">
            <text:p>48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81" calcext:value-type="float">
            <text:p>48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81" calcext:value-type="float">
            <text:p>48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1" calcext:value-type="float">
            <text:p>48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81" calcext:value-type="float">
            <text:p>48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81" calcext:value-type="float">
            <text:p>48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81" calcext:value-type="float">
            <text:p>48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81" calcext:value-type="float">
            <text:p>48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1" calcext:value-type="float">
            <text:p>48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1284850" calcext:value-type="float">
            <text:p>1284850</text:p>
          </table:table-cell>
          <table:table-cell table:number-columns-repeated="27" office:value-type="float" office:value="482" calcext:value-type="float">
            <text:p>48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82" calcext:value-type="float">
            <text:p>48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82" calcext:value-type="float">
            <text:p>48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82" calcext:value-type="float">
            <text:p>48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2" calcext:value-type="float">
            <text:p>48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82" calcext:value-type="float">
            <text:p>48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82" calcext:value-type="float">
            <text:p>48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82" calcext:value-type="float">
            <text:p>48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82" calcext:value-type="float">
            <text:p>48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2" calcext:value-type="float">
            <text:p>48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1284851" calcext:value-type="float">
            <text:p>1284851</text:p>
          </table:table-cell>
          <table:table-cell table:number-columns-repeated="27" office:value-type="float" office:value="483" calcext:value-type="float">
            <text:p>48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83" calcext:value-type="float">
            <text:p>48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83" calcext:value-type="float">
            <text:p>48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83" calcext:value-type="float">
            <text:p>48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3" calcext:value-type="float">
            <text:p>48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83" calcext:value-type="float">
            <text:p>48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83" calcext:value-type="float">
            <text:p>48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83" calcext:value-type="float">
            <text:p>48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83" calcext:value-type="float">
            <text:p>48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3" calcext:value-type="float">
            <text:p>48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1284852" calcext:value-type="float">
            <text:p>1284852</text:p>
          </table:table-cell>
          <table:table-cell table:number-columns-repeated="27" office:value-type="float" office:value="484" calcext:value-type="float">
            <text:p>48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84" calcext:value-type="float">
            <text:p>48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84" calcext:value-type="float">
            <text:p>48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84" calcext:value-type="float">
            <text:p>48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4" calcext:value-type="float">
            <text:p>48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84" calcext:value-type="float">
            <text:p>48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84" calcext:value-type="float">
            <text:p>48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84" calcext:value-type="float">
            <text:p>48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84" calcext:value-type="float">
            <text:p>48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4" calcext:value-type="float">
            <text:p>48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284853" calcext:value-type="float">
            <text:p>1284853</text:p>
          </table:table-cell>
          <table:table-cell table:number-columns-repeated="27" office:value-type="float" office:value="485" calcext:value-type="float">
            <text:p>48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85" calcext:value-type="float">
            <text:p>48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85" calcext:value-type="float">
            <text:p>48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85" calcext:value-type="float">
            <text:p>48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5" calcext:value-type="float">
            <text:p>48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85" calcext:value-type="float">
            <text:p>48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85" calcext:value-type="float">
            <text:p>48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85" calcext:value-type="float">
            <text:p>48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85" calcext:value-type="float">
            <text:p>48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5" calcext:value-type="float">
            <text:p>48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1284854" calcext:value-type="float">
            <text:p>1284854</text:p>
          </table:table-cell>
          <table:table-cell table:number-columns-repeated="27" office:value-type="float" office:value="486" calcext:value-type="float">
            <text:p>48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86" calcext:value-type="float">
            <text:p>48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86" calcext:value-type="float">
            <text:p>48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86" calcext:value-type="float">
            <text:p>48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6" calcext:value-type="float">
            <text:p>48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86" calcext:value-type="float">
            <text:p>48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86" calcext:value-type="float">
            <text:p>48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86" calcext:value-type="float">
            <text:p>48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86" calcext:value-type="float">
            <text:p>48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6" calcext:value-type="float">
            <text:p>48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1284855" calcext:value-type="float">
            <text:p>1284855</text:p>
          </table:table-cell>
          <table:table-cell table:number-columns-repeated="27" office:value-type="float" office:value="487" calcext:value-type="float">
            <text:p>48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87" calcext:value-type="float">
            <text:p>48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87" calcext:value-type="float">
            <text:p>48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87" calcext:value-type="float">
            <text:p>48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7" calcext:value-type="float">
            <text:p>48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87" calcext:value-type="float">
            <text:p>48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87" calcext:value-type="float">
            <text:p>48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87" calcext:value-type="float">
            <text:p>48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87" calcext:value-type="float">
            <text:p>48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7" calcext:value-type="float">
            <text:p>48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1284856" calcext:value-type="float">
            <text:p>1284856</text:p>
          </table:table-cell>
          <table:table-cell table:number-columns-repeated="27" office:value-type="float" office:value="488" calcext:value-type="float">
            <text:p>48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88" calcext:value-type="float">
            <text:p>48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88" calcext:value-type="float">
            <text:p>48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88" calcext:value-type="float">
            <text:p>48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8" calcext:value-type="float">
            <text:p>48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88" calcext:value-type="float">
            <text:p>48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88" calcext:value-type="float">
            <text:p>48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88" calcext:value-type="float">
            <text:p>48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88" calcext:value-type="float">
            <text:p>48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8" calcext:value-type="float">
            <text:p>48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284857" calcext:value-type="float">
            <text:p>1284857</text:p>
          </table:table-cell>
          <table:table-cell table:number-columns-repeated="27" office:value-type="float" office:value="489" calcext:value-type="float">
            <text:p>48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89" calcext:value-type="float">
            <text:p>48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89" calcext:value-type="float">
            <text:p>48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89" calcext:value-type="float">
            <text:p>48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9" calcext:value-type="float">
            <text:p>48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89" calcext:value-type="float">
            <text:p>48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89" calcext:value-type="float">
            <text:p>48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89" calcext:value-type="float">
            <text:p>48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89" calcext:value-type="float">
            <text:p>48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9" calcext:value-type="float">
            <text:p>48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1284858" calcext:value-type="float">
            <text:p>1284858</text:p>
          </table:table-cell>
          <table:table-cell table:number-columns-repeated="27" office:value-type="float" office:value="490" calcext:value-type="float">
            <text:p>49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90" calcext:value-type="float">
            <text:p>49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90" calcext:value-type="float">
            <text:p>49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90" calcext:value-type="float">
            <text:p>49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0" calcext:value-type="float">
            <text:p>49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90" calcext:value-type="float">
            <text:p>49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90" calcext:value-type="float">
            <text:p>49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90" calcext:value-type="float">
            <text:p>49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90" calcext:value-type="float">
            <text:p>49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0" calcext:value-type="float">
            <text:p>49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1284859" calcext:value-type="float">
            <text:p>1284859</text:p>
          </table:table-cell>
          <table:table-cell table:number-columns-repeated="27" office:value-type="float" office:value="491" calcext:value-type="float">
            <text:p>49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91" calcext:value-type="float">
            <text:p>49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91" calcext:value-type="float">
            <text:p>49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91" calcext:value-type="float">
            <text:p>49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1" calcext:value-type="float">
            <text:p>49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91" calcext:value-type="float">
            <text:p>49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91" calcext:value-type="float">
            <text:p>49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91" calcext:value-type="float">
            <text:p>49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91" calcext:value-type="float">
            <text:p>49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1" calcext:value-type="float">
            <text:p>49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1284860" calcext:value-type="float">
            <text:p>1284860</text:p>
          </table:table-cell>
          <table:table-cell table:number-columns-repeated="27" office:value-type="float" office:value="492" calcext:value-type="float">
            <text:p>49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92" calcext:value-type="float">
            <text:p>49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92" calcext:value-type="float">
            <text:p>49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92" calcext:value-type="float">
            <text:p>49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92" calcext:value-type="float">
            <text:p>49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92" calcext:value-type="float">
            <text:p>49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92" calcext:value-type="float">
            <text:p>49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92" calcext:value-type="float">
            <text:p>49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284861" calcext:value-type="float">
            <text:p>1284861</text:p>
          </table:table-cell>
          <table:table-cell table:number-columns-repeated="27" office:value-type="float" office:value="493" calcext:value-type="float">
            <text:p>49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93" calcext:value-type="float">
            <text:p>49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93" calcext:value-type="float">
            <text:p>49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93" calcext:value-type="float">
            <text:p>49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3" calcext:value-type="float">
            <text:p>49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93" calcext:value-type="float">
            <text:p>49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93" calcext:value-type="float">
            <text:p>49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93" calcext:value-type="float">
            <text:p>49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93" calcext:value-type="float">
            <text:p>49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3" calcext:value-type="float">
            <text:p>49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1284862" calcext:value-type="float">
            <text:p>1284862</text:p>
          </table:table-cell>
          <table:table-cell table:number-columns-repeated="27" office:value-type="float" office:value="494" calcext:value-type="float">
            <text:p>49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94" calcext:value-type="float">
            <text:p>49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94" calcext:value-type="float">
            <text:p>49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94" calcext:value-type="float">
            <text:p>49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4" calcext:value-type="float">
            <text:p>49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94" calcext:value-type="float">
            <text:p>49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94" calcext:value-type="float">
            <text:p>49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94" calcext:value-type="float">
            <text:p>49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94" calcext:value-type="float">
            <text:p>49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4" calcext:value-type="float">
            <text:p>49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1284863" calcext:value-type="float">
            <text:p>1284863</text:p>
          </table:table-cell>
          <table:table-cell table:number-columns-repeated="27" office:value-type="float" office:value="495" calcext:value-type="float">
            <text:p>49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95" calcext:value-type="float">
            <text:p>49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95" calcext:value-type="float">
            <text:p>49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95" calcext:value-type="float">
            <text:p>49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95" calcext:value-type="float">
            <text:p>49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95" calcext:value-type="float">
            <text:p>49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95" calcext:value-type="float">
            <text:p>49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95" calcext:value-type="float">
            <text:p>49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284864" calcext:value-type="float">
            <text:p>1284864</text:p>
          </table:table-cell>
          <table:table-cell table:number-columns-repeated="27" office:value-type="float" office:value="496" calcext:value-type="float">
            <text:p>49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96" calcext:value-type="float">
            <text:p>49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96" calcext:value-type="float">
            <text:p>49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96" calcext:value-type="float">
            <text:p>49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6" calcext:value-type="float">
            <text:p>49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96" calcext:value-type="float">
            <text:p>49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96" calcext:value-type="float">
            <text:p>49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96" calcext:value-type="float">
            <text:p>49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96" calcext:value-type="float">
            <text:p>49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6" calcext:value-type="float">
            <text:p>49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284865" calcext:value-type="float">
            <text:p>1284865</text:p>
          </table:table-cell>
          <table:table-cell table:number-columns-repeated="27" office:value-type="float" office:value="497" calcext:value-type="float">
            <text:p>49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97" calcext:value-type="float">
            <text:p>49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97" calcext:value-type="float">
            <text:p>49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97" calcext:value-type="float">
            <text:p>49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7" calcext:value-type="float">
            <text:p>49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97" calcext:value-type="float">
            <text:p>49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97" calcext:value-type="float">
            <text:p>49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97" calcext:value-type="float">
            <text:p>49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97" calcext:value-type="float">
            <text:p>49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7" calcext:value-type="float">
            <text:p>49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1284866" calcext:value-type="float">
            <text:p>1284866</text:p>
          </table:table-cell>
          <table:table-cell table:number-columns-repeated="27" office:value-type="float" office:value="498" calcext:value-type="float">
            <text:p>49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98" calcext:value-type="float">
            <text:p>49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98" calcext:value-type="float">
            <text:p>49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98" calcext:value-type="float">
            <text:p>49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8" calcext:value-type="float">
            <text:p>49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98" calcext:value-type="float">
            <text:p>49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98" calcext:value-type="float">
            <text:p>49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98" calcext:value-type="float">
            <text:p>49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98" calcext:value-type="float">
            <text:p>49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8" calcext:value-type="float">
            <text:p>49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1284867" calcext:value-type="float">
            <text:p>1284867</text:p>
          </table:table-cell>
          <table:table-cell table:number-columns-repeated="27" office:value-type="float" office:value="499" calcext:value-type="float">
            <text:p>49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99" calcext:value-type="float">
            <text:p>49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99" calcext:value-type="float">
            <text:p>49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99" calcext:value-type="float">
            <text:p>49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9" calcext:value-type="float">
            <text:p>49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99" calcext:value-type="float">
            <text:p>49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99" calcext:value-type="float">
            <text:p>49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99" calcext:value-type="float">
            <text:p>49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99" calcext:value-type="float">
            <text:p>49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9" calcext:value-type="float">
            <text:p>49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284868" calcext:value-type="float">
            <text:p>1284868</text:p>
          </table:table-cell>
          <table:table-cell table:number-columns-repeated="27" office:value-type="float" office:value="500" calcext:value-type="float">
            <text:p>50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500" calcext:value-type="float">
            <text:p>5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500" calcext:value-type="float">
            <text:p>50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500" calcext:value-type="float">
            <text:p>50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500" calcext:value-type="float">
            <text:p>50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500" calcext:value-type="float">
            <text:p>50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500" calcext:value-type="float">
            <text:p>50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500" calcext:value-type="float">
            <text:p>50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500" calcext:value-type="float">
            <text:p>500</text:p>
          </table:table-cell>
        </table:table-row>
      </table:table>
      <table:table table:name="Bins" table:style-name="ta1">
        <table:table-column table:style-name="co1" table:default-cell-style-name="ce3"/>
        <table:table-column table:style-name="co1" table:number-columns-repeated="186" table:default-cell-style-name="Default"/>
        <table:table-row table:style-name="ro1">
          <table:table-cell office:value-type="float" office:value="261786" calcext:value-type="float">
            <text:p>261786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string" calcext:value-type="string">
            <text:p>ERS1234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string" calcext:value-type="string">
            <text:p>contigs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ny fragments with little to no review of assembly other than reporting of standard assembly statistics</text:p>
          </table:table-cell>
          <table:table-cell office:value-type="string" calcext:value-type="string">
            <text:p>bacteria_archaea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" calcext:value-type="float">
            <text:p>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" calcext:value-type="float">
            <text:p>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" calcext:value-type="float">
            <text:p>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" calcext:value-type="float">
            <text:p>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" calcext:value-type="float">
            <text:p>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8T10:32:01.473087433</meta:creation-date>
    <dc:date>2025-03-24T08:09:57.379351128</dc:date>
    <meta:editing-duration>P5DT14H20M43S</meta:editing-duration>
    <meta:editing-cycles>4</meta:editing-cycles>
    <meta:generator>LibreOffice/7.3.7.2$Linux_X86_64 LibreOffice_project/30$Build-2</meta:generator>
    <meta:document-statistic meta:table-count="2" meta:cell-count="93687" meta:object-count="0"/>
  </office:meta>
</office:document-meta>
</file>